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092cm" style:rel-width="96%" fo:margin-top="0cm" fo:margin-bottom="0.199cm" fo:break-before="page" table:align="center"/>
    </style:style>
    <style:style style:name="Table1.A" style:family="table-column">
      <style:table-column-properties style:column-width="5.031cm" style:rel-column-width="23*"/>
    </style:style>
    <style:style style:name="Table1.A1" style:family="table-cell">
      <style:table-cell-properties style:vertical-align="middle" fo:padding="0.159cm" fo:border-left="0.05pt solid #000000" fo:border-right="none" fo:border-top="0.05pt solid #000000" fo:border-bottom="0.05pt solid #000000" style:writing-mode="lr-tb"/>
    </style:style>
    <style:style style:name="Table1.B1" style:family="table-cell">
      <style:table-cell-properties fo:padding="0.159cm" fo:border-left="0.05pt solid #000000" fo:border-right="none" fo:border-top="0.05pt solid #000000" fo:border-bottom="0.05pt solid #000000"/>
    </style:style>
    <style:style style:name="Table1.C1" style:family="table-cell">
      <style:table-cell-properties fo:padding="0.159cm" fo:border="0.05pt solid #000000"/>
    </style:style>
    <style:style style:name="Table1.A2" style:family="table-cell">
      <style:table-cell-properties style:vertical-align="top" fo:padding="0.159cm" fo:border-left="0.05pt solid #000000" fo:border-right="none" fo:border-top="none" fo:border-bottom="0.05pt solid #000000"/>
    </style:style>
    <style:style style:name="Table1.B2" style:family="table-cell">
      <style:table-cell-properties style:vertical-align="top" fo:padding="0.159cm" fo:border-left="0.05pt solid #000000" fo:border-right="none" fo:border-top="none" fo:border-bottom="0.05pt solid #000000"/>
    </style:style>
    <style:style style:name="Table1.C2" style:family="table-cell">
      <style:table-cell-properties style:vertical-align="top" fo:padding="0.159cm" fo:border-left="0.05pt solid #000000" fo:border-right="0.05pt solid #000000" fo:border-top="none" fo:border-bottom="0.05pt solid #000000"/>
    </style:style>
    <style:style style:name="Table1.A3" style:family="table-cell">
      <style:table-cell-properties style:vertical-align="top" fo:padding="0.159cm" fo:border-left="0.05pt solid #000000" fo:border-right="none" fo:border-top="none" fo:border-bottom="0.05pt solid #000000"/>
    </style:style>
    <style:style style:name="Table1.B3" style:family="table-cell">
      <style:table-cell-properties style:vertical-align="top" fo:padding="0.159cm" fo:border-left="0.05pt solid #000000" fo:border-right="none" fo:border-top="none" fo:border-bottom="0.05pt solid #000000"/>
    </style:style>
    <style:style style:name="Table1.C3" style:family="table-cell">
      <style:table-cell-properties style:vertical-align="top" fo:padding="0.159cm" fo:border-left="0.05pt solid #000000" fo:border-right="0.05pt solid #000000" fo:border-top="none" fo:border-bottom="0.05pt solid #000000"/>
    </style:style>
    <style:style style:name="Table1.A4" style:family="table-cell">
      <style:table-cell-properties style:vertical-align="top" fo:padding="0.159cm" fo:border-left="0.05pt solid #000000" fo:border-right="none" fo:border-top="none" fo:border-bottom="0.05pt solid #000000"/>
    </style:style>
    <style:style style:name="Table1.B4" style:family="table-cell">
      <style:table-cell-properties style:vertical-align="top" fo:padding="0.159cm" fo:border-left="0.05pt solid #000000" fo:border-right="none" fo:border-top="none" fo:border-bottom="0.05pt solid #000000"/>
    </style:style>
    <style:style style:name="Table1.C4" style:family="table-cell">
      <style:table-cell-properties style:vertical-align="top" fo:padding="0.159cm" fo:border-left="0.05pt solid #000000" fo:border-right="0.05pt solid #000000" fo:border-top="none" fo:border-bottom="0.05pt solid #000000"/>
    </style:style>
    <style:style style:name="Table1.A5" style:family="table-cell">
      <style:table-cell-properties style:vertical-align="top" fo:padding="0.159cm" fo:border-left="0.05pt solid #000000" fo:border-right="none" fo:border-top="none" fo:border-bottom="0.05pt solid #000000"/>
    </style:style>
    <style:style style:name="Table1.B5" style:family="table-cell">
      <style:table-cell-properties style:vertical-align="top" fo:padding="0.159cm" fo:border-left="0.05pt solid #000000" fo:border-right="none" fo:border-top="none" fo:border-bottom="0.05pt solid #000000"/>
    </style:style>
    <style:style style:name="Table1.C5" style:family="table-cell">
      <style:table-cell-properties style:vertical-align="top" fo:padding="0.159cm" fo:border-left="0.05pt solid #000000" fo:border-right="0.05pt solid #000000" fo:border-top="none" fo:border-bottom="0.05pt solid #000000"/>
    </style:style>
    <style:style style:name="Table1.A6" style:family="table-cell">
      <style:table-cell-properties style:vertical-align="top" fo:padding="0.159cm" fo:border-left="0.05pt solid #000000" fo:border-right="none" fo:border-top="none" fo:border-bottom="0.05pt solid #000000"/>
    </style:style>
    <style:style style:name="Table1.B6" style:family="table-cell">
      <style:table-cell-properties style:vertical-align="top" fo:padding="0.159cm" fo:border-left="0.05pt solid #000000" fo:border-right="none" fo:border-top="none" fo:border-bottom="0.05pt solid #000000"/>
    </style:style>
    <style:style style:name="Table1.C6" style:family="table-cell">
      <style:table-cell-properties style:vertical-align="top" fo:padding="0.159cm" fo:border-left="0.05pt solid #000000" fo:border-right="0.05pt solid #000000" fo:border-top="none" fo:border-bottom="0.05pt solid #000000"/>
    </style:style>
    <style:style style:name="Table1.A7" style:family="table-cell">
      <style:table-cell-properties style:vertical-align="top" fo:padding="0.159cm" fo:border-left="0.05pt solid #000000" fo:border-right="none" fo:border-top="none" fo:border-bottom="0.05pt solid #000000"/>
    </style:style>
    <style:style style:name="Table1.B7" style:family="table-cell">
      <style:table-cell-properties style:vertical-align="top" fo:padding="0.159cm" fo:border-left="0.05pt solid #000000" fo:border-right="none" fo:border-top="none" fo:border-bottom="0.05pt solid #000000"/>
    </style:style>
    <style:style style:name="Table1.C7" style:family="table-cell">
      <style:table-cell-properties style:vertical-align="top" fo:padding="0.159cm" fo:border-left="0.05pt solid #000000" fo:border-right="0.05pt solid #000000" fo:border-top="none" fo:border-bottom="0.05pt solid #000000"/>
    </style:style>
    <style:style style:name="Table1.A8" style:family="table-cell">
      <style:table-cell-properties fo:padding="0.159cm" fo:border-left="0.05pt solid #000000" fo:border-right="none" fo:border-top="none" fo:border-bottom="0.05pt solid #000000"/>
    </style:style>
    <style:style style:name="Table1.B8" style:family="table-cell">
      <style:table-cell-properties fo:padding="0.159cm" fo:border-left="0.05pt solid #000000" fo:border-right="none" fo:border-top="none" fo:border-bottom="0.05pt solid #000000"/>
    </style:style>
    <style:style style:name="Table1.C8" style:family="table-cell">
      <style:table-cell-properties fo:padding="0.159cm" fo:border-left="0.05pt solid #000000" fo:border-right="0.05pt solid #000000" fo:border-top="none" fo:border-bottom="0.05pt solid #000000"/>
    </style:style>
    <style:style style:name="Table2" style:family="table">
      <style:table-properties style:width="15.092cm" style:rel-width="96%" fo:margin-top="0cm" fo:margin-bottom="0.199cm" fo:break-before="page" table:align="center"/>
    </style:style>
    <style:style style:name="Table2.A" style:family="table-column">
      <style:table-column-properties style:column-width="5.031cm" style:rel-column-width="23*"/>
    </style:style>
    <style:style style:name="Table2.A1" style:family="table-cell">
      <style:table-cell-properties fo:padding="0.159cm" fo:border-left="0.05pt solid #000000" fo:border-right="none" fo:border-top="0.05pt solid #000000" fo:border-bottom="0.05pt solid #000000"/>
    </style:style>
    <style:style style:name="Table2.C1" style:family="table-cell">
      <style:table-cell-properties fo:padding="0.159cm" fo:border="0.05pt solid #000000"/>
    </style:style>
    <style:style style:name="Table2.A2" style:family="table-cell">
      <style:table-cell-properties style:vertical-align="top" fo:padding="0.159cm" fo:border-left="0.05pt solid #000000" fo:border-right="none" fo:border-top="none" fo:border-bottom="0.05pt solid #000000"/>
    </style:style>
    <style:style style:name="Table2.C2" style:family="table-cell">
      <style:table-cell-properties style:vertical-align="top" fo:padding="0.159cm" fo:border-left="0.05pt solid #000000" fo:border-right="0.05pt solid #000000" fo:border-top="none" fo:border-bottom="0.05pt solid #000000"/>
    </style:style>
    <style:style style:name="Table2.A15" style:family="table-cell">
      <style:table-cell-properties fo:padding="0.159cm" fo:border-left="0.05pt solid #000000" fo:border-right="none" fo:border-top="none" fo:border-bottom="0.05pt solid #000000"/>
    </style:style>
    <style:style style:name="Table2.B15" style:family="table-cell">
      <style:table-cell-properties fo:padding="0.159cm" fo:border-left="0.05pt solid #000000" fo:border-right="none" fo:border-top="none" fo:border-bottom="0.05pt solid #000000"/>
    </style:style>
    <style:style style:name="Table2.C15" style:family="table-cell">
      <style:table-cell-properties fo:padding="0.159cm" fo:border-left="0.05pt solid #000000" fo:border-right="0.05pt solid #000000" fo:border-top="none" fo:border-bottom="0.05pt solid #000000"/>
    </style:style>
    <style:style style:name="Table3" style:family="table">
      <style:table-properties style:width="15.081cm" fo:margin-left="0.314cm" fo:margin-top="0cm" fo:margin-bottom="0.199cm" fo:break-before="page" table:align="left"/>
    </style:style>
    <style:style style:name="Table3.A" style:family="table-column">
      <style:table-column-properties style:column-width="2.09cm"/>
    </style:style>
    <style:style style:name="Table3.B" style:family="table-column">
      <style:table-column-properties style:column-width="4.101cm"/>
    </style:style>
    <style:style style:name="Table3.C" style:family="table-column">
      <style:table-column-properties style:column-width="8.89cm"/>
    </style:style>
    <style:style style:name="Table3.A1" style:family="table-cell">
      <style:table-cell-properties fo:padding="0.159cm" fo:border-left="0.05pt solid #000000" fo:border-right="none" fo:border-top="0.05pt solid #000000" fo:border-bottom="0.05pt solid #000000"/>
    </style:style>
    <style:style style:name="Table3.C1" style:family="table-cell">
      <style:table-cell-properties fo:padding="0.159cm" fo:border="0.05pt solid #000000"/>
    </style:style>
    <style:style style:name="Table3.A2" style:family="table-cell">
      <style:table-cell-properties style:vertical-align="top" fo:padding="0.159cm" fo:border-left="0.05pt solid #000000" fo:border-right="none" fo:border-top="none" fo:border-bottom="0.05pt solid #000000"/>
    </style:style>
    <style:style style:name="Table3.C2" style:family="table-cell">
      <style:table-cell-properties style:vertical-align="top" fo:padding="0.159cm" fo:border-left="0.05pt solid #000000" fo:border-right="0.05pt solid #000000" fo:border-top="none" fo:border-bottom="0.05pt solid #000000"/>
    </style:style>
    <style:style style:name="Table3.A26" style:family="table-cell">
      <style:table-cell-properties fo:padding="0.159cm" fo:border-left="0.05pt solid #000000" fo:border-right="none" fo:border-top="none" fo:border-bottom="0.05pt solid #000000"/>
    </style:style>
    <style:style style:name="Table3.B26" style:family="table-cell">
      <style:table-cell-properties fo:padding="0.159cm" fo:border-left="0.05pt solid #000000" fo:border-right="none" fo:border-top="none" fo:border-bottom="0.05pt solid #000000"/>
    </style:style>
    <style:style style:name="Table3.C26" style:family="table-cell">
      <style:table-cell-properties fo:padding="0.159cm" fo:border-left="0.05pt solid #000000" fo:border-right="0.05pt solid #000000" fo:border-top="none" fo:border-bottom="0.05pt solid #000000"/>
    </style:style>
    <style:style style:name="Table4" style:family="table">
      <style:table-properties style:width="15.092cm" style:rel-width="96%" fo:margin-top="0cm" fo:margin-bottom="0.199cm" fo:break-before="page" table:align="center"/>
    </style:style>
    <style:style style:name="Table4.A" style:family="table-column">
      <style:table-column-properties style:column-width="5.029cm" style:rel-column-width="2851*"/>
    </style:style>
    <style:style style:name="Table4.B" style:family="table-column">
      <style:table-column-properties style:column-width="5.031cm" style:rel-column-width="2852*"/>
    </style:style>
    <style:style style:name="Table4.A1" style:family="table-cell">
      <style:table-cell-properties fo:padding="0.159cm" fo:border-left="0.05pt solid #000000" fo:border-right="none" fo:border-top="0.05pt solid #000000" fo:border-bottom="0.05pt solid #000000"/>
    </style:style>
    <style:style style:name="Table4.C1" style:family="table-cell">
      <style:table-cell-properties fo:padding="0.159cm" fo:border="0.05pt solid #000000"/>
    </style:style>
    <style:style style:name="Table4.A2" style:family="table-cell">
      <style:table-cell-properties style:vertical-align="top" fo:padding="0.159cm" fo:border-left="0.05pt solid #000000" fo:border-right="none" fo:border-top="none" fo:border-bottom="0.05pt solid #000000"/>
    </style:style>
    <style:style style:name="Table4.C2" style:family="table-cell">
      <style:table-cell-properties style:vertical-align="top" fo:padding="0.159cm" fo:border-left="0.05pt solid #000000" fo:border-right="0.05pt solid #000000" fo:border-top="none" fo:border-bottom="0.05pt solid #000000"/>
    </style:style>
    <style:style style:name="Table4.A23" style:family="table-cell">
      <style:table-cell-properties fo:padding="0.159cm" fo:border-left="0.05pt solid #000000" fo:border-right="none" fo:border-top="none" fo:border-bottom="0.05pt solid #000000"/>
    </style:style>
    <style:style style:name="Table4.B23" style:family="table-cell">
      <style:table-cell-properties fo:padding="0.159cm" fo:border-left="0.05pt solid #000000" fo:border-right="none" fo:border-top="none" fo:border-bottom="0.05pt solid #000000"/>
    </style:style>
    <style:style style:name="Table4.C23" style:family="table-cell">
      <style:table-cell-properties fo:padding="0.159cm" fo:border-left="0.05pt solid #000000" fo:border-right="0.05pt solid #000000" fo:border-top="none" fo:border-bottom="0.05pt solid #000000"/>
    </style:style>
    <style:style style:name="Table5" style:family="table">
      <style:table-properties style:width="15.092cm" style:rel-width="96%" fo:margin-top="0cm" fo:margin-bottom="0.199cm" table:align="center"/>
    </style:style>
    <style:style style:name="Table5.A" style:family="table-column">
      <style:table-column-properties style:column-width="5.031cm" style:rel-column-width="23*"/>
    </style:style>
    <style:style style:name="Table5.A1" style:family="table-cell">
      <style:table-cell-properties fo:padding="0.159cm" fo:border-left="none" fo:border-right="none" fo:border-top="0.05pt solid #000000" fo:border-bottom="none"/>
    </style:style>
    <style:style style:name="Table5.A2" style:family="table-cell">
      <style:table-cell-properties style:vertical-align="top" fo:padding="0.159cm" fo:border="none"/>
    </style:style>
    <style:style style:name="Table5.A8" style:family="table-cell">
      <style:table-cell-properties style:vertical-align="top" fo:padding="0.159cm" fo:border-left="none" fo:border-right="none" fo:border-top="none" fo:border-bottom="0.05pt solid #000000"/>
    </style:style>
    <style:style style:name="Table6" style:family="table">
      <style:table-properties style:width="15.092cm" style:rel-width="96%" fo:margin-top="0cm" fo:margin-bottom="0.199cm" fo:break-before="page" table:align="center"/>
    </style:style>
    <style:style style:name="Table6.A" style:family="table-column">
      <style:table-column-properties style:column-width="5.031cm" style:rel-column-width="23*"/>
    </style:style>
    <style:style style:name="Table6.A1" style:family="table-cell">
      <style:table-cell-properties fo:padding="0.159cm" fo:border-left="0.05pt solid #000000" fo:border-right="none" fo:border-top="0.05pt solid #000000" fo:border-bottom="0.05pt solid #000000"/>
    </style:style>
    <style:style style:name="Table6.C1" style:family="table-cell">
      <style:table-cell-properties fo:padding="0.159cm" fo:border="0.05pt solid #000000"/>
    </style:style>
    <style:style style:name="Table6.A2" style:family="table-cell">
      <style:table-cell-properties style:vertical-align="top" fo:padding="0.159cm" fo:border-left="0.05pt solid #000000" fo:border-right="none" fo:border-top="none" fo:border-bottom="0.05pt solid #000000"/>
    </style:style>
    <style:style style:name="Table6.C2" style:family="table-cell">
      <style:table-cell-properties style:vertical-align="top" fo:padding="0.159cm" fo:border-left="0.05pt solid #000000" fo:border-right="0.05pt solid #000000" fo:border-top="none" fo:border-bottom="0.05pt solid #000000"/>
    </style:style>
    <style:style style:name="Table6.A30" style:family="table-cell">
      <style:table-cell-properties fo:padding="0.159cm" fo:border-left="0.05pt solid #000000" fo:border-right="none" fo:border-top="none" fo:border-bottom="0.05pt solid #000000"/>
    </style:style>
    <style:style style:name="Table6.B30" style:family="table-cell">
      <style:table-cell-properties fo:padding="0.159cm" fo:border-left="0.05pt solid #000000" fo:border-right="none" fo:border-top="none" fo:border-bottom="0.05pt solid #000000"/>
    </style:style>
    <style:style style:name="Table6.C30" style:family="table-cell">
      <style:table-cell-properties fo:padding="0.159cm" fo:border-left="0.05pt solid #000000" fo:border-right="0.05pt solid #000000" fo:border-top="none" fo:border-bottom="0.05pt solid #000000"/>
    </style:style>
    <style:style style:name="Table7" style:family="table">
      <style:table-properties style:width="15.092cm" style:rel-width="96%" fo:margin-top="0cm" fo:margin-bottom="0.199cm" fo:break-before="page" table:align="center"/>
    </style:style>
    <style:style style:name="Table7.A" style:family="table-column">
      <style:table-column-properties style:column-width="5.031cm" style:rel-column-width="23*"/>
    </style:style>
    <style:style style:name="Table7.A1" style:family="table-cell">
      <style:table-cell-properties fo:padding="0.159cm" fo:border-left="0.05pt solid #000000" fo:border-right="none" fo:border-top="0.05pt solid #000000" fo:border-bottom="0.05pt solid #000000"/>
    </style:style>
    <style:style style:name="Table7.C1" style:family="table-cell">
      <style:table-cell-properties fo:padding="0.159cm" fo:border="0.05pt solid #000000"/>
    </style:style>
    <style:style style:name="Table7.A2" style:family="table-cell">
      <style:table-cell-properties style:vertical-align="top" fo:padding="0.159cm" fo:border-left="0.05pt solid #000000" fo:border-right="none" fo:border-top="none" fo:border-bottom="0.05pt solid #000000"/>
    </style:style>
    <style:style style:name="Table7.C2" style:family="table-cell">
      <style:table-cell-properties style:vertical-align="top" fo:padding="0.159cm" fo:border-left="0.05pt solid #000000" fo:border-right="0.05pt solid #000000" fo:border-top="none" fo:border-bottom="0.05pt solid #000000"/>
    </style:style>
    <style:style style:name="Table7.A26" style:family="table-cell">
      <style:table-cell-properties fo:padding="0.159cm" fo:border-left="0.05pt solid #000000" fo:border-right="none" fo:border-top="none" fo:border-bottom="0.05pt solid #000000"/>
    </style:style>
    <style:style style:name="Table7.B26" style:family="table-cell">
      <style:table-cell-properties fo:padding="0.159cm" fo:border-left="0.05pt solid #000000" fo:border-right="none" fo:border-top="none" fo:border-bottom="0.05pt solid #000000"/>
    </style:style>
    <style:style style:name="Table7.C26" style:family="table-cell">
      <style:table-cell-properties fo:padding="0.159cm" fo:border-left="0.05pt solid #000000" fo:border-right="0.05pt solid #000000" fo:border-top="none" fo:border-bottom="0.05pt solid #000000"/>
    </style:style>
    <style:style style:name="Table8" style:family="table">
      <style:table-properties style:width="15.092cm" style:rel-width="96%" fo:margin-top="0cm" fo:margin-bottom="0.199cm" fo:break-before="page" table:align="center"/>
    </style:style>
    <style:style style:name="Table8.A" style:family="table-column">
      <style:table-column-properties style:column-width="5.031cm" style:rel-column-width="23*"/>
    </style:style>
    <style:style style:name="Table8.A1" style:family="table-cell">
      <style:table-cell-properties fo:padding="0.159cm" fo:border-left="0.05pt solid #000000" fo:border-right="none" fo:border-top="0.05pt solid #000000" fo:border-bottom="0.05pt solid #000000"/>
    </style:style>
    <style:style style:name="Table8.C1" style:family="table-cell">
      <style:table-cell-properties fo:padding="0.159cm" fo:border="0.05pt solid #000000"/>
    </style:style>
    <style:style style:name="Table8.A2" style:family="table-cell">
      <style:table-cell-properties style:vertical-align="top" fo:padding="0.159cm" fo:border-left="0.05pt solid #000000" fo:border-right="none" fo:border-top="none" fo:border-bottom="0.05pt solid #000000"/>
    </style:style>
    <style:style style:name="Table8.C2" style:family="table-cell">
      <style:table-cell-properties style:vertical-align="top" fo:padding="0.159cm" fo:border-left="0.05pt solid #000000" fo:border-right="0.05pt solid #000000" fo:border-top="none" fo:border-bottom="0.05pt solid #000000"/>
    </style:style>
    <style:style style:name="Table8.A30" style:family="table-cell">
      <style:table-cell-properties fo:padding="0.159cm" fo:border-left="0.05pt solid #000000" fo:border-right="none" fo:border-top="none" fo:border-bottom="0.05pt solid #000000"/>
    </style:style>
    <style:style style:name="Table8.B30" style:family="table-cell">
      <style:table-cell-properties fo:padding="0.159cm" fo:border-left="0.05pt solid #000000" fo:border-right="none" fo:border-top="none" fo:border-bottom="0.05pt solid #000000"/>
    </style:style>
    <style:style style:name="Table8.C30" style:family="table-cell">
      <style:table-cell-properties fo:padding="0.159cm" fo:border-left="0.05pt solid #000000" fo:border-right="0.05pt solid #000000" fo:border-top="none" fo:border-bottom="0.05pt solid #000000"/>
    </style:style>
    <style:style style:name="Table9" style:family="table">
      <style:table-properties style:width="15.092cm" style:rel-width="96%" fo:margin-top="0cm" fo:margin-bottom="0.199cm" fo:break-before="page" table:align="center"/>
    </style:style>
    <style:style style:name="Table9.A" style:family="table-column">
      <style:table-column-properties style:column-width="5.031cm" style:rel-column-width="23*"/>
    </style:style>
    <style:style style:name="Table9.A1" style:family="table-cell">
      <style:table-cell-properties fo:padding="0.159cm" fo:border-left="0.05pt solid #000000" fo:border-right="none" fo:border-top="0.05pt solid #000000" fo:border-bottom="0.05pt solid #000000"/>
    </style:style>
    <style:style style:name="Table9.C1" style:family="table-cell">
      <style:table-cell-properties fo:padding="0.159cm" fo:border="0.05pt solid #000000"/>
    </style:style>
    <style:style style:name="Table9.A2" style:family="table-cell">
      <style:table-cell-properties style:vertical-align="top" fo:padding="0.159cm" fo:border-left="0.05pt solid #000000" fo:border-right="none" fo:border-top="none" fo:border-bottom="0.05pt solid #000000"/>
    </style:style>
    <style:style style:name="Table9.C2" style:family="table-cell">
      <style:table-cell-properties style:vertical-align="top" fo:padding="0.159cm" fo:border-left="0.05pt solid #000000" fo:border-right="0.05pt solid #000000" fo:border-top="none" fo:border-bottom="0.05pt solid #000000"/>
    </style:style>
    <style:style style:name="Table9.A14" style:family="table-cell">
      <style:table-cell-properties fo:padding="0.159cm" fo:border-left="0.05pt solid #000000" fo:border-right="none" fo:border-top="none" fo:border-bottom="0.05pt solid #000000"/>
    </style:style>
    <style:style style:name="Table9.B14" style:family="table-cell">
      <style:table-cell-properties fo:padding="0.159cm" fo:border-left="0.05pt solid #000000" fo:border-right="none" fo:border-top="none" fo:border-bottom="0.05pt solid #000000"/>
    </style:style>
    <style:style style:name="Table9.C14" style:family="table-cell">
      <style:table-cell-properties fo:padding="0.159cm" fo:border-left="0.05pt solid #000000" fo:border-right="0.05pt solid #000000" fo:border-top="none" fo:border-bottom="0.05pt solid #000000"/>
    </style:style>
    <style:style style:name="Table10" style:family="table">
      <style:table-properties style:width="15.092cm" style:rel-width="96%" fo:margin-top="0cm" fo:margin-bottom="0.199cm" fo:break-before="page" table:align="center"/>
    </style:style>
    <style:style style:name="Table10.A" style:family="table-column">
      <style:table-column-properties style:column-width="5.031cm" style:rel-column-width="23*"/>
    </style:style>
    <style:style style:name="Table10.A1" style:family="table-cell">
      <style:table-cell-properties fo:padding="0.159cm" fo:border-left="0.05pt solid #000000" fo:border-right="none" fo:border-top="0.05pt solid #000000" fo:border-bottom="0.05pt solid #000000"/>
    </style:style>
    <style:style style:name="Table10.C1" style:family="table-cell">
      <style:table-cell-properties fo:padding="0.159cm" fo:border="0.05pt solid #000000"/>
    </style:style>
    <style:style style:name="Table10.A2" style:family="table-cell">
      <style:table-cell-properties style:vertical-align="top" fo:padding="0.159cm" fo:border-left="0.05pt solid #000000" fo:border-right="none" fo:border-top="none" fo:border-bottom="0.05pt solid #000000"/>
    </style:style>
    <style:style style:name="Table10.C2" style:family="table-cell">
      <style:table-cell-properties style:vertical-align="top" fo:padding="0.159cm" fo:border-left="0.05pt solid #000000" fo:border-right="0.05pt solid #000000" fo:border-top="none" fo:border-bottom="0.05pt solid #000000"/>
    </style:style>
    <style:style style:name="Table10.A23" style:family="table-cell">
      <style:table-cell-properties fo:padding="0.159cm" fo:border-left="0.05pt solid #000000" fo:border-right="none" fo:border-top="none" fo:border-bottom="0.05pt solid #000000"/>
    </style:style>
    <style:style style:name="Table10.B23" style:family="table-cell">
      <style:table-cell-properties fo:padding="0.159cm" fo:border-left="0.05pt solid #000000" fo:border-right="none" fo:border-top="none" fo:border-bottom="0.05pt solid #000000"/>
    </style:style>
    <style:style style:name="Table10.C23" style:family="table-cell">
      <style:table-cell-properties fo:padding="0.159cm" fo:border-left="0.05pt solid #000000" fo:border-right="0.05pt solid #000000" fo:border-top="none" fo:border-bottom="0.05pt solid #000000"/>
    </style:style>
    <style:style style:name="Table11" style:family="table">
      <style:table-properties style:width="15.092cm" style:rel-width="96%" fo:margin-top="0cm" fo:margin-bottom="0.199cm" fo:break-before="page" table:align="center"/>
    </style:style>
    <style:style style:name="Table11.A" style:family="table-column">
      <style:table-column-properties style:column-width="5.029cm" style:rel-column-width="2851*"/>
    </style:style>
    <style:style style:name="Table11.B" style:family="table-column">
      <style:table-column-properties style:column-width="5.031cm" style:rel-column-width="2852*"/>
    </style:style>
    <style:style style:name="Table11.A1" style:family="table-cell">
      <style:table-cell-properties fo:padding="0.159cm" fo:border-left="0.05pt solid #000000" fo:border-right="none" fo:border-top="0.05pt solid #000000" fo:border-bottom="0.05pt solid #000000"/>
    </style:style>
    <style:style style:name="Table11.C1" style:family="table-cell">
      <style:table-cell-properties fo:padding="0.159cm" fo:border="0.05pt solid #000000"/>
    </style:style>
    <style:style style:name="Table11.A2" style:family="table-cell">
      <style:table-cell-properties style:vertical-align="top" fo:padding="0.159cm" fo:border-left="0.05pt solid #000000" fo:border-right="none" fo:border-top="none" fo:border-bottom="0.05pt solid #000000"/>
    </style:style>
    <style:style style:name="Table11.C2" style:family="table-cell">
      <style:table-cell-properties style:vertical-align="top" fo:padding="0.159cm" fo:border-left="0.05pt solid #000000" fo:border-right="0.05pt solid #000000" fo:border-top="none" fo:border-bottom="0.05pt solid #000000"/>
    </style:style>
    <style:style style:name="Table11.A14" style:family="table-cell">
      <style:table-cell-properties fo:padding="0.159cm" fo:border-left="0.05pt solid #000000" fo:border-right="none" fo:border-top="none" fo:border-bottom="0.05pt solid #000000"/>
    </style:style>
    <style:style style:name="Table11.B14" style:family="table-cell">
      <style:table-cell-properties fo:padding="0.159cm" fo:border-left="0.05pt solid #000000" fo:border-right="none" fo:border-top="none" fo:border-bottom="0.05pt solid #000000"/>
    </style:style>
    <style:style style:name="Table11.C14" style:family="table-cell">
      <style:table-cell-properties fo:padding="0.159cm" fo:border-left="0.05pt solid #000000" fo:border-right="0.05pt solid #000000" fo:border-top="none" fo:border-bottom="0.05pt solid #000000"/>
    </style:style>
    <style:style style:name="Table12" style:family="table">
      <style:table-properties style:width="15.092cm" style:rel-width="96%" fo:margin-top="0cm" fo:margin-bottom="0.199cm" fo:break-before="page" table:align="center"/>
    </style:style>
    <style:style style:name="Table12.A" style:family="table-column">
      <style:table-column-properties style:column-width="5.029cm" style:rel-column-width="2851*"/>
    </style:style>
    <style:style style:name="Table12.B" style:family="table-column">
      <style:table-column-properties style:column-width="5.031cm" style:rel-column-width="2852*"/>
    </style:style>
    <style:style style:name="Table12.A1" style:family="table-cell">
      <style:table-cell-properties fo:padding="0.159cm" fo:border-left="0.05pt solid #000000" fo:border-right="none" fo:border-top="0.05pt solid #000000" fo:border-bottom="0.05pt solid #000000"/>
    </style:style>
    <style:style style:name="Table12.C1" style:family="table-cell">
      <style:table-cell-properties fo:padding="0.159cm" fo:border="0.05pt solid #000000"/>
    </style:style>
    <style:style style:name="Table12.A2" style:family="table-cell">
      <style:table-cell-properties style:vertical-align="top" fo:padding="0.159cm" fo:border-left="0.05pt solid #000000" fo:border-right="none" fo:border-top="none" fo:border-bottom="0.05pt solid #000000"/>
    </style:style>
    <style:style style:name="Table12.C2" style:family="table-cell">
      <style:table-cell-properties style:vertical-align="top" fo:padding="0.159cm" fo:border-left="0.05pt solid #000000" fo:border-right="0.05pt solid #000000" fo:border-top="none" fo:border-bottom="0.05pt solid #000000"/>
    </style:style>
    <style:style style:name="Table12.A17" style:family="table-cell">
      <style:table-cell-properties fo:padding="0.159cm" fo:border-left="0.05pt solid #000000" fo:border-right="none" fo:border-top="none" fo:border-bottom="0.05pt solid #000000"/>
    </style:style>
    <style:style style:name="Table12.B17" style:family="table-cell">
      <style:table-cell-properties fo:padding="0.159cm" fo:border-left="0.05pt solid #000000" fo:border-right="none" fo:border-top="none" fo:border-bottom="0.05pt solid #000000"/>
    </style:style>
    <style:style style:name="Table12.C17" style:family="table-cell">
      <style:table-cell-properties fo:padding="0.159cm" fo:border-left="0.05pt solid #000000" fo:border-right="0.05pt solid #000000" fo:border-top="none" fo:border-bottom="0.05pt solid #000000"/>
    </style:style>
    <style:style style:name="Table13" style:family="table">
      <style:table-properties style:width="15.092cm" style:rel-width="96%" fo:margin-top="0cm" fo:margin-bottom="0.199cm" fo:break-before="page" table:align="center"/>
    </style:style>
    <style:style style:name="Table13.A" style:family="table-column">
      <style:table-column-properties style:column-width="5.029cm" style:rel-column-width="2851*"/>
    </style:style>
    <style:style style:name="Table13.B" style:family="table-column">
      <style:table-column-properties style:column-width="5.031cm" style:rel-column-width="2852*"/>
    </style:style>
    <style:style style:name="Table13.A1" style:family="table-cell">
      <style:table-cell-properties fo:padding="0.159cm" fo:border-left="0.05pt solid #000000" fo:border-right="none" fo:border-top="0.05pt solid #000000" fo:border-bottom="0.05pt solid #000000"/>
    </style:style>
    <style:style style:name="Table13.C1" style:family="table-cell">
      <style:table-cell-properties fo:padding="0.159cm" fo:border="0.05pt solid #000000"/>
    </style:style>
    <style:style style:name="Table13.A2" style:family="table-cell">
      <style:table-cell-properties style:vertical-align="top" fo:padding="0.159cm" fo:border-left="0.05pt solid #000000" fo:border-right="none" fo:border-top="none" fo:border-bottom="0.05pt solid #000000"/>
    </style:style>
    <style:style style:name="Table13.C2" style:family="table-cell">
      <style:table-cell-properties style:vertical-align="top" fo:padding="0.159cm" fo:border-left="0.05pt solid #000000" fo:border-right="0.05pt solid #000000" fo:border-top="none" fo:border-bottom="0.05pt solid #000000"/>
    </style:style>
    <style:style style:name="Table13.A17" style:family="table-cell">
      <style:table-cell-properties fo:padding="0.159cm" fo:border-left="0.05pt solid #000000" fo:border-right="none" fo:border-top="none" fo:border-bottom="0.05pt solid #000000"/>
    </style:style>
    <style:style style:name="Table13.B17" style:family="table-cell">
      <style:table-cell-properties fo:padding="0.159cm" fo:border-left="0.05pt solid #000000" fo:border-right="none" fo:border-top="none" fo:border-bottom="0.05pt solid #000000"/>
    </style:style>
    <style:style style:name="Table13.C17" style:family="table-cell">
      <style:table-cell-properties fo:padding="0.159cm" fo:border-left="0.05pt solid #000000" fo:border-right="0.05pt solid #000000" fo:border-top="none" fo:border-bottom="0.05pt solid #000000"/>
    </style:style>
    <style:style style:name="Table14" style:family="table">
      <style:table-properties style:width="14.492cm" style:rel-width="96%" fo:margin-top="0cm" fo:margin-bottom="0.199cm" fo:break-before="page" table:align="center"/>
    </style:style>
    <style:style style:name="Table14.A" style:family="table-column">
      <style:table-column-properties style:column-width="3.621cm" style:rel-column-width="2053*"/>
    </style:style>
    <style:style style:name="Table14.B" style:family="table-column">
      <style:table-column-properties style:column-width="5.435cm" style:rel-column-width="3081*"/>
    </style:style>
    <style:style style:name="Table14.A1" style:family="table-cell">
      <style:table-cell-properties fo:padding="0.159cm" fo:border-left="0.05pt solid #000000" fo:border-right="none" fo:border-top="0.05pt solid #000000" fo:border-bottom="0.05pt solid #000000"/>
    </style:style>
    <style:style style:name="Table14.C1" style:family="table-cell">
      <style:table-cell-properties fo:padding="0.159cm" fo:border="0.05pt solid #000000"/>
    </style:style>
    <style:style style:name="Table14.A2" style:family="table-cell">
      <style:table-cell-properties style:vertical-align="top" fo:padding="0.159cm" fo:border-left="0.05pt solid #000000" fo:border-right="none" fo:border-top="none" fo:border-bottom="0.05pt solid #000000"/>
    </style:style>
    <style:style style:name="Table14.C2" style:family="table-cell">
      <style:table-cell-properties style:vertical-align="top" fo:padding="0.159cm" fo:border-left="0.05pt solid #000000" fo:border-right="0.05pt solid #000000" fo:border-top="none" fo:border-bottom="0.05pt solid #000000"/>
    </style:style>
    <style:style style:name="Table14.A14" style:family="table-cell">
      <style:table-cell-properties fo:padding="0.159cm" fo:border-left="0.05pt solid #000000" fo:border-right="none" fo:border-top="none" fo:border-bottom="0.05pt solid #000000"/>
    </style:style>
    <style:style style:name="Table14.B14" style:family="table-cell">
      <style:table-cell-properties fo:padding="0.159cm" fo:border-left="0.05pt solid #000000" fo:border-right="none" fo:border-top="none" fo:border-bottom="0.05pt solid #000000"/>
    </style:style>
    <style:style style:name="Table14.C14" style:family="table-cell">
      <style:table-cell-properties fo:padding="0.159cm" fo:border-left="0.05pt solid #000000" fo:border-right="0.05pt solid #000000" fo:border-top="none" fo:border-bottom="0.05pt solid #000000"/>
    </style:style>
    <style:style style:name="Table15" style:family="table">
      <style:table-properties style:width="15.092cm" style:rel-width="96%" fo:margin-top="0cm" fo:margin-bottom="0.199cm" fo:break-before="page" table:align="center"/>
    </style:style>
    <style:style style:name="Table15.A" style:family="table-column">
      <style:table-column-properties style:column-width="5.031cm" style:rel-column-width="23*"/>
    </style:style>
    <style:style style:name="Table15.A1" style:family="table-cell">
      <style:table-cell-properties fo:padding="0.159cm" fo:border-left="0.05pt solid #000000" fo:border-right="none" fo:border-top="0.05pt solid #000000" fo:border-bottom="0.05pt solid #000000"/>
    </style:style>
    <style:style style:name="Table15.C1" style:family="table-cell">
      <style:table-cell-properties fo:padding="0.159cm" fo:border="0.05pt solid #000000"/>
    </style:style>
    <style:style style:name="Table15.A2" style:family="table-cell">
      <style:table-cell-properties style:vertical-align="top" fo:padding="0.159cm" fo:border-left="0.05pt solid #000000" fo:border-right="none" fo:border-top="none" fo:border-bottom="0.05pt solid #000000"/>
    </style:style>
    <style:style style:name="Table15.C2" style:family="table-cell">
      <style:table-cell-properties style:vertical-align="top" fo:padding="0.159cm" fo:border-left="0.05pt solid #000000" fo:border-right="0.05pt solid #000000" fo:border-top="none" fo:border-bottom="0.05pt solid #000000"/>
    </style:style>
    <style:style style:name="Table15.A17" style:family="table-cell">
      <style:table-cell-properties fo:padding="0.159cm" fo:border-left="0.05pt solid #000000" fo:border-right="none" fo:border-top="none" fo:border-bottom="0.05pt solid #000000"/>
    </style:style>
    <style:style style:name="Table15.B17" style:family="table-cell">
      <style:table-cell-properties fo:padding="0.159cm" fo:border-left="0.05pt solid #000000" fo:border-right="none" fo:border-top="none" fo:border-bottom="0.05pt solid #000000"/>
    </style:style>
    <style:style style:name="Table15.C17" style:family="table-cell">
      <style:table-cell-properties fo:padding="0.159cm" fo:border-left="0.05pt solid #000000" fo:border-right="0.05pt solid #000000" fo:border-top="none" fo:border-bottom="0.05pt solid #000000"/>
    </style:style>
    <style:style style:name="Table16" style:family="table">
      <style:table-properties style:width="15.092cm" style:rel-width="96%" fo:margin-top="0cm" fo:margin-bottom="0.199cm" table:align="center"/>
    </style:style>
    <style:style style:name="Table16.A" style:family="table-column">
      <style:table-column-properties style:column-width="5.031cm" style:rel-column-width="23*"/>
    </style:style>
    <style:style style:name="Table16.A1" style:family="table-cell">
      <style:table-cell-properties fo:padding="0.159cm" fo:border-left="none" fo:border-right="none" fo:border-top="0.05pt solid #000000" fo:border-bottom="none"/>
    </style:style>
    <style:style style:name="Table16.A2" style:family="table-cell">
      <style:table-cell-properties fo:padding="0.159cm" fo:border-left="none" fo:border-right="none" fo:border-top="none" fo:border-bottom="0.05pt solid #000000"/>
    </style:style>
    <style:style style:name="Table17" style:family="table">
      <style:table-properties style:width="16.32cm" style:rel-width="96%" fo:margin-top="0cm" fo:margin-bottom="0.199cm" fo:break-before="page" table:align="center"/>
    </style:style>
    <style:style style:name="Table17.A" style:family="table-column">
      <style:table-column-properties style:column-width="1.813cm" style:rel-column-width="1028*"/>
    </style:style>
    <style:style style:name="Table17.A1" style:family="table-cell">
      <style:table-cell-properties fo:padding="0.159cm" fo:border-left="0.05pt solid #000000" fo:border-right="none" fo:border-top="0.05pt solid #000000" fo:border-bottom="0.05pt solid #000000"/>
    </style:style>
    <style:style style:name="Table17.C1" style:family="table-cell">
      <style:table-cell-properties fo:background-color="transparent" fo:padding="0.159cm" fo:border-left="0.05pt solid #000000" fo:border-right="none" fo:border-top="0.05pt solid #000000" fo:border-bottom="0.05pt solid #000000">
        <style:background-image/>
      </style:table-cell-properties>
    </style:style>
    <style:style style:name="Table17.I1" style:family="table-cell">
      <style:table-cell-properties fo:padding="0.159cm" fo:border="0.05pt solid #000000"/>
    </style:style>
    <style:style style:name="Table17.A2" style:family="table-cell">
      <style:table-cell-properties style:vertical-align="top" fo:padding="0.159cm" fo:border-left="0.05pt solid #000000" fo:border-right="none" fo:border-top="none" fo:border-bottom="0.05pt solid #000000"/>
    </style:style>
    <style:style style:name="Table17.I2" style:family="table-cell">
      <style:table-cell-properties style:vertical-align="top" fo:padding="0.159cm" fo:border-left="0.05pt solid #000000" fo:border-right="0.05pt solid #000000" fo:border-top="none" fo:border-bottom="0.05pt solid #000000"/>
    </style:style>
    <style:style style:name="Table17.A151" style:family="table-cell">
      <style:table-cell-properties fo:padding="0.159cm" fo:border-left="0.05pt solid #000000" fo:border-right="none" fo:border-top="none" fo:border-bottom="0.05pt solid #000000"/>
    </style:style>
    <style:style style:name="Table17.B151" style:family="table-cell">
      <style:table-cell-properties fo:padding="0.159cm" fo:border-left="0.05pt solid #000000" fo:border-right="none" fo:border-top="none" fo:border-bottom="0.05pt solid #000000"/>
    </style:style>
    <style:style style:name="Table17.C151" style:family="table-cell">
      <style:table-cell-properties fo:padding="0.159cm" fo:border-left="0.05pt solid #000000" fo:border-right="none" fo:border-top="none" fo:border-bottom="0.05pt solid #000000"/>
    </style:style>
    <style:style style:name="Table17.D151" style:family="table-cell">
      <style:table-cell-properties fo:padding="0.159cm" fo:border-left="0.05pt solid #000000" fo:border-right="none" fo:border-top="none" fo:border-bottom="0.05pt solid #000000"/>
    </style:style>
    <style:style style:name="Table17.E151" style:family="table-cell">
      <style:table-cell-properties fo:padding="0.159cm" fo:border-left="0.05pt solid #000000" fo:border-right="none" fo:border-top="none" fo:border-bottom="0.05pt solid #000000"/>
    </style:style>
    <style:style style:name="Table17.F151" style:family="table-cell">
      <style:table-cell-properties fo:padding="0.159cm" fo:border-left="0.05pt solid #000000" fo:border-right="none" fo:border-top="none" fo:border-bottom="0.05pt solid #000000"/>
    </style:style>
    <style:style style:name="Table17.G151" style:family="table-cell">
      <style:table-cell-properties fo:padding="0.159cm" fo:border-left="0.05pt solid #000000" fo:border-right="none" fo:border-top="none" fo:border-bottom="0.05pt solid #000000"/>
    </style:style>
    <style:style style:name="Table17.H151" style:family="table-cell">
      <style:table-cell-properties fo:padding="0.159cm" fo:border-left="0.05pt solid #000000" fo:border-right="none" fo:border-top="none" fo:border-bottom="0.05pt solid #000000"/>
    </style:style>
    <style:style style:name="Table17.I151" style:family="table-cell">
      <style:table-cell-properties fo:padding="0.15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Contents_20_Heading">
      <style:text-properties officeooo:rsid="0018f791" officeooo:paragraph-rsid="0018f791"/>
    </style:style>
    <style:style style:name="P4" style:family="paragraph" style:parent-style-name="Contents_20_1">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Contents_20_2">
      <style:paragraph-properties>
        <style:tab-stops/>
      </style:paragraph-properties>
    </style:style>
    <style:style style:name="P7" style:family="paragraph" style:parent-style-name="OrgTableContentsLeft">
      <style:paragraph-properties fo:text-align="justify" style:justify-single-word="false"/>
    </style:style>
    <style:style style:name="P8" style:family="paragraph" style:parent-style-name="OrgTableContentsLeft">
      <style:paragraph-properties fo:text-align="center" style:justify-single-word="false"/>
      <style:text-properties fo:font-weight="bold" style:font-weight-asian="bold" style:font-weight-complex="bold"/>
    </style:style>
    <style:style style:name="P9" style:family="paragraph" style:parent-style-name="OrgTableContentsLeft">
      <style:paragraph-properties fo:text-align="center" style:justify-single-word="false"/>
    </style:style>
    <style:style style:name="P10" style:family="paragraph" style:parent-style-name="OrgTableContentsLeft">
      <style:paragraph-properties fo:text-align="center" style:justify-single-word="false"/>
      <style:text-properties fo:font-weight="normal" style:font-weight-asian="normal" style:font-weight-complex="normal"/>
    </style:style>
    <style:style style:name="P11" style:family="paragraph" style:parent-style-name="OrgTableContentsLeft">
      <style:paragraph-properties fo:text-align="center" style:justify-single-word="false"/>
      <style:text-properties fo:font-weight="normal" officeooo:rsid="00327a1f" officeooo:paragraph-rsid="00327a1f" style:font-weight-asian="normal" style:font-weight-complex="normal"/>
    </style:style>
    <style:style style:name="P12" style:family="paragraph" style:parent-style-name="OrgTableContentsRight">
      <style:paragraph-properties fo:text-align="justify" style:justify-single-word="false"/>
    </style:style>
    <style:style style:name="P13" style:family="paragraph" style:parent-style-name="OrgTableContentsRight">
      <style:paragraph-properties fo:text-align="center" style:justify-single-word="false"/>
      <style:text-properties fo:font-weight="bold" style:font-weight-asian="bold" style:font-weight-complex="bold"/>
    </style:style>
    <style:style style:name="P14" style:family="paragraph" style:parent-style-name="OrgTableContentsRight">
      <style:paragraph-properties fo:text-align="center" style:justify-single-word="false"/>
    </style:style>
    <style:style style:name="P15" style:family="paragraph" style:parent-style-name="OrgTableContentsRight">
      <style:paragraph-properties fo:text-align="center" style:justify-single-word="false"/>
      <style:text-properties fo:font-weight="normal" style:font-weight-asian="normal" style:font-weight-complex="normal"/>
    </style:style>
    <style:style style:name="P16" style:family="paragraph" style:parent-style-name="Heading_20_2">
      <style:paragraph-properties fo:text-align="justify" style:justify-single-word="false"/>
    </style:style>
    <style:style style:name="P17" style:family="paragraph" style:parent-style-name="Text_20_body" style:list-style-name="OrgBulletedList"/>
    <style:style style:name="P18" style:family="paragraph" style:parent-style-name="Text_20_body">
      <style:paragraph-properties fo:text-align="justify" style:justify-single-word="false"/>
    </style:style>
    <style:style style:name="P19" style:family="paragraph" style:parent-style-name="Text_20_body" style:list-style-name="OrgBulletedList">
      <style:paragraph-properties fo:text-align="justify" style:justify-single-word="false"/>
    </style:style>
    <style:style style:name="P20" style:family="paragraph" style:parent-style-name="Text_20_body" style:list-style-name="OrgNumberedList">
      <style:paragraph-properties fo:text-align="justify" style:justify-single-word="false"/>
    </style:style>
    <style:style style:name="P21" style:family="paragraph" style:parent-style-name="Text_20_body" style:list-style-name="OrgNumberedList">
      <style:paragraph-properties fo:text-align="justify" style:justify-single-word="false"/>
      <style:text-properties officeooo:paragraph-rsid="00248f85"/>
    </style:style>
    <style:style style:name="P22" style:family="paragraph" style:parent-style-name="Text_20_body" style:list-style-name="OrgNumberedList"/>
    <style:style style:name="P23" style:family="paragraph" style:parent-style-name="Heading_20_1">
      <style:paragraph-properties fo:text-align="justify" style:justify-single-word="false"/>
    </style:style>
    <style:style style:name="P24" style:family="paragraph" style:parent-style-name="Heading_20_3">
      <style:paragraph-properties fo:text-align="justify" style:justify-single-word="false"/>
    </style:style>
    <style:style style:name="P25" style:family="paragraph" style:parent-style-name="Contents_20_3">
      <style:paragraph-properties>
        <style:tab-stops/>
      </style:paragraph-properties>
    </style:style>
    <style:style style:name="P26" style:family="paragraph" style:parent-style-name="Contents_20_Heading">
      <style:text-properties officeooo:rsid="0018f791" officeooo:paragraph-rsid="0018f791"/>
    </style:style>
    <style:style style:name="P27" style:family="paragraph" style:parent-style-name="Contents_20_1">
      <style:paragraph-properties>
        <style:tab-stops/>
      </style:paragraph-properties>
    </style:style>
    <style:style style:name="P28" style:family="paragraph" style:parent-style-name="Contents_20_2">
      <style:paragraph-properties>
        <style:tab-stops/>
      </style:paragraph-properties>
    </style:style>
    <style:style style:name="T1" style:family="text">
      <style:text-properties fo:font-weight="normal" style:font-weight-asian="normal" style:font-weight-complex="normal"/>
    </style:style>
    <style:style style:name="Sect1" style:family="section">
      <style:section-properties text:dont-balance-text-columns="false" fo:margin-left="1.281cm" fo:margin-right="0cm" style:editable="false">
        <style:columns fo:column-count="1" fo:column-gap="0cm"/>
      </style:section-properties>
    </style:style>
    <style:style style:name="Sect2" style:family="section">
      <style:section-properties text:dont-balance-text-columns="false" fo:margin-left="1.905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c0c0c0"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Projeto Interdisciplinar</text:title></text:p>
      <text:p text:style-name="OrgTitle"/>
      <text:table-of-content text:style-name="Sect4"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3" text:name="Table of Contents_Head">
            <text:p text:style-name="P3">Sumário</text:p>
          </text:index-title>
          <text:p text:style-name="P4"><text:a xlink:type="simple" xlink:href="#__RefHeading___Toc7869_492198528" text:style-name="Internet_20_link" text:visited-style-name="Internet_20_link">1. Introdução</text:a></text:p>
          <text:p text:style-name="P4"><text:a xlink:type="simple" xlink:href="#__RefHeading___Toc7871_492198528" text:style-name="Internet_20_link" text:visited-style-name="Internet_20_link">2. Característica do projeto</text:a></text:p>
          <text:p text:style-name="P4"><text:a xlink:type="simple" xlink:href="#__RefHeading___Toc7873_492198528" text:style-name="Internet_20_link" text:visited-style-name="Internet_20_link">3. Escopo do projeto</text:a></text:p>
          <text:p text:style-name="P4"><text:a xlink:type="simple" xlink:href="#__RefHeading___Toc7875_492198528" text:style-name="Internet_20_link" text:visited-style-name="Internet_20_link">4. Objetivos do Projeto Interdisciplinar</text:a></text:p>
          <text:p text:style-name="P4"><text:a xlink:type="simple" xlink:href="#__RefHeading___Toc7877_492198528" text:style-name="Internet_20_link" text:visited-style-name="Internet_20_link">5. Requisitos mínimos para Site do Projeto Interdisciplinar</text:a></text:p>
          <text:p text:style-name="P6"><text:a xlink:type="simple" xlink:href="#__RefHeading___Toc7879_492198528" text:style-name="Internet_20_link" text:visited-style-name="Internet_20_link">5.1. Requisito Funcional 1</text:a></text:p>
          <text:p text:style-name="P6"><text:a xlink:type="simple" xlink:href="#__RefHeading___Toc7881_492198528" text:style-name="Internet_20_link" text:visited-style-name="Internet_20_link">5.2. Requisito Funcional 2</text:a></text:p>
          <text:p text:style-name="P6"><text:a xlink:type="simple" xlink:href="#__RefHeading___Toc7883_492198528" text:style-name="Internet_20_link" text:visited-style-name="Internet_20_link">5.3. Requisito Funcional 3</text:a></text:p>
          <text:p text:style-name="P6"><text:a xlink:type="simple" xlink:href="#__RefHeading___Toc7885_492198528" text:style-name="Internet_20_link" text:visited-style-name="Internet_20_link">5.4. Requisito Funcional 4</text:a></text:p>
          <text:p text:style-name="P6"><text:a xlink:type="simple" xlink:href="#__RefHeading___Toc7887_492198528" text:style-name="Internet_20_link" text:visited-style-name="Internet_20_link">5.5. Requisito Funcional 5</text:a></text:p>
          <text:p text:style-name="P6"><text:a xlink:type="simple" xlink:href="#__RefHeading___Toc7889_492198528" text:style-name="Internet_20_link" text:visited-style-name="Internet_20_link">5.6. Requisito Funcional 6</text:a></text:p>
          <text:p text:style-name="P6"><text:a xlink:type="simple" xlink:href="#__RefHeading___Toc7891_492198528" text:style-name="Internet_20_link" text:visited-style-name="Internet_20_link">5.7. Requisito não funcional 1</text:a></text:p>
          <text:p text:style-name="P6"><text:a xlink:type="simple" xlink:href="#__RefHeading___Toc7893_492198528" text:style-name="Internet_20_link" text:visited-style-name="Internet_20_link">5.8. Requisito não funcional 2</text:a></text:p>
          <text:p text:style-name="P6"><text:a xlink:type="simple" xlink:href="#__RefHeading___Toc7895_492198528" text:style-name="Internet_20_link" text:visited-style-name="Internet_20_link">5.9. Requisito não funcional 3</text:a></text:p>
          <text:p text:style-name="P4"><text:a xlink:type="simple" xlink:href="#__RefHeading___Toc7897_492198528" text:style-name="Internet_20_link" text:visited-style-name="Internet_20_link">6. Recursos para construção do projeto</text:a></text:p>
          <text:p text:style-name="P6"><text:a xlink:type="simple" xlink:href="#__RefHeading___Toc7899_492198528" text:style-name="Internet_20_link" text:visited-style-name="Internet_20_link">6.1. Editor de texto</text:a></text:p>
          <text:p text:style-name="P6"><text:a xlink:type="simple" xlink:href="#__RefHeading___Toc7901_492198528" text:style-name="Internet_20_link" text:visited-style-name="Internet_20_link">6.2. Servidor para hospedagem do projeto</text:a></text:p>
          <text:p text:style-name="P4"><text:a xlink:type="simple" xlink:href="#__RefHeading___Toc7903_492198528" text:style-name="Internet_20_link" text:visited-style-name="Internet_20_link">7. Funcionamento e execução do projeto</text:a></text:p>
          <text:p text:style-name="P6"><text:a xlink:type="simple" xlink:href="#__RefHeading___Toc7905_492198528" text:style-name="Internet_20_link" text:visited-style-name="Internet_20_link">7.1. Papel dos professores das disciplinas (Provedores de Conteúdos/Habilidades/Competências)</text:a></text:p>
          <text:p text:style-name="P6"><text:a xlink:type="simple" xlink:href="#__RefHeading___Toc7907_492198528" text:style-name="Internet_20_link" text:visited-style-name="Internet_20_link">7.2. Papel do Coordenador (Gerente de cada Projeto)</text:a></text:p>
          <text:p text:style-name="P6"><text:a xlink:type="simple" xlink:href="#__RefHeading___Toc7909_492198528" text:style-name="Internet_20_link" text:visited-style-name="Internet_20_link">7.3. Papel dos Alunos (Adquirir as competências)</text:a></text:p>
          <text:p text:style-name="P6"><text:a xlink:type="simple" xlink:href="#__RefHeading___Toc7911_492198528" text:style-name="Internet_20_link" text:visited-style-name="Internet_20_link">7.4. O Processo de software</text:a></text:p>
          <text:p text:style-name="P6"><text:a xlink:type="simple" xlink:href="#__RefHeading___Toc7913_492198528" text:style-name="Internet_20_link" text:visited-style-name="Internet_20_link">7.5. As Entregas dos alunos</text:a></text:p>
          <text:p text:style-name="P4"><text:a xlink:type="simple" xlink:href="#__RefHeading___Toc7915_492198528" text:style-name="Internet_20_link" text:visited-style-name="Internet_20_link">8. Envolvimento das disciplinas no projeto</text:a></text:p>
          <text:p text:style-name="P6"><text:a xlink:type="simple" xlink:href="#__RefHeading___Toc7917_492198528" text:style-name="Internet_20_link" text:visited-style-name="Internet_20_link">8.1. Envolvimento das disciplinas na primeira fase do projeto (até a primeira entrega de menções do semestre)</text:a></text:p>
          <text:p text:style-name="P4"><text:a xlink:type="simple" xlink:href="#__RefHeading___Toc7919_492198528" text:style-name="Internet_20_link" text:visited-style-name="Internet_20_link">9. Mais detalhes sobre as Entregas dos Alunos</text:a></text:p>
          <text:p text:style-name="P6"><text:a xlink:type="simple" xlink:href="#__RefHeading___Toc7921_492198528" text:style-name="Internet_20_link" text:visited-style-name="Internet_20_link">9.1. Mais detalhes da Entrega 1 (Primeiro Módulo / Primeiro Trimestre)</text:a></text:p>
          <text:p text:style-name="P5"><text:a xlink:type="simple" xlink:href="#__RefHeading___Toc7923_492198528" text:style-name="Internet_20_link" text:visited-style-name="Internet_20_link">9.1.1. Prazo</text:a></text:p>
          <text:p text:style-name="P5"><text:a xlink:type="simple" xlink:href="#__RefHeading___Toc7925_492198528" text:style-name="Internet_20_link" text:visited-style-name="Internet_20_link">9.1.2. Conteúdo da entrega</text:a></text:p>
          <text:p text:style-name="P6"><text:a xlink:type="simple" xlink:href="#__RefHeading___Toc7927_492198528" text:style-name="Internet_20_link" text:visited-style-name="Internet_20_link">9.2. Mais detalhes da Entrega 2 (Primeiro Módulo / Segundo Trimestre)</text:a></text:p>
          <text:p text:style-name="P5"><text:a xlink:type="simple" xlink:href="#__RefHeading___Toc7929_492198528" text:style-name="Internet_20_link" text:visited-style-name="Internet_20_link">9.2.1. Prazo</text:a></text:p>
          <text:p text:style-name="P5"><text:a xlink:type="simple" xlink:href="#__RefHeading___Toc7931_492198528" text:style-name="Internet_20_link" text:visited-style-name="Internet_20_link">9.2.2. Conteúdo da Entrega</text:a></text:p>
          <text:p text:style-name="P6"><text:a xlink:type="simple" xlink:href="#__RefHeading___Toc7933_492198528" text:style-name="Internet_20_link" text:visited-style-name="Internet_20_link">9.3. Mais detalhes da Entrega 3 (Segundo Módulo / Primeiro Trimestre)</text:a></text:p>
          <text:p text:style-name="P6"><text:a xlink:type="simple" xlink:href="#__RefHeading___Toc7935_492198528" text:style-name="Internet_20_link" text:visited-style-name="Internet_20_link">9.4. Mais detalhes da Entrega 4 (Segundo Módulo / Segundo Trimestre)</text:a></text:p>
          <text:p text:style-name="P6"><text:a xlink:type="simple" xlink:href="#__RefHeading___Toc7937_492198528" text:style-name="Internet_20_link" text:visited-style-name="Internet_20_link">9.5. Mais detalhes da Entrega 5 (Terceiro Módulo / Primeiro Trimestre)</text:a></text:p>
          <text:p text:style-name="P6"><text:a xlink:type="simple" xlink:href="#__RefHeading___Toc7939_492198528" text:style-name="Internet_20_link" text:visited-style-name="Internet_20_link">9.6. Mais detalhes da Entrega 6 (Terceiro Módulo / Segundo Trimestre)</text:a></text:p>
          <text:p text:style-name="P4"><text:a xlink:type="simple" xlink:href="#__RefHeading___Toc7941_492198528" text:style-name="Internet_20_link" text:visited-style-name="Internet_20_link">10. Cronograma geral Disciplinas/Conteúdos e Projeto Interdisciplinar</text:a></text:p>
        </text:index-body>
      </text:table-of-content>
      <text:h text:style-name="Heading_20_1" text:outline-level="1"><text:bookmark text:name="orgheadline1"/><text:bookmark-start text:name="OrgXref.orgheadline1"/><text:bookmark-start text:name="__RefHeading___Toc7869_492198528"/>Introdução <text:bookmark-end text:name="OrgXref.orgheadline1"/><text:bookmark-end text:name="__RefHeading___Toc7869_492198528"/></text:h>
      <text:p text:style-name="P2">Este texto apresenta um projeto interdisciplinar que consiste em que prevê que os alunos aquiram a competência de colocar um site dinâmico na internet e assim desenvolvam o projeto desse site em etapas supervisionadas até o final do 2 módulo e opcionalmente o aluno pode extender o projeto ao <text:soft-page-break/>terceiro módulo usando DSII ou PCII para trabalhar a linguagem do lado servidor do seu site. Opcionalmente porque pode não ser interessante que o projeto interdisciplinar concorra com o TCC, mas o aluno que tiver uma visão mais integrada e mais clara de suas intenções de aprendizagem da área pode conseguir mesclar os projetos e obter um ganho extraordinário de tempo e recursos para desenvolvimento do seu tcc. O interesse particular desse projeto são dois, basicamente: O primeiro é o de trabalhar a interdisciplinaridade entre as disciplinas organizando a apresentação de seus conteúdos para o alcance desse propósito. O segundo objetivo é prover a oportunidade de aplicação dos conteúdos dentro de objetivos definidos e assim poder observar as competências adquiridas dos alunos. Outros benefícios ao processso ensino aprendizagem também são esperados e apresentados oportunamente no texto que se segue. Este projeto interdisciplinar aplica-se à turma do primeiro Módulo de 2017 que começa em fevereiro. </text:p>
      <text:h text:style-name="Heading_20_1" text:outline-level="1"><text:bookmark text:name="orgheadline2"/><text:bookmark-start text:name="OrgXref.orgheadline2"/><text:bookmark-start text:name="__RefHeading___Toc7871_492198528"/>Característica do projeto <text:bookmark-end text:name="OrgXref.orgheadline2"/><text:bookmark-end text:name="__RefHeading___Toc7871_492198528"/></text:h>
      <text:p text:style-name="P2">Uma característica importante desse projeto, provavelmente devido a forte interdisciplinaridade que contém, é que não é um projeto do coordenador, nem da escola… é um projeto dos professores. É dos professores porque, apensar de eles não tocarem os projetos e sim o coordenador, os professores são os que viabilizam tudo e sem uma organização da exposição do conteúdo de acordo com objetivos do projeto não haverá chances nenhuma da idéia prosperar. Além disso, apensar deste texto apresentar a idéia geral do projeto, a parte em que se trata da organização da exposição do conteúdo que viabilizem os alunos adquirirem as competências necessárias para desenvolvimento dos trabalhos para realizarem as entregas prevista do projeto. </text:p>
      <text:h text:style-name="Heading_20_1" text:outline-level="1"><text:bookmark text:name="orgheadline6"/><text:bookmark-start text:name="OrgXref.orgheadline6"/><text:bookmark-start text:name="__RefHeading___Toc7873_492198528"/>Escopo do projeto <text:bookmark-end text:name="OrgXref.orgheadline6"/><text:bookmark-end text:name="__RefHeading___Toc7873_492198528"/></text:h>
      <text:p text:style-name="P2">O Projeto Interdisciplinar é uma estratégia didática para empregar o conhecimento das diversas disciplinas para construção de um site e publicação deste site. O gestor deste projeto interdisciplinar é o coordenador do curso e a equipe são os professores. A data de início do projeto é <text:span text:style-name="Emphasis">__</text:span> A data de término do projeto é <text:span text:style-name="Emphasis">__</text:span> A Justificativa foram apresentadas na <text:bookmark-ref text:reference-format="chapter" text:ref-name="OrgXref.orgheadline1">1</text:bookmark-ref> e também nos <text:bookmark-ref text:reference-format="chapter" text:ref-name="OrgXref.orgheadline3">4</text:bookmark-ref> O Cronograma do projeto está na sessão <text:bookmark-ref text:reference-format="chapter" text:ref-name="OrgXref.orgheadline4">10</text:bookmark-ref> bem como as entregas que os alunos deverão realizar <text:bookmark-ref text:reference-format="chapter" text:ref-name="OrgXref.orgheadline5">7.5</text:bookmark-ref>. </text:p>
      <text:h text:style-name="Heading_20_1" text:outline-level="1"><text:bookmark text:name="orgheadline3"/><text:bookmark-start text:name="OrgXref.orgheadline3"/><text:bookmark-start text:name="__RefHeading___Toc7875_492198528"/>Objetivos do Projeto Interdisciplinar <text:bookmark-end text:name="OrgXref.orgheadline3"/><text:bookmark-end text:name="__RefHeading___Toc7875_492198528"/></text:h>
      <text:p text:style-name="Text_20_body">Além de trabalhar a interdisciplinaridade, outros objetivos estão previstos, quais sejam: </text:p>
      <text:list xml:id="list7327401643714914283" text:style-name="OrgBulletedList">
        <text:list-item>
          <text:p text:style-name="P17">Trazer uma realidade aos alunos da necessidade de realizar entregas de projetos com prazos definidos que é uma realidade de mercado. </text:p>
        </text:list-item>
        <text:list-item>
          <text:p text:style-name="P17">Reduzir o número de avaliações Se um projeto envolve conhecimentos de mais de uma disciplina, é salutar que na entrega de apenas um projeto seja possível (e desejável) que professores dessas disciplinas possam avaliar o aluno com relação ao conteúdo específico de sua disciplina que foi empregado para realização deste trabalho. Essa estratégia de avaliação pode economizar tempo do aluno, já que não teria que ser avaliado isoladamente através de várias avaliações. Pode economizar tempo também do professor, já que não seria necessário elaborar avaliações isoladas e sim analisar o que o aluno lhe apresenta como parte de sua disciplina no trabalho interdisciplinar. </text:p>
        </text:list-item>
        <text:list-item>
          <text:p text:style-name="P17">Não influenciar nem na didática do professor nem em seu próprio material de trabalho Esse objetivo tem por evitar que a existência do trabalho interdisciplinar implique em mudanças no estilo ou na didática do professor em sala de aula garantindo sua autonomia para desenvolvimento do trabalho. Dessa maneira o professor pode dar sua aula normalmente <text:soft-page-break/>para trabalhar o plano de aula. A única influência do trabalho interdisciplinar seria que os conteúdos programáticos sejam ministrados dentro de limites de datas específicos para viabilizar que o projeto interdisciplinar possa ser cobrado dos alunos como atividade avaliativa. </text:p>
        </text:list-item>
        <text:list-item>
          <text:p text:style-name="P17">Com vistas a prover os conteúdos específicos para cada fase específica da construção do projeto espera-se alcançar uma maior uniformidade/padronização do curso de modo que alunos diferentes, de turmas diferentes, com professores diferentes possam ver conteúdos em uma ordem mais uniforme. </text:p>
        </text:list-item>
      </text:list>
      <text:h text:style-name="Heading_20_1" text:outline-level="1"><text:bookmark text:name="orgheadline16"/><text:bookmark-start text:name="OrgXref.orgheadline16"/><text:bookmark-start text:name="__RefHeading___Toc7877_492198528"/>Requisitos mínimos para Site do Projeto Interdisciplinar <text:bookmark-end text:name="OrgXref.orgheadline16"/><text:bookmark-end text:name="__RefHeading___Toc7877_492198528"/></text:h>
      <text:h text:style-name="Heading_20_2" text:outline-level="2"><text:bookmark text:name="orgheadline7"/><text:bookmark-start text:name="OrgXref.orgheadline7"/><text:bookmark-start text:name="__RefHeading___Toc7879_492198528"/>Requisito Funcional 1 <text:bookmark-end text:name="OrgXref.orgheadline7"/><text:bookmark-end text:name="__RefHeading___Toc7879_492198528"/></text:h>
      <text:p text:style-name="Text_20_body">O projeto do site deverá permitir manutenção de um cadastro de usuários do site (Crud de usuários) </text:p>
      <text:h text:style-name="Heading_20_2" text:outline-level="2"><text:bookmark text:name="orgheadline8"/><text:bookmark-start text:name="OrgXref.orgheadline8"/><text:bookmark-start text:name="__RefHeading___Toc7881_492198528"/>Requisito Funcional 2 <text:bookmark-end text:name="OrgXref.orgheadline8"/><text:bookmark-end text:name="__RefHeading___Toc7881_492198528"/></text:h>
      <text:p text:style-name="Text_20_body">O Site deverá ter no mínimo três páginas de conteúdo (Não contando as páginas de administração de usuários do site) </text:p>
      <text:h text:style-name="Heading_20_2" text:outline-level="2"><text:bookmark text:name="orgheadline9"/><text:bookmark-start text:name="OrgXref.orgheadline9"/><text:bookmark-start text:name="__RefHeading___Toc7883_492198528"/>Requisito Funcional 3 <text:bookmark-end text:name="OrgXref.orgheadline9"/><text:bookmark-end text:name="__RefHeading___Toc7883_492198528"/></text:h>
      <text:p text:style-name="Text_20_body">Deverá haver menu de navegação para as páginas do site </text:p>
      <text:h text:style-name="Heading_20_2" text:outline-level="2"><text:bookmark text:name="orgheadline10"/><text:bookmark-start text:name="OrgXref.orgheadline10"/><text:bookmark-start text:name="__RefHeading___Toc7885_492198528"/>Requisito Funcional 4 <text:bookmark-end text:name="OrgXref.orgheadline10"/><text:bookmark-end text:name="__RefHeading___Toc7885_492198528"/></text:h>
      <text:p text:style-name="Text_20_body">Apenas o usuário com papel de administrador poderá fazer manutenção de usuários do site </text:p>
      <text:h text:style-name="Heading_20_2" text:outline-level="2"><text:bookmark text:name="orgheadline11"/><text:bookmark-start text:name="OrgXref.orgheadline11"/><text:bookmark-start text:name="__RefHeading___Toc7887_492198528"/>Requisito Funcional 5 <text:bookmark-end text:name="OrgXref.orgheadline11"/><text:bookmark-end text:name="__RefHeading___Toc7887_492198528"/></text:h>
      <text:p text:style-name="Text_20_body">O papel de administrador pode ser associado ou desaciado de qualquer usuário cadastrado do site. </text:p>
      <text:h text:style-name="Heading_20_2" text:outline-level="2"><text:bookmark text:name="orgheadline12"/><text:bookmark-start text:name="OrgXref.orgheadline12"/><text:bookmark-start text:name="__RefHeading___Toc7889_492198528"/>Requisito Funcional 6 <text:bookmark-end text:name="OrgXref.orgheadline12"/><text:bookmark-end text:name="__RefHeading___Toc7889_492198528"/></text:h>
      <text:p text:style-name="Text_20_body">Pode haver mais de um usuário administrador, mas deverá haver pelo menos um usuários que seja administrador. </text:p>
      <text:h text:style-name="Heading_20_2" text:outline-level="2"><text:bookmark text:name="orgheadline13"/><text:bookmark-start text:name="OrgXref.orgheadline13"/><text:bookmark-start text:name="__RefHeading___Toc7891_492198528"/>Requisito não funcional 1 <text:bookmark-end text:name="OrgXref.orgheadline13"/><text:bookmark-end text:name="__RefHeading___Toc7891_492198528"/></text:h>
      <text:p text:style-name="Text_20_body">Site deve ser apresentado ao cliente (Curso de Informática) hospedado e no ar </text:p>
      <text:h text:style-name="Heading_20_2" text:outline-level="2"><text:bookmark text:name="orgheadline14"/><text:bookmark-start text:name="OrgXref.orgheadline14"/><text:bookmark-start text:name="__RefHeading___Toc7893_492198528"/>Requisito não funcional 2 <text:bookmark-end text:name="OrgXref.orgheadline14"/><text:bookmark-end text:name="__RefHeading___Toc7893_492198528"/></text:h>
      <text:p text:style-name="Text_20_body">Site deve usar biblioteca javascript jquery </text:p>
      <text:h text:style-name="Heading_20_2" text:outline-level="2"><text:bookmark text:name="orgheadline15"/><text:bookmark-start text:name="OrgXref.orgheadline15"/><text:bookmark-start text:name="__RefHeading___Toc7895_492198528"/>Requisito não funcional 3 <text:bookmark-end text:name="OrgXref.orgheadline15"/><text:bookmark-end text:name="__RefHeading___Toc7895_492198528"/></text:h>
      <text:p text:style-name="Text_20_body">Site deve ser comunicar com o servidor por meio de requisiçoes ajax, exceto nos casos que envoler navegação entre páginas do site </text:p>
      <text:h text:style-name="Heading_20_1" text:outline-level="1"><text:bookmark text:name="orgheadline19"/><text:bookmark-start text:name="OrgXref.orgheadline19"/><text:bookmark-start text:name="__RefHeading___Toc7897_492198528"/><text:soft-page-break/>Recursos para construção do projeto <text:bookmark-end text:name="OrgXref.orgheadline19"/><text:bookmark-end text:name="__RefHeading___Toc7897_492198528"/></text:h>
      <text:p text:style-name="P2">São listados abaixo os recursos previstos e necessários para elaboração do projeto (que nada mais é do que subir um site on line). No caso de o aluno preferir utilizar outro recurso que não listado abaixo, será necessário obter autorização com o coordenador. </text:p>
      <text:h text:style-name="Heading_20_2" text:outline-level="2"><text:bookmark text:name="orgheadline17"/><text:bookmark-start text:name="OrgXref.orgheadline17"/><text:bookmark-start text:name="__RefHeading___Toc7899_492198528"/>Editor de texto <text:bookmark-end text:name="OrgXref.orgheadline17"/><text:bookmark-end text:name="__RefHeading___Toc7899_492198528"/></text:h>
      <text:p text:style-name="P2">Os editores citados abaixo fornecem um suporte para codificação sem gerar outros tipos de artefatos de configuração ou personalização do projeto que o aluno está trabalhando. Notepad++, sublime, vi , emacs </text:p>
      <text:h text:style-name="Heading_20_2" text:outline-level="2"><text:bookmark text:name="orgheadline18"/><text:bookmark-start text:name="OrgXref.orgheadline18"/><text:bookmark-start text:name="__RefHeading___Toc7901_492198528"/>Servidor para hospedagem do projeto <text:bookmark-end text:name="OrgXref.orgheadline18"/><text:bookmark-end text:name="__RefHeading___Toc7901_492198528"/></text:h>
      <text:p text:style-name="P2">Poderiamos escolher algum provedor estilho hostgator ou outro do tipo. O problema, neste caso, é que o o projeto que o aluno está realizando fica limitado ao php (embora esse seja o curso natural do projeto) e ás vezes a versões específicas de php. O Openshift fornece uma máquina pro aluno onde o aluno pode instalar seu próprio servidor e se preferir no futuro usar outra linguagem ao invés de php, ele terá essa liberdade ainda dentro de uma ambiente gratuito. Portanto, como alternativa de hospedagem a opção será o openshift. </text:p>
      <text:h text:style-name="Heading_20_1" text:outline-level="1"><text:bookmark text:name="orgheadline24"/><text:bookmark-start text:name="OrgXref.orgheadline24"/><text:bookmark-start text:name="__RefHeading___Toc7903_492198528"/>Funcionamento e execução do projeto <text:bookmark-end text:name="OrgXref.orgheadline24"/><text:bookmark-end text:name="__RefHeading___Toc7903_492198528"/></text:h>
      <text:p text:style-name="P2">A construção do projeto está dividida em fases, de acordo com as entregas das menções. Portanto, está previsto que os alunos façam entregas relativas ao projeto duas semanas antes de cada entrega de menção. A justificativa para essa divisião do projeto em fases é de que próximo as entregas das menções é um momento do curso em que um bloco significativo de conteúdo já foi ministrado e também um momento que espera-se que o aluno possa exercitar/aplicar esse conteúdo para resolução de problemas e, então, poder ser avaliado relativo a esse conteúdo. Outra oportunidade é que o professor tem à sua disposição mais um interessente instrumento de avaliação do aluno, que são as entregas específicas do projeto que deverão ocorrer sempre duas semanas antes das datas das entregas das menções. Portanto, o projeto fica dividido em duas fazes por semestre, conforme as datas das entregas das menções. </text:p>
      <text:p text:style-name="P2">A coordenação das ações do projeto será realizada pelo coordenador do curso, bem como a avaliação das entregas dos projetos. </text:p>
      <text:p text:style-name="P2">As ações são de três tipos: De ministração de conteúdo pelos professores das disciplinas Entregas de trabalho para avaliação realizada pelos alunos. Ações específicas do coordenador </text:p>
      <text:h text:style-name="Heading_20_2" text:outline-level="2"><text:bookmark text:name="orgheadline20"/><text:bookmark-start text:name="OrgXref.orgheadline20"/><text:bookmark-start text:name="__RefHeading___Toc7905_492198528"/>Papel dos professores das disciplinas (Provedores de Conteúdos/Habilidades/Competências) <text:bookmark-end text:name="OrgXref.orgheadline20"/><text:bookmark-end text:name="__RefHeading___Toc7905_492198528"/></text:h>
      <text:p text:style-name="P2">É importante ressaltar que o professor não vai "tocar" o projeto interdisciplinar, esse será o papel do coordenador. O papel do professor é apenas ministrar os conteúdos dentro de um certo limite de número de aulas para que o aluno tenha subsídios para as fases específicas do projeto. </text:p>
      <text:h text:style-name="Heading_20_2" text:outline-level="2"><text:bookmark text:name="orgheadline21"/><text:bookmark-start text:name="OrgXref.orgheadline21"/><text:bookmark-start text:name="__RefHeading___Toc7907_492198528"/>Papel do Coordenador (Gerente de cada Projeto) <text:bookmark-end text:name="OrgXref.orgheadline21"/><text:bookmark-end text:name="__RefHeading___Toc7907_492198528"/></text:h>
      <text:p text:style-name="P2">O papel global do Coordenador é Gerir o projeto. Como gerente de projeto o coodenador observa se o andamento do projeto está ok, não só com relação às entregas dos alunos, mas também se os conteúdos que viabilizam essas entregas estão disponíveis em tempo hábil e administrar situações <text:soft-page-break/>contingências objetivando sempre o alcance dos objetivos de cada um dos projetos que os alunos estaraão desenvolvendo. Explicar e esclarecer para alunos e professor o projeto. Das suporte aos alunos para elaboração do projeto. Acompanhar as entregas dos alunos no git (se possível) </text:p>
      <text:h text:style-name="Heading_20_2" text:outline-level="2"><text:bookmark-start text:name="OrgXref.orgheadline22"/><text:bookmark-start text:name="__RefHeading___Toc7909_492198528"/><text:bookmark text:name="orgheadline22"/>Papel dos Alunos (Adquirir as competências) <text:bookmark-end text:name="OrgXref.orgheadline22"/><text:bookmark-end text:name="__RefHeading___Toc7909_492198528"/></text:h>
      <text:p text:style-name="Text_20_body">Adquirir as competências Fazer grupos de 5 Cumprir com as fazes do projeto </text:p>
      <text:h text:style-name="Heading_20_2" text:outline-level="2"><text:bookmark-start text:name="OrgXref.orgheadline23"/><text:bookmark-start text:name="__RefHeading___Toc7911_492198528"/><text:bookmark text:name="orgheadline23"/>O Processo de software <text:bookmark-end text:name="OrgXref.orgheadline23"/><text:bookmark-end text:name="__RefHeading___Toc7911_492198528"/></text:h>
      <text:p text:style-name="P2">Processo de software é a estratégia/metodologia específica adotada por uma fábrica de software para construção dos softwares. É comum as fábricas adaptarem seus processos de softwares de modelos teóricos como XP - Extream Programmin, SCRUM, PU - Processo Unificado, que são metodologias ágeis, ou metodologia Cascata, dentre outras. Os alunos seguirão uma metodologia simples e adaptada para este trabalho devido ao fato de que eles eles possívelmente só estarão conscientes sobre esse assunto no terceiro módulo. A metodologia de desenvolvimento é uma adaptação das técnicas ágeis no sentido de que eles faraão entregas mais longas (a cada entrega de menções, que são trimestrais) e serão avaliados por isso. Portanto, a cada entrega de menções os alunos terão artefatos do projeto (que podem ser de tanto de planejamento de seus projetos, de documentação de seus projetos ou de artefatos de codificação) a serem entreges e ficarão disponíveis pra os professores e para o coordenador do curso. As entregas previstas são Cabe ressaltar que as entregas dos alunos, apesar de juntas significarem o avanço do projeto deles, é previsto que seja subdividida em partes de acordo com a contribuição do conteúdo ministrado de cada disciplina. Dessa formar o professor de cada disciplina tem a sua disposição para uma porção específica do conteúdo para o alcance dos objetivos do projeto. Segue uma relação das entregas e mais adiante um detalhamento de cada uma delas. </text:p>
      <text:h text:style-name="Heading_20_2" text:outline-level="2"><text:bookmark-start text:name="OrgXref.orgheadline5"/><text:bookmark-start text:name="__RefHeading___Toc7913_492198528"/><text:bookmark text:name="orgheadline5"/>As Entregas dos alunos <text:bookmark-end text:name="OrgXref.orgheadline5"/><text:bookmark-end text:name="__RefHeading___Toc7913_492198528"/></text:h>
      <text:p text:style-name="P2">Esta sessão do texto apresenta de forma suscinta um resumo das entregas, mais adiante, no texto deste projeto, há detalhes sobre cada uma delas. </text:p>
      <text:list xml:id="list170651167593072" text:style-name="OrgBulletedList">
        <text:list-item>
          <text:p text:style-name="P19">Entrega 1 (Primeiro Módulo / Primeiro Trimestre) Segundo o plano de curso, nesta fase do curso o aluno está tendo contato ainda com conceitos e programação de fato só em LP mas ainda apenas no início. Essa primeira entrega consta basicamente de documentação e planejamento do projeto, ou seja, Termo de Abertura do Projeto (explicado mais adiante) e diagramas MER, Wireframe. </text:p>
        </text:list-item>
        <text:list-item>
          <text:p text:style-name="P19">Entrega 2 (Primeiro Módulo / Segundo Trimestre) Nesta fase, segundo o planejamento do cronograma de ministração do plano de curso, o aluno já viu HTML, CSS e Javascript. Já viu LP, GSO. O Resultado dessa entrega são aprimoramentos e refinamentos dos modelos de software que ele construiu e artefatos de software condizentes com esses modelos. Isso é detalhado mais adiante. Na prática essa entrega deve resultar em um site com no mínimo três páginas no ar que apresente os formulários para cadastro dos usuários do software. Apesar de estar no ar não tem nada do lado do servidor, mas já deve ser navegável. </text:p>
        </text:list-item>
        <text:list-item>
          <text:p text:style-name="P19">Entrega 3 (Segundo Módulo / Primeiro Trimestre) </text:p>
        </text:list-item>
        <text:list-item>
          <text:p text:style-name="P19">Entrega 4 (Segundo Módulo / Segundo Trimestre) </text:p>
        </text:list-item>
        <text:list-item>
          <text:p text:style-name="P19">Entrega 5 (Terceiro Módulo / Primeiro Trimestre) </text:p>
        </text:list-item>
        <text:list-item>
          <text:p text:style-name="P19">Entrega 6 (Terceiro Módulo / Segundo Trimestre) </text:p>
        </text:list-item>
      </text:list>
      <text:h text:style-name="P23" text:outline-level="1"><text:bookmark-start text:name="OrgXref.orgheadline26"/><text:bookmark-start text:name="__RefHeading___Toc7915_492198528"/><text:bookmark text:name="orgheadline26"/><text:soft-page-break/>Envolvimento das disciplinas no projeto <text:bookmark-end text:name="OrgXref.orgheadline26"/><text:bookmark-end text:name="__RefHeading___Toc7915_492198528"/></text:h>
      <text:p text:style-name="P2">Considerando que, segundo o calendário escolar, as entregas das menções são 04/04 e 30/06 é interessante organizar os trabalhos dos professores e alunos com base nisso, deixando algum prazo de folga para possíveis recuperações. Recuperações pode ser, por exemplo, uma entrega atrasada em uma semana, ou em duas semanas. </text:p>
      <text:p text:style-name="P2">Datas interessantes para as primeiras entregas relativas ao projeto podem ser </text:p>
      <text:p text:style-name="P2"><text:span text:style-name="Bold">Primeira fase do projeto</text:span> Semana do dia 21/03 (Entregas com valor integral) - duas semanas antes da entrega final de menções Semana do dia 20/03 (Entrega antrasadas a título de recuperação) - Uma semana antes da entregas das mençoes. Neste caso o aluno poderia ter mais algum tipo de orientaçõa para viabilizar sua entrega relativa ao projeto interdisciplinar. </text:p>
      <text:p text:style-name="P2"><text:span text:style-name="Bold">Segunda fase do projeto</text:span> Semana do dia 12/06 (Entregas com valor integral) - Duas semanas antes da entrega final de menções Semana do dia 19/06 (Entrega antrasadas a título de recuperação) - Uma semana antes da entregas das mençoes. Igualmente, neste caso o aluno poderia ter mais algum tipo de orientaçõa para viabilizar sua entrega relativa ao projeto interdisciplinar. Lembrando que a entrega das menções em junho é dia 30/06. </text:p>
      <text:h text:style-name="P16" text:outline-level="2"><text:bookmark-start text:name="OrgXref.orgheadline25"/><text:bookmark-start text:name="__RefHeading___Toc7917_492198528"/><text:bookmark text:name="orgheadline25"/>Envolvimento das disciplinas na primeira fase do projeto (até a primeira entrega de menções do semestre) <text:bookmark-end text:name="OrgXref.orgheadline25"/><text:bookmark-end text:name="__RefHeading___Toc7917_492198528"/></text:h>
      <text:p text:style-name="P2">No início do primeiro ano os alunos ainda precisam adquirir os conhecimentos básicos e por isso não dá pra se envolverem diretamente com o projeto a não ser ficar sabendo de ante-mão que precisarão fazer o projeto porque serão avaliados pela execução do mesmo. As disciplinas do primeiro módulo são AS,TPI1,TLBDI,OSA,LP,IMC,GSO1 e LTT. Uma reflexão sobre quais seriam as contribuições de cada disciplina para o projeto interdisciplinar pode ser observada no quadro abaixo. Cabe ressaltar que esse levantamento teve como base os requisitos de software acordados para o projeto. </text:p>
      <text:p text:style-name="P2">AS faltou Diagrama de Navegação </text:p>
      <text:list xml:id="list7418264154268114693" text:style-name="OrgNumberedList">
        <text:list-item>
          <text:p text:style-name="P20">Fluxo de dados: </text:p>
        </text:list-item>
      </text:list>
      <text:p text:style-name="P2">processo; fluxo de informação; transformações transações e </text:p>
      <text:list xml:id="list170650598912250" text:style-name="OrgNumberedList">
        <text:list-item>
          <text:p text:style-name="P20">Diagrama </text:p>
        </text:list-item>
      </text:list>
      <text:p text:style-name="P2">Contexto de Estado e </text:p>
      <text:h text:style-name="P23" text:outline-level="1"><text:bookmark-start text:name="OrgXref.orgheadline59"/><text:bookmark-start text:name="__RefHeading___Toc7919_492198528"/><text:bookmark text:name="orgheadline59"/>Mais detalhes sobre as Entregas dos Alunos <text:bookmark-end text:name="OrgXref.orgheadline59"/><text:bookmark-end text:name="__RefHeading___Toc7919_492198528"/></text:h>
      <text:p text:style-name="P2">A sessão <text:bookmark-ref text:reference-format="chapter" text:ref-name="OrgXref.orgheadline5">7.5</text:bookmark-ref> apresenta uma visão geral das entregas dos alunos. Nesta sessão será detalhado prazos e conteúdo dessas entregas de acordo com os conteúdos ministrados. Para o detalhamento das entrega dos alunos consta os prazos e o conteúdo da entrega. As entregas terão como clientes o coordenador e o professor da disciplina que contribuiu com conteúdos para a entrega. Prazos Data Mínima: Duas semanas antes da entrega das menções, pra dar tempo de avaliar Data Máxima: Uma semana antes da entrega das menções, situação requer maior cuidado do coordenador para orientação. Em compensação essa orientação pode ser caracterizada como um processo de recuperaçã contínua. Apensar a apresentação das entregas estar fragmentada em disciplinas, o resultado final são as três páginas estáticas hospedadas e uma modelagem do que ele vai ter que programar no próximo módulo que é o crud de usuários do sistema. Considerando que ele já tem a classe usuário no diagrama, bem como a classe Papel, ou Grupo de usuário, e também essas classes em C++ ele terá uma boa base para o crud no próximo semestre; </text:p>
      <text:h text:style-name="P16" text:outline-level="2"><text:bookmark-start text:name="OrgXref.orgheadline37"/><text:bookmark-start text:name="__RefHeading___Toc7921_492198528"/><text:bookmark text:name="orgheadline37"/><text:soft-page-break/>Mais detalhes da Entrega 1 (Primeiro Módulo / Primeiro Trimestre) <text:bookmark-end text:name="OrgXref.orgheadline37"/><text:bookmark-end text:name="__RefHeading___Toc7921_492198528"/></text:h>
      <text:h text:style-name="P24" text:outline-level="3"><text:bookmark-start text:name="OrgXref.orgheadline27"/><text:bookmark-start text:name="__RefHeading___Toc7923_492198528"/><text:bookmark text:name="orgheadline27"/>Prazo <text:bookmark-end text:name="OrgXref.orgheadline27"/><text:bookmark-end text:name="__RefHeading___Toc7923_492198528"/></text:h>
      <text:p text:style-name="P2">Data Mínima: 20/03 Data Máxima: 27/03 </text:p>
      <text:h text:style-name="P24" text:outline-level="3"><text:bookmark-start text:name="OrgXref.orgheadline36"/><text:bookmark-start text:name="__RefHeading___Toc7925_492198528"/><text:bookmark text:name="orgheadline36"/>Conteúdo da entrega <text:bookmark-end text:name="OrgXref.orgheadline36"/><text:bookmark-end text:name="__RefHeading___Toc7925_492198528"/></text:h>
      <text:list xml:id="list170650612337245" text:style-name="OrgNumberedList">
        <text:list-item>
          <text:p text:style-name="P20"><text:bookmark-start text:name="OrgXref.orgheadline28"/><text:bookmark text:name="orgheadline28"/>Termo de Abertura do Projeto constando as seguintes (Cliente: Coordenador) <text:bookmark-end text:name="OrgXref.orgheadline28"/></text:p>
          <text:list text:style-name="OrgBulletedList">
            <text:list-item>
              <text:p text:style-name="P19">Gerente de Projeto Coordenador do Curso </text:p>
            </text:list-item>
            <text:list-item>
              <text:p text:style-name="P19">Equipe 5 alunos do grupo. </text:p>
            </text:list-item>
            <text:list-item>
              <text:p text:style-name="P19">Data de início do projeto início das atividades escolares: 01/02 </text:p>
            </text:list-item>
            <text:list-item>
              <text:p text:style-name="P19">Dependências </text:p>
            </text:list-item>
            <text:list-item>
              <text:p text:style-name="P19">Justificativa e propósito do projeto, no caso, o site Os alunos podem colher esse material nas sessões <text:bookmark-ref text:reference-format="chapter" text:ref-name="OrgXref.orgheadline1">1</text:bookmark-ref> e <text:bookmark-ref text:reference-format="chapter" text:ref-name="OrgXref.orgheadline3">4</text:bookmark-ref> </text:p>
            </text:list-item>
            <text:list-item>
              <text:p text:style-name="P19">Cronograma e Orçamento resumido. Os alunos precisam se organizar em tarefas e prazos para o trabalho. Deve constar, no mínimo, o cronograma do planejamento da próxima entrega, que é a entrega 2. Para a entrega 2 eles já terão os conteúdos necessários para se organizarem em tarefas. </text:p>
            </text:list-item>
          </text:list>
        </text:list-item>
        <text:list-item>
          <text:p text:style-name="P20"><text:bookmark-start text:name="OrgXref.orgheadline29"/><text:bookmark text:name="orgheadline29"/>AS <text:bookmark-end text:name="OrgXref.orgheadline29"/></text:p>
          <text:list text:style-name="OrgBulletedList">
            <text:list-item>
              <text:p text:style-name="P19">Levantamento de Requisitos que satisfazem as necessidades do cliente Cliente: Coodenador e Professor de AS Os requisitos mínimos são os citados na sessão <text:bookmark-ref text:reference-format="chapter" text:ref-name="OrgXref.orgheadline16">5</text:bookmark-ref> Se precisa pegar o ok com o coordenador sobre esses requisitos e lista-los aqui. </text:p>
            </text:list-item>
            <text:list-item>
              <text:p text:style-name="P19">Diagrama de Classe (AS) Cliente: Coodenador e Professor de AS Não precisa ser diagrama de projeto, pode ser de análise. Os alunos podem refinar e voltar ao diagrama depois. O objetivo é que os alunos já tenham algum contato com orientação a objetos. O mínimo de objetos envolvidos no diagrama de classes são os usuários do sistema e os papéis (administrador, ou outro papel que faça sentido pro site deles) Tem que fazer um crud desses usuários. </text:p>
            </text:list-item>
          </text:list>
          <text:list>
            <text:list-item text:style-override="OrgNumberedList">
              <text:p text:style-name="P20">Wireframe(AS) Cliente: Coodenador e Professor de AS Que disciplina forneceria esse conteúdo? </text:p>
            </text:list-item>
          </text:list>
        </text:list-item>
      </text:list>
      <text:section text:style-name="Sect1" text:name="Section1">
        <table:table table:name="Table1" table:style-name="Table1">
          <table:table-column table:style-name="Table1.A" table:number-columns-repeated="3"/>
          <table:table-header-rows>
            <table:table-row>
              <table:table-cell table:style-name="Table1.A1" office:value-type="string">
                <text:p text:style-name="P12">Aula</text:p>
              </table:table-cell>
              <table:table-cell table:style-name="Table1.B1" office:value-type="string">
                <text:p text:style-name="P7">Data</text:p>
              </table:table-cell>
              <table:table-cell table:style-name="Table1.C1" office:value-type="string">
                <text:p text:style-name="P7">Conteúdo</text:p>
              </table:table-cell>
            </table:table-row>
          </table:table-header-rows>
          <table:table-row>
            <table:table-cell table:style-name="Table1.A7" office:value-type="string">
              <text:p text:style-name="P12">1</text:p>
            </table:table-cell>
            <table:table-cell table:style-name="Table1.B7" office:value-type="string">
              <text:p text:style-name="P7">06/fev</text:p>
            </table:table-cell>
            <table:table-cell table:style-name="Table1.C7" office:value-type="string">
              <text:p text:style-name="P7">Conteúdo: Item 1 e 3 Estudo de viabilidade Considerando Site do Proj Interdisciplinar</text:p>
            </table:table-cell>
          </table:table-row>
          <table:table-row>
            <table:table-cell table:style-name="Table1.A7" office:value-type="string">
              <text:p text:style-name="P12">2</text:p>
            </table:table-cell>
            <table:table-cell table:style-name="Table1.B7" office:value-type="string">
              <text:p text:style-name="P7">13/fev</text:p>
            </table:table-cell>
            <table:table-cell table:style-name="Table1.C7" office:value-type="string">
              <text:p text:style-name="P7">Conteúdo: Item 4 Requisitos Funcionais e Não funcionais para que os alunos compreendam os requisitos do Proj Interdisciplinar</text:p>
            </table:table-cell>
          </table:table-row>
          <table:table-row>
            <table:table-cell table:style-name="Table1.A7" office:value-type="string">
              <text:p text:style-name="P12">3</text:p>
            </table:table-cell>
            <table:table-cell table:style-name="Table1.B7" office:value-type="string">
              <text:p text:style-name="P7">20/fev</text:p>
            </table:table-cell>
            <table:table-cell table:style-name="Table1.C7" office:value-type="string">
              <text:p text:style-name="P7">Cont Item 4</text:p>
            </table:table-cell>
          </table:table-row>
          <table:table-row>
            <table:table-cell table:style-name="Table1.A7" office:value-type="string">
              <text:p text:style-name="P12">4</text:p>
            </table:table-cell>
            <table:table-cell table:style-name="Table1.B7" office:value-type="string">
              <text:p text:style-name="P7">06/mar</text:p>
            </table:table-cell>
            <table:table-cell table:style-name="Table1.C7" office:value-type="string">
              <text:p text:style-name="P7">Conteúdo: Item 5 Modelagem da Arquitetura (Conceituar site estático <text:a xlink:type="simple" xlink:href="../../../../../../../../../" text:style-name="Internet_20_link" text:visited-style-name="Visited_20_Internet_20_Link">file:///</text:a> e site no servidor <text:a xlink:type="simple" xlink:href="http://" text:style-name="Internet_20_link" text:visited-style-name="Visited_20_Internet_20_Link">http://</text:a></text:p>
            </table:table-cell>
          </table:table-row>
          <table:table-row>
            <table:table-cell table:style-name="Table1.A7" office:value-type="string">
              <text:p text:style-name="P12">5</text:p>
            </table:table-cell>
            <table:table-cell table:style-name="Table1.B7" office:value-type="string">
              <text:p text:style-name="P7">13/mar</text:p>
            </table:table-cell>
            <table:table-cell table:style-name="Table1.C7" office:value-type="string">
              <text:p text:style-name="P7">Cont Item 5</text:p>
            </table:table-cell>
          </table:table-row>
          <table:table-row>
            <table:table-cell table:style-name="Table1.A7" office:value-type="string">
              <text:p text:style-name="P12">6</text:p>
            </table:table-cell>
            <table:table-cell table:style-name="Table1.B7" office:value-type="string">
              <text:p text:style-name="P7">20/mar</text:p>
            </table:table-cell>
            <table:table-cell table:style-name="Table1.C7" office:value-type="string">
              <text:p text:style-name="P7">Introdução ao Diagrama de classes</text:p>
            </table:table-cell>
          </table:table-row>
          <table:table-row>
            <table:table-cell table:style-name="Table1.A8" office:value-type="string">
              <text:p text:style-name="P12">7</text:p>
            </table:table-cell>
            <table:table-cell table:style-name="Table1.B8" office:value-type="string">
              <text:p text:style-name="P7">27/mar</text:p>
            </table:table-cell>
            <table:table-cell table:style-name="Table1.C8" office:value-type="string">
              <text:p text:style-name="P7">Cont Item 5</text:p>
            </table:table-cell>
          </table:table-row>
        </table:table>
      </text:section>
      <text:list xml:id="list213548786062285" text:continue-numbering="true" text:style-name="OrgNumberedList">
        <text:list-item>
          <text:p text:style-name="P20"/>
        </text:list-item>
        <text:list-item>
          <text:p text:style-name="P21"><text:bookmark-start text:name="OrgXref.orgheadline30"/><text:bookmark text:name="orgheadline30"/>TPI1 <text:bookmark-end text:name="OrgXref.orgheadline30"/></text:p>
          <text:list text:style-name="OrgBulletedList">
            <text:list-item>
              <text:p text:style-name="P19">Páginas ainda não lincadas do html Cliente: Coodenador e Professor de TPI1 Teórico de como farão para criar as três páginas formatadas segundo o wireframe. </text:p>
            </text:list-item>
          </text:list>
          <text:p text:style-name="P20">TPI - A idéia é contemplar com mais calma a parte de javascript, por isso na primeira fase avaliar já html e css. A vantagem disso é que os detalhes do html e do css serão necessariamente exercitados quando o aluno estiver com a mao na massa no site. Outro motivo para dar mais atenção ao javascript é que já coloca o aluno em contato com a programação. </text:p>
        </text:list-item>
      </text:list>
      <text:section text:style-name="Sect1" text:name="Section2">
        <table:table table:name="Table2" table:style-name="Table2">
          <table:table-column table:style-name="Table2.A" table:number-columns-repeated="3"/>
          <table:table-row>
            <table:table-cell table:style-name="Table2.A1" office:value-type="string">
              <text:p text:style-name="OrgTableContentsRight">Aula</text:p>
            </table:table-cell>
            <table:table-cell table:style-name="Table2.A1" office:value-type="string">
              <text:p text:style-name="OrgTableContentsLeft">Data</text:p>
            </table:table-cell>
            <table:table-cell table:style-name="Table2.C1" office:value-type="string">
              <text:p text:style-name="OrgTableContentsLeft">Conteúdos:</text:p>
            </table:table-cell>
          </table:table-row>
          <table:table-row>
            <table:table-cell table:style-name="Table2.A2" office:value-type="string">
              <text:p text:style-name="OrgTableContentsRight">1</text:p>
            </table:table-cell>
            <table:table-cell table:style-name="Table2.A2" office:value-type="string">
              <text:p text:style-name="OrgTableContentsLeft"><text:span text:style-name="OrgInactiveTimestamp">&lt;Fev 6, 2017&gt;</text:span></text:p>
            </table:table-cell>
            <table:table-cell table:style-name="Table2.C2" office:value-type="string">
              <text:p text:style-name="OrgTableContentsLeft">Item 1 - Introdução aos Navegadores Web e Item 2 - Estrutura básica do HTML</text:p>
            </table:table-cell>
          </table:table-row>
          <table:table-row>
            <table:table-cell table:style-name="Table2.A2" office:value-type="string">
              <text:p text:style-name="OrgTableContentsRight">2</text:p>
            </table:table-cell>
            <table:table-cell table:style-name="Table2.A2" office:value-type="string">
              <text:p text:style-name="OrgTableContentsLeft"><text:span text:style-name="OrgInactiveTimestamp">&lt;Fev 13, 2017&gt;</text:span></text:p>
            </table:table-cell>
            <table:table-cell table:style-name="Table2.C2" office:value-type="string">
              <text:p text:style-name="OrgTableContentsLeft">Item 3 - Definição dos Conceitos de HTML</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formatações frases e cabeçalho;</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propriedades:o bordas, cor de fundo (background e foreground), fonte, cor, tamanho, família</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listas: o ordenadas, não ordenadas e de termos/ definições</text:p>
            </table:table-cell>
          </table:table-row>
          <table:table-row>
            <table:table-cell table:style-name="Table2.A2" office:value-type="string">
              <text:p text:style-name="OrgTableContentsRight">3</text:p>
            </table:table-cell>
            <table:table-cell table:style-name="Table2.A2" office:value-type="string">
              <text:p text:style-name="OrgTableContentsLeft"><text:span text:style-name="OrgInactiveTimestamp">&lt;Fev 20, 2017&gt;</text:span></text:p>
            </table:table-cell>
            <table:table-cell table:style-name="Table2.C2" office:value-type="string">
              <text:p text:style-name="OrgTableContentsLeft">Item 4 - Formulários (forms)</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ações, objetos (text, password,hidden, textarea, select,checkbox, radio, buttons)</text:p>
            </table:table-cell>
          </table:table-row>
          <table:table-row>
            <table:table-cell table:style-name="Table2.A2" office:value-type="string">
              <text:p text:style-name="OrgTableContentsRight">4</text:p>
            </table:table-cell>
            <table:table-cell table:style-name="Table2.A2" office:value-type="string">
              <text:p text:style-name="OrgTableContentsLeft"><text:span text:style-name="OrgInactiveTimestamp">&lt;Mar 6, 2017&gt;</text:span></text:p>
            </table:table-cell>
            <table:table-cell table:style-name="Table2.C2" office:value-type="string">
              <text:p text:style-name="OrgTableContentsLeft">Item 5. Folha de estilo em cascata(Cascading Style Sheets - CSS</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atributo,classe,propriedade,cores(padronização de cores paraWeb (RGB e Hexadecimal),</text:p>
            </table:table-cell>
          </table:table-row>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OrgTableContentsLeft">criação de comentários, link para uma folha de estilo externa; propriedades de folha de estilo (class e identification)</text:p>
            </table:table-cell>
          </table:table-row>
          <table:table-row>
            <table:table-cell table:style-name="Table2.A2" office:value-type="string">
              <text:p text:style-name="OrgTableContentsRight">5</text:p>
            </table:table-cell>
            <table:table-cell table:style-name="Table2.A2" office:value-type="string">
              <text:p text:style-name="OrgTableContentsLeft"><text:span text:style-name="OrgInactiveTimestamp">&lt;Mar 13, 2017&gt;</text:span></text:p>
            </table:table-cell>
            <table:table-cell table:style-name="Table2.C2" office:value-type="string">
              <text:p text:style-name="OrgTableContentsLeft">Item 6. Conceito de Tableless</text:p>
            </table:table-cell>
          </table:table-row>
          <text:soft-page-break/>
          <table:table-row>
            <table:table-cell table:style-name="Table2.A2" office:value-type="string">
              <text:p text:style-name="OrgTableContentsRight"/>
            </table:table-cell>
            <table:table-cell table:style-name="Table2.A2" office:value-type="string">
              <text:p text:style-name="OrgTableContentsLeft"/>
            </table:table-cell>
            <table:table-cell table:style-name="Table2.C2" office:value-type="string">
              <text:p text:style-name="P7">div, imagens, bordas, link,propriedades, abreviações,espaçamentos (internos eexternos) e medidas reconhecidas (px, pt, e mm, cm, %, em) pelo CSS</text:p>
            </table:table-cell>
          </table:table-row>
          <table:table-row>
            <table:table-cell table:style-name="Table2.A2" office:value-type="string">
              <text:p text:style-name="OrgTableContentsRight">6</text:p>
            </table:table-cell>
            <table:table-cell table:style-name="Table2.A2" office:value-type="string">
              <text:p text:style-name="OrgTableContentsLeft"><text:span text:style-name="OrgInactiveTimestamp">&lt;Mar 20, 2017&gt;</text:span></text:p>
            </table:table-cell>
            <table:table-cell table:style-name="Table2.C2" office:value-type="string">
              <text:p text:style-name="OrgTableContentsLeft">Item 9: Criação de Layouts em camadas (tableless) e modelosde formatação visual em CSS (display, position, float, clear,etc.)</text:p>
            </table:table-cell>
          </table:table-row>
          <table:table-row>
            <table:table-cell table:style-name="Table2.A15" office:value-type="string">
              <text:p text:style-name="OrgTableContentsRight">7</text:p>
            </table:table-cell>
            <table:table-cell table:style-name="Table2.B15" office:value-type="string">
              <text:p text:style-name="OrgTableContentsLeft"><text:span text:style-name="OrgInactiveTimestamp">&lt;Mar 27, 2017&gt;</text:span></text:p>
            </table:table-cell>
            <table:table-cell table:style-name="Table2.C15" office:value-type="string">
              <text:p text:style-name="OrgTableContentsLeft">Revisão (aula reservada para o projeto)</text:p>
            </table:table-cell>
          </table:table-row>
        </table:table>
      </text:section>
      <text:list xml:id="list213548542593620" text:continue-numbering="true" text:style-name="OrgNumberedList">
        <text:list-header>
          <text:p text:style-name="P22">Nessas 7 aulas os alunos podem pelo menos entregar 3 ou mais páginas com html e layout css. Não precisa ser bonito, mas precisa ter aplicadas as técnicas relativas ao conteúdo de html e layout css. A navegação ainda fica pra depois, mas a página index pode já conter um menu porque faz parte da formatação css e html. </text:p>
        </text:list-header>
        <text:list-item>
          <text:p text:style-name="P22"><text:bookmark-start text:name="OrgXref.orgheadline31"/><text:bookmark text:name="orgheadline31"/>TLBD1 <text:bookmark-end text:name="OrgXref.orgheadline31"/></text:p>
          <text:list text:style-name="OrgBulletedList">
            <text:list-item>
              <text:p text:style-name="P19">MER do cadastro de usuários com relacionamento com papéis Cliente: Coodenador e Professor de TLBDI Pode ser que não dê pra pedir o DER porque os alunos provavelmente não estarão afeitos ainda a objetos físicos do banco como chaves primárias, estrangeiras etc. Segundo sugestão de cronograma são 4 aulas de Modelo Lógico mais duas para os alunos fazerem em sala de aula a título de exercício ou prova, se o professor preferir. </text:p>
            </text:list-item>
          </text:list>
          <text:p text:style-name="P20">TLBD1-Banco de dados dá uma contribuição bastante direta para o projeto interdisciplinar No caso de ocorrer algum tipo de atraso no conteúdo, vale a pena priorizar o item 1 e 4, sobre modelo lógico pra que os alunos já possam entrar em contato com que eles precisam para entregar um Mer e um Der do CRUD de usuários. Mesmo que ainda não comtemple integridade referencial. Mas eles já podem ficar uma curiosidade sobre isso porque no caso da AS eles já modeleram os objetos com generalização / agregação e composição. Seria muito bom se desse pra falar logo essa parte importante de banco, mas acho que é cedo nessa primeira parte do semestre. </text:p>
        </text:list-item>
      </text:list>
      <text:section text:style-name="Sect1" text:name="Section3">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Aula</text:p>
              </table:table-cell>
              <table:table-cell table:style-name="Table3.A1" office:value-type="string">
                <text:p text:style-name="P8">Data</text:p>
              </table:table-cell>
              <table:table-cell table:style-name="Table3.C1" office:value-type="string">
                <text:p text:style-name="P8">Conteúdos</text:p>
              </table:table-cell>
            </table:table-row>
          </table:table-header-rows>
          <table:table-row>
            <table:table-cell table:style-name="Table3.A2" office:value-type="string">
              <text:p text:style-name="P14">1</text:p>
            </table:table-cell>
            <table:table-cell table:style-name="Table3.A2" office:value-type="string">
              <text:p text:style-name="P9"><text:span text:style-name="OrgInactiveTimestamp">&lt;Fev 7, 2017&gt;</text:span></text:p>
            </table:table-cell>
            <table:table-cell table:style-name="Table3.C2" office:value-type="string">
              <text:p text:style-name="P9">Item 1 - Introdução a banco de dad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História,definição,importância dos sistemas de bancos de dados nasorganizaçõe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Ao Falar da importancia, falar da importancia para o projeto interdisciplinar</text:p>
            </table:table-cell>
          </table:table-row>
          <table:table-row>
            <table:table-cell table:style-name="Table3.A2" office:value-type="string">
              <text:p text:style-name="P14">2</text:p>
            </table:table-cell>
            <table:table-cell table:style-name="Table3.A2" office:value-type="string">
              <text:p text:style-name="P9"><text:span text:style-name="OrgInactiveTimestamp">&lt;Fev 14, 2017&gt;</text:span></text:p>
            </table:table-cell>
            <table:table-cell table:style-name="Table3.C2" office:value-type="string">
              <text:p text:style-name="P9">Item 2 - Projeto de banco de dad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Características de SGBD (Sistema de Gerenciamento de Banco de Dad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modelo conceitual;</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modelo lógico - Regras de Derivação e Regras de Restrição DER e MER;</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Dicionário de Dados</text:p>
            </table:table-cell>
          </table:table-row>
          <table:table-row>
            <table:table-cell table:style-name="Table3.A2" office:value-type="string">
              <text:p text:style-name="P14">3</text:p>
            </table:table-cell>
            <table:table-cell table:style-name="Table3.A2" office:value-type="string">
              <text:p text:style-name="P9"><text:span text:style-name="OrgInactiveTimestamp">&lt;Fev 21, 2017&gt;</text:span></text:p>
            </table:table-cell>
            <table:table-cell table:style-name="Table3.C2" office:value-type="string">
              <text:p text:style-name="P9">Item 3. Metodologia CASE:</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definição de ferramentas, (Computer-Aided Software Engineering); utilização de ferramenta CASEpara modelagem de dados</text:p>
            </table:table-cell>
          </table:table-row>
          <table:table-row>
            <table:table-cell table:style-name="Table3.A2" office:value-type="string">
              <text:p text:style-name="P14">4</text:p>
            </table:table-cell>
            <table:table-cell table:style-name="Table3.A2" office:value-type="string">
              <text:p text:style-name="P9"><text:span text:style-name="OrgInactiveTimestamp">&lt;Fev 28, 2017&gt;</text:span></text:p>
            </table:table-cell>
            <table:table-cell table:style-name="Table3.C2" office:value-type="string">
              <text:p text:style-name="P9">Feriado</text:p>
            </table:table-cell>
          </table:table-row>
          <table:table-row>
            <table:table-cell table:style-name="Table3.A2" office:value-type="string">
              <text:p text:style-name="P14">5</text:p>
            </table:table-cell>
            <table:table-cell table:style-name="Table3.A2" office:value-type="string">
              <text:p text:style-name="P9"><text:span text:style-name="OrgInactiveTimestamp">&lt;Mar 7, 2017&gt;</text:span></text:p>
            </table:table-cell>
            <table:table-cell table:style-name="Table3.C2" office:value-type="string">
              <text:p text:style-name="P9">Conteúdo Item 4 - Modelo Lógico:</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Entidade:</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Classificações de Entidade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Representações de Entidades Atributos: classificações de Atributos;representações de Atribut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Identificar e modelar Entidade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Distinguir Atributose Entidade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analisar e modelar Atributos;relacionament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representação gráfica de entidades, atributos e <text:soft-page-break/>relacionamentos;</text:p>
            </table:table-cell>
          </table:table-row>
          <table:table-row>
            <table:table-cell table:style-name="Table3.A2" office:value-type="string">
              <text:p text:style-name="P14"/>
            </table:table-cell>
            <table:table-cell table:style-name="Table3.A2" office:value-type="string">
              <text:p text:style-name="P9"/>
            </table:table-cell>
            <table:table-cell table:style-name="Table3.C2" office:value-type="string">
              <text:p text:style-name="P9">grau de relacionamento (binário/ ternário); comparação entre relacionamentos</text:p>
            </table:table-cell>
          </table:table-row>
          <table:table-row>
            <table:table-cell table:style-name="Table3.A2" office:value-type="string">
              <text:p text:style-name="P14">6</text:p>
            </table:table-cell>
            <table:table-cell table:style-name="Table3.A2" office:value-type="string">
              <text:p text:style-name="P9"><text:span text:style-name="OrgInactiveTimestamp">&lt;Mar 14, 2017&gt;</text:span></text:p>
            </table:table-cell>
            <table:table-cell table:style-name="Table3.C2" office:value-type="string">
              <text:p text:style-name="P9">Cont Item 4</text:p>
            </table:table-cell>
          </table:table-row>
          <table:table-row>
            <table:table-cell table:style-name="Table3.A2" office:value-type="string">
              <text:p text:style-name="P14">7</text:p>
            </table:table-cell>
            <table:table-cell table:style-name="Table3.A2" office:value-type="string">
              <text:p text:style-name="P9"><text:span text:style-name="OrgInactiveTimestamp">&lt;Mar 21, 2017&gt;</text:span></text:p>
            </table:table-cell>
            <table:table-cell table:style-name="Table3.C2" office:value-type="string">
              <text:p text:style-name="P9">Cont Item 4</text:p>
            </table:table-cell>
          </table:table-row>
          <table:table-row>
            <table:table-cell table:style-name="Table3.A2" office:value-type="string">
              <text:p text:style-name="P14">8</text:p>
            </table:table-cell>
            <table:table-cell table:style-name="Table3.A2" office:value-type="string">
              <text:p text:style-name="P9"><text:span text:style-name="OrgInactiveTimestamp">&lt;Mar 28, 2017&gt;</text:span></text:p>
            </table:table-cell>
            <table:table-cell table:style-name="Table3.C2" office:value-type="string">
              <text:p text:style-name="P9">Cont Item 4</text:p>
            </table:table-cell>
          </table:table-row>
          <table:table-row>
            <table:table-cell table:style-name="Table3.A2" office:value-type="string">
              <text:p text:style-name="P14">9</text:p>
            </table:table-cell>
            <table:table-cell table:style-name="Table3.A2" office:value-type="string">
              <text:p text:style-name="P9"><text:span text:style-name="OrgInactiveTimestamp">&lt;Abr 4, 2017&gt;</text:span></text:p>
            </table:table-cell>
            <table:table-cell table:style-name="Table3.C2" office:value-type="string">
              <text:p text:style-name="P9">Entrega das menções</text:p>
            </table:table-cell>
          </table:table-row>
          <table:table-row>
            <table:table-cell table:style-name="Table3.A26" office:value-type="string">
              <text:p text:style-name="P14"/>
            </table:table-cell>
            <table:table-cell table:style-name="Table3.B26" office:value-type="string">
              <text:p text:style-name="P9"/>
            </table:table-cell>
            <table:table-cell table:style-name="Table3.C26" office:value-type="string">
              <text:p text:style-name="P9"/>
            </table:table-cell>
          </table:table-row>
        </table:table>
      </text:section>
      <text:list xml:id="list213548358762515" text:continue-numbering="true" text:style-name="OrgNumberedList">
        <text:list-item>
          <text:p text:style-name="P22"><text:bookmark-start text:name="OrgXref.orgheadline32"/><text:bookmark text:name="orgheadline32"/>LP <text:bookmark-end text:name="OrgXref.orgheadline32"/></text:p>
          <text:list text:style-name="OrgBulletedList">
            <text:list-item>
              <text:p text:style-name="P19">Lógica sobre login do usuários Cliente: Coodenador e Professor de LP Uma aplicação de lógica de programação no projeto é a lógica de ver se tem um usuário no cadastro com usuário e senha e efetivar o login desse usuário caso tenha. Entretanto, talvez seja ainda muito cedo pra programar essa lógica, mas pode ser que os alunos possam descrever essa lógica em português talvez. Aí vai depender do suporte que os alunos tiverem tido de de LP. A implementação de verdade dessa lógia vai ocorrer só em TPI2, usando PHP, mas um PHP acessado com javascript usando ajax. </text:p>
            </text:list-item>
          </text:list>
          <text:p text:style-name="P20">LP - Provavelmente seja interessante segurar a questão das funções pra segunda etapa. No primeiro semestre me parece que as únicas disciplinas que podem trabalhar com funções são LP e TPI1 com javascript. Na primeira parte do semestre TP1 não entrou ainda em JS então vale a pena segurar um pouco aqui. Entretanto, tudo que foi visto aqui é útil para javascript. Valeria até mais a pena trabalhar essa matéria em javascript, mas como no plano de curso consta a linguagem "C"… Acho que, em relação a Lógica de Programação, não dá pra pedir nada específico sobre o projeto interdisciplinar nesta primeira fase, mas na segunda dá pra pedir os algoritmos que o site vai utilizar. Provavelmente a disciplina de análise pode ser responsável por isso. No mínimo, um algoritmo de login de usuarios já faz sentido trabalhar. </text:p>
        </text:list-item>
      </text:list>
      <text:section text:style-name="Sect1" text:name="Section4">
        <table:table table:name="Table4" table:style-name="Table4">
          <table:table-column table:style-name="Table4.A"/>
          <table:table-column table:style-name="Table4.B" table:number-columns-repeated="2"/>
          <table:table-header-rows>
            <table:table-row>
              <table:table-cell table:style-name="Table4.A1" office:value-type="string">
                <text:p text:style-name="P13">Aula</text:p>
              </table:table-cell>
              <table:table-cell table:style-name="Table4.A1" office:value-type="string">
                <text:p text:style-name="P8">Data</text:p>
              </table:table-cell>
              <table:table-cell table:style-name="Table4.C1" office:value-type="string">
                <text:p text:style-name="P8">Conteúdos</text:p>
              </table:table-cell>
            </table:table-row>
          </table:table-header-rows>
          <table:table-row>
            <table:table-cell table:style-name="Table4.A2" office:value-type="string">
              <text:p text:style-name="P15">1</text:p>
            </table:table-cell>
            <table:table-cell table:style-name="Table4.A2" office:value-type="string">
              <text:p text:style-name="P9"><text:span text:style-name="OrgInactiveTimestamp"><text:span text:style-name="T1">&lt;Fev 8, 2017&gt;</text:span></text:span></text:p>
            </table:table-cell>
            <table:table-cell table:style-name="Table4.C2" office:value-type="string">
              <text:p text:style-name="P10">Conteúdo Item 1. Introdução à Lógica de</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Programação</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conceitos básico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construção de algoritmo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fluxogramas e pseudocódigos</text:p>
            </table:table-cell>
          </table:table-row>
          <table:table-row>
            <table:table-cell table:style-name="Table4.A2" office:value-type="string">
              <text:p text:style-name="P15">2</text:p>
            </table:table-cell>
            <table:table-cell table:style-name="Table4.A2" office:value-type="string">
              <text:p text:style-name="P9"><text:span text:style-name="OrgInactiveTimestamp"><text:span text:style-name="T1">&lt;Fev 15, 2017&gt;</text:span></text:span></text:p>
            </table:table-cell>
            <table:table-cell table:style-name="Table4.C2" office:value-type="string">
              <text:p text:style-name="P10">Conteúdo Item 2 - Definição e criação</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Variáveis e Constante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3</text:p>
            </table:table-cell>
            <table:table-cell table:style-name="Table4.A2" office:value-type="string">
              <text:p text:style-name="P9"><text:span text:style-name="OrgInactiveTimestamp"><text:span text:style-name="T1">&lt;Fev 22, 2017&gt;</text:span></text:span></text:p>
            </table:table-cell>
            <table:table-cell table:style-name="Table4.C2" office:value-type="string">
              <text:p text:style-name="P10">Conteúdo Item 3 - Operadores Aritmético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Expressões Aritmética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
            </table:table-cell>
          </table:table-row>
          <table:table-row>
            <table:table-cell table:style-name="Table4.A2" office:value-type="string">
              <text:p text:style-name="P15">4</text:p>
            </table:table-cell>
            <table:table-cell table:style-name="Table4.A2" office:value-type="string">
              <text:p text:style-name="P9"><text:span text:style-name="OrgInactiveTimestamp"><text:span text:style-name="T1">&lt;Mar 1, 2017&gt;</text:span></text:span></text:p>
            </table:table-cell>
            <table:table-cell table:style-name="Table4.C2" office:value-type="string">
              <text:p text:style-name="P10">Conteúdo Item 4 - Operadores Relacionais</text:p>
            </table:table-cell>
          </table:table-row>
          <table:table-row>
            <table:table-cell table:style-name="Table4.A2" office:value-type="string">
              <text:p text:style-name="P15">5</text:p>
            </table:table-cell>
            <table:table-cell table:style-name="Table4.A2" office:value-type="string">
              <text:p text:style-name="P9"><text:span text:style-name="OrgInactiveTimestamp"><text:span text:style-name="T1">&lt;Mar 8, 2017&gt;</text:span></text:span></text:p>
            </table:table-cell>
            <table:table-cell table:style-name="Table4.C2" office:value-type="string">
              <text:p text:style-name="P10">Conteúdo Item 5 - Operadores Lógicos</text:p>
            </table:table-cell>
          </table:table-row>
          <table:table-row>
            <table:table-cell table:style-name="Table4.A2" office:value-type="string">
              <text:p text:style-name="P15"/>
            </table:table-cell>
            <table:table-cell table:style-name="Table4.A2" office:value-type="string">
              <text:p text:style-name="P10"/>
            </table:table-cell>
            <table:table-cell table:style-name="Table4.C2" office:value-type="string">
              <text:p text:style-name="P10">Expressões Lógicas</text:p>
            </table:table-cell>
          </table:table-row>
          <table:table-row>
            <table:table-cell table:style-name="Table4.A2" office:value-type="string">
              <text:p text:style-name="P15">6</text:p>
            </table:table-cell>
            <table:table-cell table:style-name="Table4.A2" office:value-type="string">
              <text:p text:style-name="P9"><text:span text:style-name="OrgInactiveTimestamp"><text:span text:style-name="T1">&lt;Mar 15, 2017&gt;</text:span></text:span></text:p>
            </table:table-cell>
            <table:table-cell table:style-name="Table4.C2" office:value-type="string">
              <text:p text:style-name="P10"/>
            </table:table-cell>
          </table:table-row>
          <table:table-row>
            <table:table-cell table:style-name="Table4.A2" office:value-type="string">
              <text:p text:style-name="P15">7</text:p>
            </table:table-cell>
            <table:table-cell table:style-name="Table4.A2" office:value-type="string">
              <text:p text:style-name="P9"><text:span text:style-name="OrgInactiveTimestamp"><text:span text:style-name="T1">&lt;Mar 22, 2017&gt;</text:span></text:span></text:p>
            </table:table-cell>
            <table:table-cell table:style-name="Table4.C2" office:value-type="string">
              <text:p text:style-name="P10"/>
            </table:table-cell>
          </table:table-row>
          <text:soft-page-break/>
          <table:table-row>
            <table:table-cell table:style-name="Table4.A2" office:value-type="string">
              <text:p text:style-name="P15">8</text:p>
            </table:table-cell>
            <table:table-cell table:style-name="Table4.A2" office:value-type="string">
              <text:p text:style-name="P9"><text:span text:style-name="OrgInactiveTimestamp"><text:span text:style-name="T1">&lt;Mar 29, 2017&gt;</text:span></text:span></text:p>
            </table:table-cell>
            <table:table-cell table:style-name="Table4.C2" office:value-type="string">
              <text:p text:style-name="P10"/>
            </table:table-cell>
          </table:table-row>
          <table:table-row>
            <table:table-cell table:style-name="Table4.A23" office:value-type="string">
              <text:p text:style-name="P15"/>
            </table:table-cell>
            <table:table-cell table:style-name="Table4.B23" office:value-type="string">
              <text:p text:style-name="P10"/>
            </table:table-cell>
            <table:table-cell table:style-name="Table4.C23" office:value-type="string">
              <text:p text:style-name="P10"/>
            </table:table-cell>
          </table:table-row>
        </table:table>
      </text:section>
      <text:section text:style-name="Sect1" text:name="Section5">
        <table:table table:name="Table5" table:style-name="Table5">
          <table:table-column table:style-name="Table5.A" table:number-columns-repeated="3"/>
          <table:table-row>
            <table:table-cell table:style-name="Table5.A1" office:value-type="string">
              <text:p text:style-name="OrgTableContentsLeft">Aula</text:p>
            </table:table-cell>
            <table:table-cell table:style-name="Table5.A1" office:value-type="string">
              <text:p text:style-name="OrgTableContentsLeft">Data</text:p>
            </table:table-cell>
            <table:table-cell table:style-name="Table5.A1" office:value-type="string">
              <text:p text:style-name="OrgTableContentsLeft">Conteúd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1. Introdução à Lógica de Programação:</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conceitos básicos;construção de algoritmos: o fluxogramas e pseudocódigo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2. Definição e criação Variáveis e Constante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3. Operadores Aritméticos Expressões Aritmética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4. Operadores Relacionais</text:p>
            </table:table-cell>
          </table:table-row>
          <table:table-row>
            <table:table-cell table:style-name="Table5.A2" office:value-type="string">
              <text:p text:style-name="OrgTableContentsLeft"/>
            </table:table-cell>
            <table:table-cell table:style-name="Table5.A2" office:value-type="string">
              <text:p text:style-name="OrgTableContentsLeft"/>
            </table:table-cell>
            <table:table-cell table:style-name="Table5.A2" office:value-type="string">
              <text:p text:style-name="OrgTableContentsLeft">Item 5. Operadores Lógicos Expressões Lógicas</text:p>
            </table:table-cell>
          </table:table-row>
          <table:table-row>
            <table:table-cell table:style-name="Table5.A8" office:value-type="string">
              <text:p text:style-name="OrgTableContentsLeft"/>
            </table:table-cell>
            <table:table-cell table:style-name="Table5.A8" office:value-type="string">
              <text:p text:style-name="OrgTableContentsLeft"/>
            </table:table-cell>
            <table:table-cell table:style-name="Table5.A8" office:value-type="string">
              <text:p text:style-name="OrgTableContentsLeft">Item 6. Comandos de Entrada,Processamento e </text:p>
            </table:table-cell>
          </table:table-row>
        </table:table>
      </text:section>
      <text:list xml:id="list213548466556822" text:continue-numbering="true" text:style-name="OrgNumberedList">
        <text:list-item>
          <text:p text:style-name="P22"><text:bookmark-start text:name="OrgXref.orgheadline33"/><text:bookmark text:name="orgheadline33"/>GSO1 <text:bookmark-end text:name="OrgXref.orgheadline33"/></text:p>
          <text:list text:style-name="OrgBulletedList">
            <text:list-item>
              <text:p text:style-name="P19">Pesquisa Exploratória para conhecer sobre hospedagem Cliente: Coodenador e Professor de GSO1 Openshift : <text:a xlink:type="simple" xlink:href="https://www.openshift.com/" text:style-name="Internet_20_link" text:visited-style-name="Visited_20_Internet_20_Link">https://www.openshift.com/</text:a> heroku: <text:a xlink:type="simple" xlink:href="https://devcenter.heroku.com/categories/language-support" text:style-name="Internet_20_link" text:visited-style-name="Visited_20_Internet_20_Link">https://devcenter.heroku.com/categories/language-support</text:a> Poderia ser um provedor qualquer do gratuítos, mas com openshift ou heroku o aluno terá uma máquina virtual à sua disposição pra instalar o servidor que ele quizer, ou seja, não fica preso ao php nem tampouco a versões específicas do php disponibilizadas por provedores do tipo hostigator e semelhantes. </text:p>
              <text:p text:style-name="P17">Obs: Necessidade de conteúdo para o projeto é trabalhar primeiro linux porque com openshift eles terão um promp do linux pra fazer o deploy do site deles Não conseguimos encontrar hospedagem window gratuita, por esse motivo o projeto neccessita de linux. O mercado também é muito forte o linux para servidores, por isso tal estratégia didática está de acordo com a realidade do mercado visto que para hospedar o site deles eles vão trabalhar com linux. </text:p>
            </text:list-item>
          </text:list>
        </text:list-item>
      </text:list>
      <text:section text:style-name="Sect1" text:name="Section6">
        <table:table table:name="Table6" table:style-name="Table6">
          <table:table-column table:style-name="Table6.A" table:number-columns-repeated="3"/>
          <table:table-header-rows>
            <table:table-row>
              <table:table-cell table:style-name="Table6.A1" office:value-type="string">
                <text:p text:style-name="P13">Aula</text:p>
              </table:table-cell>
              <table:table-cell table:style-name="Table6.A1" office:value-type="string">
                <text:p text:style-name="P8">Data</text:p>
              </table:table-cell>
              <table:table-cell table:style-name="Table6.C1" office:value-type="string">
                <text:p text:style-name="P8">Conteúdos</text:p>
              </table:table-cell>
            </table:table-row>
          </table:table-header-rows>
          <table:table-row>
            <table:table-cell table:style-name="Table6.A2" office:value-type="string">
              <text:p text:style-name="P14"/>
            </table:table-cell>
            <table:table-cell table:style-name="Table6.A2" office:value-type="string">
              <text:p text:style-name="P9"><text:span text:style-name="OrgInactiveTimestamp">&lt;Fev 9, 2017&gt;</text:span></text:p>
            </table:table-cell>
            <table:table-cell table:style-name="Table6.C2" office:value-type="string">
              <text:p text:style-name="P9"/>
            </table:table-cell>
          </table:table-row>
          <table:table-row>
            <table:table-cell table:style-name="Table6.A2" office:value-type="string">
              <text:p text:style-name="P14">1</text:p>
            </table:table-cell>
            <table:table-cell table:style-name="Table6.A2" office:value-type="string">
              <text:p text:style-name="P9"/>
            </table:table-cell>
            <table:table-cell table:style-name="Table6.C2" office:value-type="string">
              <text:p text:style-name="P9">Item 1. Sistemas Operacionais: funções, tipos,utilização,</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formas de visualização e versões de diferentes Sistemas Operacionai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DOS, Windows e Linux)</text:p>
            </table:table-cell>
          </table:table-row>
          <table:table-row>
            <table:table-cell table:style-name="Table6.A2" office:value-type="string">
              <text:p text:style-name="P14"/>
            </table:table-cell>
            <table:table-cell table:style-name="Table6.A2" office:value-type="string">
              <text:p text:style-name="P9"><text:span text:style-name="OrgInactiveTimestamp">&lt;Fev 16, 2017&gt;</text:span></text:p>
            </table:table-cell>
            <table:table-cell table:style-name="Table6.C2" office:value-type="string">
              <text:p text:style-name="P9">4. Introdução ao Linux: histórico, software livre, distribuições, sistema multiusuário e multitarefa, requisito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dehardware,interfaces gráficas, modo texto, sistemas de arquivos, tipos de instalações 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particionamento de disco, Dual Boot e Linux Swap; Interface Gráfica (utilização da Interface Gráfica; tipos d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Interface Gráfica e principais configurações;comandos iniciai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Modo Texto (importância do usuário root, password, o prompt de comandos: ls e seus parâmetros, caractere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curingas (*, ? e [ ]), date, mv, cd, rm, rmdir; compilador gcc; nomes d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arquivos, extensões, permissões, cores, df, shutdown, halt, cal, pwd, clear, free, exit, logout, <text:soft-page-break/>login, finger, whoami, who, man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scripts em Linux; criação e operação de arquivos e comandos administrativos: vi, cat, find, gzip, gunzip, tar, adduser, passwd, chmod, chown, groupadd</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14">2</text:p>
            </table:table-cell>
            <table:table-cell table:style-name="Table6.A2" office:value-type="string">
              <text:p text:style-name="P9"><text:span text:style-name="OrgInactiveTimestamp">&lt;Fev 23, 2017&gt;</text:span></text:p>
            </table:table-cell>
            <table:table-cell table:style-name="Table6.C2" office:value-type="string">
              <text:p text:style-name="P9">2. DOS: introdução ao DOS,comandos de gerenciamento de diretório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e arquivos, comandos de configuração de ambient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3. Windows - Área de Trabalho(ícones, barras, botão iniciar, janelas, ambiente, entre outro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gerenciamento de pastas e arquivos (Windows Explorer, características dos arquivos, compactação, entre outro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aplicativos básicos (WordPad, Bloco de Notas, Calculadora, Barra Lateral);</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ferramentas do sistema (Agendador de Tarefas, defrag, scandisk, limpeza de disco,</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informações do sistema, restauração do sistema); ferramentas de acessibilidade</text:p>
            </table:table-cell>
          </table:table-row>
          <text:soft-page-break/>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lupa, narrador, teclado virtual); segurança (Windows Update, Defender, contas de</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usuários)</text:p>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14">4</text:p>
            </table:table-cell>
            <table:table-cell table:style-name="Table6.A2" office:value-type="string">
              <text:p text:style-name="P9"><text:span text:style-name="OrgInactiveTimestamp">&lt;Mar 2, 2017&gt;</text:span></text:p>
            </table:table-cell>
            <table:table-cell table:style-name="Table6.C2" office:value-type="string">
              <text:p text:style-name="P9"/>
            </table:table-cell>
          </table:table-row>
          <table:table-row>
            <table:table-cell table:style-name="Table6.A2" office:value-type="string">
              <text:p text:style-name="P14">5</text:p>
            </table:table-cell>
            <table:table-cell table:style-name="Table6.A2" office:value-type="string">
              <text:p text:style-name="P9"><text:span text:style-name="OrgInactiveTimestamp">&lt;Mar 9, 2017&gt;</text:span></text:p>
            </table:table-cell>
            <table:table-cell table:style-name="Table6.C2" office:value-type="string">
              <text:p text:style-name="P9"/>
            </table:table-cell>
          </table:table-row>
          <table:table-row>
            <table:table-cell table:style-name="Table6.A2" office:value-type="string">
              <text:p text:style-name="P14"/>
            </table:table-cell>
            <table:table-cell table:style-name="Table6.A2" office:value-type="string">
              <text:p text:style-name="P9"/>
            </table:table-cell>
            <table:table-cell table:style-name="Table6.C2" office:value-type="string">
              <text:p text:style-name="P9"/>
            </table:table-cell>
          </table:table-row>
          <table:table-row>
            <table:table-cell table:style-name="Table6.A2" office:value-type="string">
              <text:p text:style-name="P14">6</text:p>
            </table:table-cell>
            <table:table-cell table:style-name="Table6.A2" office:value-type="string">
              <text:p text:style-name="P9"><text:span text:style-name="OrgInactiveTimestamp">&lt;Mar 16, 2017&gt;</text:span></text:p>
            </table:table-cell>
            <table:table-cell table:style-name="Table6.C2" office:value-type="string">
              <text:p text:style-name="P9"/>
            </table:table-cell>
          </table:table-row>
          <table:table-row>
            <table:table-cell table:style-name="Table6.A2" office:value-type="string">
              <text:p text:style-name="P14">7</text:p>
            </table:table-cell>
            <table:table-cell table:style-name="Table6.A2" office:value-type="string">
              <text:p text:style-name="P9"><text:span text:style-name="OrgInactiveTimestamp">&lt;Mar 23, 2017&gt;</text:span></text:p>
            </table:table-cell>
            <table:table-cell table:style-name="Table6.C2" office:value-type="string">
              <text:p text:style-name="P9"/>
            </table:table-cell>
          </table:table-row>
          <table:table-row>
            <table:table-cell table:style-name="Table6.A30" office:value-type="string">
              <text:p text:style-name="P14">8</text:p>
            </table:table-cell>
            <table:table-cell table:style-name="Table6.B30" office:value-type="string">
              <text:p text:style-name="P9"><text:span text:style-name="OrgInactiveTimestamp">&lt;Mar 30, 2017&gt;</text:span></text:p>
            </table:table-cell>
            <table:table-cell table:style-name="Table6.C30" office:value-type="string">
              <text:p text:style-name="P9"/>
            </table:table-cell>
          </table:table-row>
        </table:table>
      </text:section>
      <text:list xml:id="list213549828639918" text:continue-numbering="true" text:style-name="OrgNumberedList">
        <text:list-item>
          <text:p text:style-name="P22"><text:bookmark-start text:name="OrgXref.orgheadline34"/><text:bookmark text:name="orgheadline34"/>OSA <text:bookmark-end text:name="OrgXref.orgheadline34"/></text:p>
          <text:p text:style-name="P22">Cronograma das tarefas no word ou no excel </text:p>
        </text:list-item>
      </text:list>
      <text:section text:style-name="Sect1" text:name="Section7">
        <table:table table:name="Table7" table:style-name="Table7">
          <table:table-column table:style-name="Table7.A" table:number-columns-repeated="3"/>
          <table:table-header-rows>
            <table:table-row>
              <table:table-cell table:style-name="Table7.A1" office:value-type="string">
                <text:p text:style-name="P13">Aula</text:p>
              </table:table-cell>
              <table:table-cell table:style-name="Table7.A1" office:value-type="string">
                <text:p text:style-name="P8">Data</text:p>
              </table:table-cell>
              <table:table-cell table:style-name="Table7.C1" office:value-type="string">
                <text:p text:style-name="P8">Conteúdo</text:p>
              </table:table-cell>
            </table:table-row>
          </table:table-header-rows>
          <table:table-row>
            <table:table-cell table:style-name="Table7.A2" office:value-type="string">
              <text:p text:style-name="P14">1</text:p>
            </table:table-cell>
            <table:table-cell table:style-name="Table7.A2" office:value-type="string">
              <text:p text:style-name="P9"><text:span text:style-name="OrgInactiveTimestamp">&lt;Fev 7,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Fev 14,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Fev 21,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Fev 28,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Mar 7,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Mar 14,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Mar 21, 2017&gt;</text:span></text:p>
            </table:table-cell>
            <table:table-cell table:style-name="Table7.C2" office:value-type="string">
              <text:p text:style-name="P9"/>
            </table:table-cell>
          </table:table-row>
          <table:table-row>
            <table:table-cell table:style-name="Table7.A2" office:value-type="string">
              <text:p text:style-name="P14"/>
            </table:table-cell>
            <table:table-cell table:style-name="Table7.A2" office:value-type="string">
              <text:p text:style-name="P9"><text:span text:style-name="OrgInactiveTimestamp">&lt;Mar 28, 2017&gt;</text:span></text:p>
            </table:table-cell>
            <table:table-cell table:style-name="Table7.C2" office:value-type="string">
              <text:p text:style-name="P9"/>
            </table:table-cell>
          </table:table-row>
          <text:soft-page-break/>
          <table:table-row>
            <table:table-cell table:style-name="Table7.A2" office:value-type="string">
              <text:p text:style-name="P14"/>
            </table:table-cell>
            <table:table-cell table:style-name="Table7.A2" office:value-type="string">
              <text:p text:style-name="P9"><text:span text:style-name="OrgInactiveTimestamp">&lt;Abr 4, 2017&gt;</text:span></text:p>
            </table:table-cell>
            <table:table-cell table:style-name="Table7.C2" office:value-type="string">
              <text:p text:style-name="P9"/>
            </table:table-cell>
          </table:table-row>
          <table:table-row>
            <table:table-cell table:style-name="Table7.A26" office:value-type="string">
              <text:p text:style-name="P14"/>
            </table:table-cell>
            <table:table-cell table:style-name="Table7.B26" office:value-type="string">
              <text:p text:style-name="P9"/>
            </table:table-cell>
            <table:table-cell table:style-name="Table7.C26" office:value-type="string">
              <text:p text:style-name="P9"/>
            </table:table-cell>
          </table:table-row>
        </table:table>
      </text:section>
      <text:list xml:id="list213549060350575" text:continue-numbering="true" text:style-name="OrgNumberedList">
        <text:list-item>
          <text:p text:style-name="P22"><text:bookmark-start text:name="OrgXref.orgheadline35"/><text:bookmark text:name="orgheadline35"/>Inglês Instrumental <text:bookmark-end text:name="OrgXref.orgheadline35"/></text:p>
          <text:p text:style-name="P20">O projeto necessita que os alunos consigam compreender as páginas do Heroku e do Openshift pelo menos. Interesse para o projeto focar no reading mais que em grammar, speaking e listening ou writing. A segunda prioridade é Listening porque há muitos videos na área de TI que não tem legendas. </text:p>
        </text:list-item>
      </text:list>
      <text:section text:style-name="Sect1" text:name="Section8">
        <table:table table:name="Table8" table:style-name="Table8">
          <table:table-column table:style-name="Table8.A" table:number-columns-repeated="3"/>
          <table:table-header-rows>
            <table:table-row>
              <table:table-cell table:style-name="Table8.A1" office:value-type="string">
                <text:p text:style-name="P13">Aula</text:p>
              </table:table-cell>
              <table:table-cell table:style-name="Table8.A1" office:value-type="string">
                <text:p text:style-name="P8">Data</text:p>
              </table:table-cell>
              <table:table-cell table:style-name="Table8.C1" office:value-type="string">
                <text:p text:style-name="P8">Conteúdos</text:p>
              </table:table-cell>
            </table:table-row>
          </table:table-header-rows>
          <table:table-row>
            <table:table-cell table:style-name="Table8.A2" office:value-type="string">
              <text:p text:style-name="P14"/>
            </table:table-cell>
            <table:table-cell table:style-name="Table8.A2" office:value-type="string">
              <text:p text:style-name="P9"><text:span text:style-name="OrgInactiveTimestamp">&lt;Fev 10, 2017&gt;</text:span></text:p>
            </table:table-cell>
            <table:table-cell table:style-name="Table8.C2" office:value-type="string">
              <text:p text:style-name="P9"/>
            </table:table-cell>
          </table:table-row>
          <table:table-row>
            <table:table-cell table:style-name="Table8.A2" office:value-type="string">
              <text:p text:style-name="P14">1</text:p>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text:span text:style-name="OrgInactiveTimestamp">&lt;Fev 17, 2017&gt;</text:span></text:p>
            </table:table-cell>
            <table:table-cell table:style-name="Table8.C2" office:value-type="string">
              <text:p text:style-name="P9">Item 3. Reading: textos de linguagem verbal, visual e enunciados para leitura e interpretação;</text:p>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prática das estratégias de leitura: o skimming (leitura rápida visando à compreensão global do texto),</text:p>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scanning (leitura rápida visando a busca deinformações pontuais),etc</text:p>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2</text:p>
            </table:table-cell>
            <table:table-cell table:style-name="Table8.A2" office:value-type="string">
              <text:p text:style-name="P9"><text:span text:style-name="OrgInactiveTimestamp">&lt;Fev 24, 2017&gt;</text:span></text:p>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ext:soft-page-break/>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4</text:p>
            </table:table-cell>
            <table:table-cell table:style-name="Table8.A2" office:value-type="string">
              <text:p text:style-name="P9"><text:span text:style-name="OrgInactiveTimestamp">&lt;Mar 3, 2017&gt;</text:span></text:p>
            </table:table-cell>
            <table:table-cell table:style-name="Table8.C2" office:value-type="string">
              <text:p text:style-name="P9">Listening 1:compreensão auditiva através</text:p>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de diversas situações cotidianas</text:p>
            </table:table-cell>
          </table:table-row>
          <table:table-row>
            <table:table-cell table:style-name="Table8.A2" office:value-type="string">
              <text:p text:style-name="P14">5</text:p>
            </table:table-cell>
            <table:table-cell table:style-name="Table8.A2" office:value-type="string">
              <text:p text:style-name="P9"><text:span text:style-name="OrgInactiveTimestamp">&lt;Mar 10, 2017&gt;</text:span></text:p>
            </table:table-cell>
            <table:table-cell table:style-name="Table8.C2" office:value-type="string">
              <text:p text:style-name="P9"/>
            </table:table-cell>
          </table:table-row>
          <table:table-row>
            <table:table-cell table:style-name="Table8.A2" office:value-type="string">
              <text:p text:style-name="P14"/>
            </table:table-cell>
            <table:table-cell table:style-name="Table8.A2" office:value-type="string">
              <text:p text:style-name="P9"/>
            </table:table-cell>
            <table:table-cell table:style-name="Table8.C2" office:value-type="string">
              <text:p text:style-name="P9"/>
            </table:table-cell>
          </table:table-row>
          <table:table-row>
            <table:table-cell table:style-name="Table8.A2" office:value-type="string">
              <text:p text:style-name="P14">6</text:p>
            </table:table-cell>
            <table:table-cell table:style-name="Table8.A2" office:value-type="string">
              <text:p text:style-name="P9"><text:span text:style-name="OrgInactiveTimestamp">&lt;Mar 17, 2017&gt;</text:span></text:p>
            </table:table-cell>
            <table:table-cell table:style-name="Table8.C2" office:value-type="string">
              <text:p text:style-name="P9"/>
            </table:table-cell>
          </table:table-row>
          <table:table-row>
            <table:table-cell table:style-name="Table8.A2" office:value-type="string">
              <text:p text:style-name="P14">7</text:p>
            </table:table-cell>
            <table:table-cell table:style-name="Table8.A2" office:value-type="string">
              <text:p text:style-name="P9"><text:span text:style-name="OrgInactiveTimestamp">&lt;Mar 24, 2017&gt;</text:span></text:p>
            </table:table-cell>
            <table:table-cell table:style-name="Table8.C2" office:value-type="string">
              <text:p text:style-name="P9"/>
            </table:table-cell>
          </table:table-row>
          <table:table-row>
            <table:table-cell table:style-name="Table8.A30" office:value-type="string">
              <text:p text:style-name="P14">8</text:p>
            </table:table-cell>
            <table:table-cell table:style-name="Table8.B30" office:value-type="string">
              <text:p text:style-name="P9"><text:span text:style-name="OrgInactiveTimestamp">&lt;Mar 31, 2017&gt;</text:span></text:p>
            </table:table-cell>
            <table:table-cell table:style-name="Table8.C30" office:value-type="string">
              <text:p text:style-name="P9"/>
            </table:table-cell>
          </table:table-row>
        </table:table>
      </text:section>
      <text:h text:style-name="Heading_20_2" text:outline-level="2"><text:bookmark-start text:name="OrgXref.orgheadline47"/><text:bookmark-start text:name="__RefHeading___Toc7927_492198528"/><text:bookmark text:name="orgheadline47"/>Mais detalhes da Entrega 2 (Primeiro Módulo / Segundo Trimestre) <text:bookmark-end text:name="OrgXref.orgheadline47"/><text:bookmark-end text:name="__RefHeading___Toc7927_492198528"/></text:h>
      <text:h text:style-name="Heading_20_3" text:outline-level="3"><text:bookmark-start text:name="OrgXref.orgheadline38"/><text:bookmark-start text:name="__RefHeading___Toc7929_492198528"/><text:bookmark text:name="orgheadline38"/>Prazo <text:bookmark-end text:name="OrgXref.orgheadline38"/><text:bookmark-end text:name="__RefHeading___Toc7929_492198528"/></text:h>
      <text:p text:style-name="Text_20_body">Data Mínima: Data Máxima: </text:p>
      <text:h text:style-name="Heading_20_3" text:outline-level="3"><text:bookmark-start text:name="OrgXref.orgheadline46"/><text:bookmark-start text:name="__RefHeading___Toc7931_492198528"/><text:bookmark text:name="orgheadline46"/>Conteúdo da Entrega <text:bookmark-end text:name="OrgXref.orgheadline46"/><text:bookmark-end text:name="__RefHeading___Toc7931_492198528"/></text:h>
      <text:list xml:id="list170650568229032" text:style-name="OrgNumberedList">
        <text:list-item>
          <text:p text:style-name="P22"><text:bookmark-start text:name="OrgXref.orgheadline39"/><text:bookmark text:name="orgheadline39"/>AS <text:bookmark-end text:name="OrgXref.orgheadline39"/></text:p>
          <text:list text:style-name="OrgBulletedList">
            <text:list-item>
              <text:p text:style-name="P19">Levantamento de Requisitos que satisfazem as necessidades do cliente Cliente: Coodenador e Professor de AS Só se tiver alteração! </text:p>
            </text:list-item>
            <text:list-item>
              <text:p text:style-name="P19">Diagrama de Classe e de Casos de Uso e de Estado(AS) Cliente: Coodenador e Professor de AS Agora o diagrama deve ser de projeto pelo menos, melhor se for de implementação, com os devidos refinamentos. Lembrando que agora tem também o diagrama de estado que pode ser aplicado ao objeto usuário já que o mesmo pode estar "logado" "deslogado" ou no caso de um projeto mais interessante pode estar "Ativo" "Inativo". Diagrama de estado é o item 9 </text:p>
            </text:list-item>
            <text:list-item>
              <text:p text:style-name="P19">Wireframe(AS?) Cliente: Coodenador e Professor de AS Só se tiver alteração </text:p>
            </text:list-item>
          </text:list>
          <text:p text:style-name="P20">Restante dos conteúdos </text:p>
        </text:list-item>
      </text:list>
      <text:section text:style-name="Sect1" text:name="Section9">
        <table:table table:name="Table9" table:style-name="Table9">
          <table:table-column table:style-name="Table9.A" table:number-columns-repeated="3"/>
          <table:table-header-rows>
            <table:table-row>
              <table:table-cell table:style-name="Table9.A1" office:value-type="string">
                <text:p text:style-name="P13">Aula</text:p>
              </table:table-cell>
              <table:table-cell table:style-name="Table9.A1" office:value-type="string">
                <text:p text:style-name="P8">Data</text:p>
              </table:table-cell>
              <table:table-cell table:style-name="Table9.C1" office:value-type="string">
                <text:p text:style-name="P8">Conteúdo</text:p>
              </table:table-cell>
            </table:table-row>
          </table:table-header-rows>
          <table:table-row>
            <table:table-cell table:style-name="Table9.A2" office:value-type="string">
              <text:p text:style-name="P14">8</text:p>
            </table:table-cell>
            <table:table-cell table:style-name="Table9.A2" office:value-type="string">
              <text:p text:style-name="P9">03/abr</text:p>
            </table:table-cell>
            <table:table-cell table:style-name="Table9.C2" office:value-type="string">
              <text:p text:style-name="P9">Conteúdo:Item 2 Conceito de Análise Sistema Estruturado</text:p>
            </table:table-cell>
          </table:table-row>
          <table:table-row>
            <table:table-cell table:style-name="Table9.A2" office:value-type="string">
              <text:p text:style-name="P14">9</text:p>
            </table:table-cell>
            <table:table-cell table:style-name="Table9.A2" office:value-type="string">
              <text:p text:style-name="P9">10/abr</text:p>
            </table:table-cell>
            <table:table-cell table:style-name="Table9.C2" office:value-type="string">
              <text:p text:style-name="P9">Atividade ProjInterdisc - Refinamento do Diagrama de Caso de Uso de Classe</text:p>
            </table:table-cell>
          </table:table-row>
          <table:table-row>
            <table:table-cell table:style-name="Table9.A2" office:value-type="string">
              <text:p text:style-name="P14">10</text:p>
            </table:table-cell>
            <table:table-cell table:style-name="Table9.A2" office:value-type="string">
              <text:p text:style-name="P9">17/abr</text:p>
            </table:table-cell>
            <table:table-cell table:style-name="Table9.C2" office:value-type="string">
              <text:p text:style-name="P9">Cont Item 8 Diagrama Estado e de Contexto</text:p>
            </table:table-cell>
          </table:table-row>
          <table:table-row>
            <table:table-cell table:style-name="Table9.A2" office:value-type="string">
              <text:p text:style-name="P14">11</text:p>
            </table:table-cell>
            <table:table-cell table:style-name="Table9.A2" office:value-type="string">
              <text:p text:style-name="P9">24/abr</text:p>
            </table:table-cell>
            <table:table-cell table:style-name="Table9.C2" office:value-type="string">
              <text:p text:style-name="P9">Cont Item 8</text:p>
            </table:table-cell>
          </table:table-row>
          <table:table-row>
            <table:table-cell table:style-name="Table9.A2" office:value-type="string">
              <text:p text:style-name="P14">FE</text:p>
            </table:table-cell>
            <table:table-cell table:style-name="Table9.A2" office:value-type="string">
              <text:p text:style-name="P9">01/mai</text:p>
            </table:table-cell>
            <table:table-cell table:style-name="Table9.C2" office:value-type="string">
              <text:p text:style-name="P9">Feriado</text:p>
            </table:table-cell>
          </table:table-row>
          <table:table-row>
            <table:table-cell table:style-name="Table9.A2" office:value-type="string">
              <text:p text:style-name="P14">12</text:p>
            </table:table-cell>
            <table:table-cell table:style-name="Table9.A2" office:value-type="string">
              <text:p text:style-name="P9">08/mai</text:p>
            </table:table-cell>
            <table:table-cell table:style-name="Table9.C2" office:value-type="string">
              <text:p text:style-name="P9">Cont Item 8</text:p>
            </table:table-cell>
          </table:table-row>
          <table:table-row>
            <table:table-cell table:style-name="Table9.A2" office:value-type="string">
              <text:p text:style-name="P14">13</text:p>
            </table:table-cell>
            <table:table-cell table:style-name="Table9.A2" office:value-type="string">
              <text:p text:style-name="P9">15/mai</text:p>
            </table:table-cell>
            <table:table-cell table:style-name="Table9.C2" office:value-type="string">
              <text:p text:style-name="P9">Atividade ProjInterdisc - Elaboração do Diagrama de Estado</text:p>
            </table:table-cell>
          </table:table-row>
          <table:table-row>
            <table:table-cell table:style-name="Table9.A2" office:value-type="string">
              <text:p text:style-name="P14">14</text:p>
            </table:table-cell>
            <table:table-cell table:style-name="Table9.A2" office:value-type="string">
              <text:p text:style-name="P9">22/mai</text:p>
            </table:table-cell>
            <table:table-cell table:style-name="Table9.C2" office:value-type="string">
              <text:p text:style-name="P9">Atividade ProjInterdisc - Elaboração do Diagrama de Estado</text:p>
            </table:table-cell>
          </table:table-row>
          <table:table-row>
            <table:table-cell table:style-name="Table9.A2" office:value-type="string">
              <text:p text:style-name="P14">15</text:p>
            </table:table-cell>
            <table:table-cell table:style-name="Table9.A2" office:value-type="string">
              <text:p text:style-name="P9">29/mai</text:p>
            </table:table-cell>
            <table:table-cell table:style-name="Table9.C2" office:value-type="string">
              <text:p text:style-name="P9">Item 8 - Diagrama de Fluxo de Dados</text:p>
            </table:table-cell>
          </table:table-row>
          <table:table-row>
            <table:table-cell table:style-name="Table9.A2" office:value-type="string">
              <text:p text:style-name="P14">16</text:p>
            </table:table-cell>
            <table:table-cell table:style-name="Table9.A2" office:value-type="string">
              <text:p text:style-name="P9">05/jun</text:p>
            </table:table-cell>
            <table:table-cell table:style-name="Table9.C2" office:value-type="string">
              <text:p text:style-name="P9">Conteúdo: Item 7 - Dicionário de Dados</text:p>
            </table:table-cell>
          </table:table-row>
          <table:table-row>
            <table:table-cell table:style-name="Table9.A2" office:value-type="string">
              <text:p text:style-name="P14">17</text:p>
            </table:table-cell>
            <table:table-cell table:style-name="Table9.A2" office:value-type="string">
              <text:p text:style-name="P9">12/jun</text:p>
            </table:table-cell>
            <table:table-cell table:style-name="Table9.C2" office:value-type="string">
              <text:p text:style-name="P9">Conteúdo:Item 6 Fluxo de dados (processo,fluxo de informação,transformações transações)</text:p>
            </table:table-cell>
          </table:table-row>
          <table:table-row>
            <table:table-cell table:style-name="Table9.A2" office:value-type="string">
              <text:p text:style-name="P14">18</text:p>
            </table:table-cell>
            <table:table-cell table:style-name="Table9.A2" office:value-type="string">
              <text:p text:style-name="P9">19/jun</text:p>
            </table:table-cell>
            <table:table-cell table:style-name="Table9.C2" office:value-type="string">
              <text:p text:style-name="P9"/>
            </table:table-cell>
          </table:table-row>
          <table:table-row>
            <table:table-cell table:style-name="Table9.A14" office:value-type="string">
              <text:p text:style-name="P14">19</text:p>
            </table:table-cell>
            <table:table-cell table:style-name="Table9.B14" office:value-type="string">
              <text:p text:style-name="P9">26/jun</text:p>
            </table:table-cell>
            <table:table-cell table:style-name="Table9.C14" office:value-type="string">
              <text:p text:style-name="P9"/>
            </table:table-cell>
          </table:table-row>
        </table:table>
      </text:section>
      <text:list xml:id="list213548379955207" text:continue-numbering="true" text:style-name="OrgNumberedList">
        <text:list-item>
          <text:p text:style-name="P22"><text:bookmark-start text:name="OrgXref.orgheadline40"/><text:bookmark text:name="orgheadline40"/>TPI1 <text:bookmark-end text:name="OrgXref.orgheadline40"/></text:p>
          <text:list text:style-name="OrgBulletedList">
            <text:list-item>
              <text:p text:style-name="P19">Páginas ainda não lincadas do html Cliente: Coodenador e Professor de TPI1 Agora não mais apenas o teórico, mas as três páginas com menus de navegação bem como também javascript incorporado para fazer requisições ajax com jquery. </text:p>
            </text:list-item>
          </text:list>
          <text:p text:style-name="P22">Restante dos conteúdos </text:p>
        </text:list-item>
      </text:list>
      <text:section text:style-name="Sect1" text:name="Section10">
        <table:table table:name="Table10" table:style-name="Table10">
          <table:table-column table:style-name="Table10.A" table:number-columns-repeated="3"/>
          <table:table-header-rows>
            <table:table-row>
              <table:table-cell table:style-name="Table10.A1" office:value-type="string">
                <text:p text:style-name="P13">Aula</text:p>
              </table:table-cell>
              <table:table-cell table:style-name="Table10.A1" office:value-type="string">
                <text:p text:style-name="P8">Data</text:p>
              </table:table-cell>
              <table:table-cell table:style-name="Table10.C1" office:value-type="string">
                <text:p text:style-name="P8">Conteúdo</text:p>
              </table:table-cell>
            </table:table-row>
          </table:table-header-rows>
          <table:table-row>
            <table:table-cell table:style-name="Table10.A2" office:value-type="string">
              <text:p text:style-name="P15">8</text:p>
            </table:table-cell>
            <table:table-cell table:style-name="Table10.A2" office:value-type="string">
              <text:p text:style-name="P10">03/abr</text:p>
            </table:table-cell>
            <table:table-cell table:style-name="Table10.C2" office:value-type="string">
              <text:p text:style-name="P10">Revisao HTML e CSS</text:p>
            </table:table-cell>
          </table:table-row>
          <table:table-row>
            <table:table-cell table:style-name="Table10.A2" office:value-type="string">
              <text:p text:style-name="P15">9</text:p>
            </table:table-cell>
            <table:table-cell table:style-name="Table10.A2" office:value-type="string">
              <text:p text:style-name="P10">10/abr</text:p>
            </table:table-cell>
            <table:table-cell table:style-name="Table10.C2" office:value-type="string">
              <text:p text:style-name="P10">Revisao HTML e CSS</text:p>
            </table:table-cell>
          </table:table-row>
          <table:table-row>
            <table:table-cell table:style-name="Table10.A2" office:value-type="string">
              <text:p text:style-name="P15">10</text:p>
            </table:table-cell>
            <table:table-cell table:style-name="Table10.A2" office:value-type="string">
              <text:p text:style-name="P10">17/abr</text:p>
            </table:table-cell>
            <table:table-cell table:style-name="Table10.C2" office:value-type="string">
              <text:p text:style-name="P10">Projeto Elaboração das 3 home pages</text:p>
            </table:table-cell>
          </table:table-row>
          <table:table-row>
            <table:table-cell table:style-name="Table10.A2" office:value-type="string">
              <text:p text:style-name="P15">11</text:p>
            </table:table-cell>
            <table:table-cell table:style-name="Table10.A2" office:value-type="string">
              <text:p text:style-name="P10">24/abr</text:p>
            </table:table-cell>
            <table:table-cell table:style-name="Table10.C2" office:value-type="string">
              <text:p text:style-name="P10">Projeto Elaboração das 3 home pages</text:p>
            </table:table-cell>
          </table:table-row>
          <table:table-row>
            <table:table-cell table:style-name="Table10.A2" office:value-type="string">
              <text:p text:style-name="P15">FE</text:p>
            </table:table-cell>
            <table:table-cell table:style-name="Table10.A2" office:value-type="string">
              <text:p text:style-name="P10">01/mai</text:p>
            </table:table-cell>
            <table:table-cell table:style-name="Table10.C2" office:value-type="string">
              <text:p text:style-name="P10">Feriado</text:p>
            </table:table-cell>
          </table:table-row>
          <table:table-row>
            <table:table-cell table:style-name="Table10.A2" office:value-type="string">
              <text:p text:style-name="P15">13</text:p>
            </table:table-cell>
            <table:table-cell table:style-name="Table10.A2" office:value-type="string">
              <text:p text:style-name="P10">08/mai</text:p>
            </table:table-cell>
            <table:table-cell table:style-name="Table10.C2" office:value-type="string">
              <text:p text:style-name="P10">Projeto Elaboração das 3 home pages</text:p>
            </table:table-cell>
          </table:table-row>
          <table:table-row>
            <table:table-cell table:style-name="Table10.A2" office:value-type="string">
              <text:p text:style-name="P15">14</text:p>
            </table:table-cell>
            <table:table-cell table:style-name="Table10.A2" office:value-type="string">
              <text:p text:style-name="P10">15/mai</text:p>
            </table:table-cell>
            <table:table-cell table:style-name="Table10.C2" office:value-type="string">
              <text:p text:style-name="P10">Conteudo: Item 10 Sintaxe do Javascript:</text:p>
            </table:table-cell>
          </table:table-row>
          <table:table-row>
            <table:table-cell table:style-name="Table10.A2" office:value-type="string">
              <text:p text:style-name="P15">15</text:p>
            </table:table-cell>
            <table:table-cell table:style-name="Table10.A2" office:value-type="string">
              <text:p text:style-name="P10">22/mai</text:p>
            </table:table-cell>
            <table:table-cell table:style-name="Table10.C2" office:value-type="string">
              <text:p text:style-name="P10">in-line, interno e externo; comentários em javascript:</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o na linha e em bloco criação de variáveis em javascript;</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Cont Item 10 objeto document e método write; concatenação em javascript</text:p>
            </table:table-cell>
          </table:table-row>
          <table:table-row>
            <table:table-cell table:style-name="Table10.A2" office:value-type="string">
              <text:p text:style-name="P15">16</text:p>
            </table:table-cell>
            <table:table-cell table:style-name="Table10.A2" office:value-type="string">
              <text:p text:style-name="P10">29/mai</text:p>
            </table:table-cell>
            <table:table-cell table:style-name="Table10.C2" office:value-type="string">
              <text:p text:style-name="P10">objeto window e métodos</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Cont Item 10 (alert, open, prompt, close, comfirm) em javascript;</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operadores lógicos, aritméticos e relacionais em javascript</text:p>
            </table:table-cell>
          </table:table-row>
          <table:table-row>
            <table:table-cell table:style-name="Table10.A2" office:value-type="string">
              <text:p text:style-name="P15">17</text:p>
            </table:table-cell>
            <table:table-cell table:style-name="Table10.A2" office:value-type="string">
              <text:p text:style-name="P10">05/jun</text:p>
            </table:table-cell>
            <table:table-cell table:style-name="Table10.C2" office:value-type="string">
              <text:p text:style-name="P10">Bibliotecas javascript</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
            </table:table-cell>
          </table:table-row>
          <table:table-row>
            <table:table-cell table:style-name="Table10.A2" office:value-type="string">
              <text:p text:style-name="P15">18</text:p>
            </table:table-cell>
            <table:table-cell table:style-name="Table10.A2" office:value-type="string">
              <text:p text:style-name="P10">12/jun</text:p>
            </table:table-cell>
            <table:table-cell table:style-name="Table10.C2" office:value-type="string">
              <text:p text:style-name="P10">Conteúdo Item 11 Estruturas de Controle:</text:p>
            </table:table-cell>
          </table:table-row>
          <text:soft-page-break/>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Sequencial; Condicional; Repetição</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
            </table:table-cell>
          </table:table-row>
          <table:table-row>
            <table:table-cell table:style-name="Table10.A2" office:value-type="string">
              <text:p text:style-name="P15">19</text:p>
            </table:table-cell>
            <table:table-cell table:style-name="Table10.A2" office:value-type="string">
              <text:p text:style-name="P10">19/jun</text:p>
            </table:table-cell>
            <table:table-cell table:style-name="Table10.C2" office:value-type="string">
              <text:p text:style-name="P10">Conteúdo: Item 12. Utilização de funções pré-definidas e</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criação de funções em javascript</text:p>
            </table:table-cell>
          </table:table-row>
          <table:table-row>
            <table:table-cell table:style-name="Table10.A2" office:value-type="string">
              <text:p text:style-name="P15"/>
            </table:table-cell>
            <table:table-cell table:style-name="Table10.A2" office:value-type="string">
              <text:p text:style-name="P10"/>
            </table:table-cell>
            <table:table-cell table:style-name="Table10.C2" office:value-type="string">
              <text:p text:style-name="P10">Utilização de Métodos e Eventos em Javascript</text:p>
            </table:table-cell>
          </table:table-row>
          <table:table-row>
            <table:table-cell table:style-name="Table10.A23" office:value-type="string">
              <text:p text:style-name="P15">20</text:p>
            </table:table-cell>
            <table:table-cell table:style-name="Table10.B23" office:value-type="string">
              <text:p text:style-name="P10">26/jun</text:p>
            </table:table-cell>
            <table:table-cell table:style-name="Table10.C23" office:value-type="string">
              <text:p text:style-name="P10">14. Validação de Formulários em Javascript</text:p>
            </table:table-cell>
          </table:table-row>
        </table:table>
      </text:section>
      <text:list xml:id="list213548544362754" text:continue-numbering="true" text:style-name="OrgNumberedList">
        <text:list-item>
          <text:p text:style-name="P22"><text:bookmark-start text:name="OrgXref.orgheadline41"/><text:bookmark text:name="orgheadline41"/>TLBD1 <text:bookmark-end text:name="OrgXref.orgheadline41"/></text:p>
          <text:list text:style-name="OrgBulletedList">
            <text:list-item>
              <text:p text:style-name="P19">MER e DER do cadastro de usuários com relacionamento com papéis Cliente: Coodenador e Professor de TLBDI Agora não mais ó o MER, mas também o DER do banco de dados mostrando o relacionamento entre as tabelas chave primária etc. </text:p>
            </text:list-item>
          </text:list>
        </text:list-item>
      </text:list>
      <text:section text:style-name="Sect1" text:name="Section11">
        <table:table table:name="Table11" table:style-name="Table11">
          <table:table-column table:style-name="Table11.A"/>
          <table:table-column table:style-name="Table11.B" table:number-columns-repeated="2"/>
          <table:table-header-rows>
            <table:table-row>
              <table:table-cell table:style-name="Table11.A1" office:value-type="string">
                <text:p text:style-name="P13">Aula</text:p>
              </table:table-cell>
              <table:table-cell table:style-name="Table11.A1" office:value-type="string">
                <text:p text:style-name="P8">Data</text:p>
              </table:table-cell>
              <table:table-cell table:style-name="Table11.C1" office:value-type="string">
                <text:p text:style-name="P8">Conteúdos</text:p>
              </table:table-cell>
            </table:table-row>
          </table:table-header-rows>
          <table:table-row>
            <table:table-cell table:style-name="Table11.A2" office:value-type="string">
              <text:p text:style-name="P14">9</text:p>
            </table:table-cell>
            <table:table-cell table:style-name="Table11.A2" office:value-type="string">
              <text:p text:style-name="P9"><text:span text:style-name="OrgInactiveTimestamp">&lt;Abr 4, 2017&gt;</text:span></text:p>
            </table:table-cell>
            <table:table-cell table:style-name="Table11.C2" office:value-type="string">
              <text:p text:style-name="P9"/>
            </table:table-cell>
          </table:table-row>
          <table:table-row>
            <table:table-cell table:style-name="Table11.A2" office:value-type="string">
              <text:p text:style-name="P14">10</text:p>
            </table:table-cell>
            <table:table-cell table:style-name="Table11.A2" office:value-type="string">
              <text:p text:style-name="P9"><text:span text:style-name="OrgInactiveTimestamp">&lt;Abr 11, 2017&gt;</text:span></text:p>
            </table:table-cell>
            <table:table-cell table:style-name="Table11.C2" office:value-type="string">
              <text:p text:style-name="P9"/>
            </table:table-cell>
          </table:table-row>
          <table:table-row>
            <table:table-cell table:style-name="Table11.A2" office:value-type="string">
              <text:p text:style-name="P14">11</text:p>
            </table:table-cell>
            <table:table-cell table:style-name="Table11.A2" office:value-type="string">
              <text:p text:style-name="P9"><text:span text:style-name="OrgInactiveTimestamp">&lt;Abr 18, 2017&gt;</text:span></text:p>
            </table:table-cell>
            <table:table-cell table:style-name="Table11.C2" office:value-type="string">
              <text:p text:style-name="P9"/>
            </table:table-cell>
          </table:table-row>
          <table:table-row>
            <table:table-cell table:style-name="Table11.A2" office:value-type="string">
              <text:p text:style-name="P14">12</text:p>
            </table:table-cell>
            <table:table-cell table:style-name="Table11.A2" office:value-type="string">
              <text:p text:style-name="P9"><text:span text:style-name="OrgInactiveTimestamp">&lt;Abr 25, 2017&gt;</text:span></text:p>
            </table:table-cell>
            <table:table-cell table:style-name="Table11.C2" office:value-type="string">
              <text:p text:style-name="P9"/>
            </table:table-cell>
          </table:table-row>
          <table:table-row>
            <table:table-cell table:style-name="Table11.A2" office:value-type="string">
              <text:p text:style-name="P14">13</text:p>
            </table:table-cell>
            <table:table-cell table:style-name="Table11.A2" office:value-type="string">
              <text:p text:style-name="P9"><text:span text:style-name="OrgInactiveTimestamp">&lt;Mai 2, 2017&gt;</text:span></text:p>
            </table:table-cell>
            <table:table-cell table:style-name="Table11.C2" office:value-type="string">
              <text:p text:style-name="P9"/>
            </table:table-cell>
          </table:table-row>
          <table:table-row>
            <table:table-cell table:style-name="Table11.A2" office:value-type="string">
              <text:p text:style-name="P14">15</text:p>
            </table:table-cell>
            <table:table-cell table:style-name="Table11.A2" office:value-type="string">
              <text:p text:style-name="P9"><text:span text:style-name="OrgInactiveTimestamp">&lt;Mai 9, 2017&gt;</text:span></text:p>
            </table:table-cell>
            <table:table-cell table:style-name="Table11.C2" office:value-type="string">
              <text:p text:style-name="P9"/>
            </table:table-cell>
          </table:table-row>
          <table:table-row>
            <table:table-cell table:style-name="Table11.A2" office:value-type="string">
              <text:p text:style-name="P14">16</text:p>
            </table:table-cell>
            <table:table-cell table:style-name="Table11.A2" office:value-type="string">
              <text:p text:style-name="P9"><text:span text:style-name="OrgInactiveTimestamp">&lt;Mai 16, 2017&gt;</text:span></text:p>
            </table:table-cell>
            <table:table-cell table:style-name="Table11.C2" office:value-type="string">
              <text:p text:style-name="P9"/>
            </table:table-cell>
          </table:table-row>
          <table:table-row>
            <table:table-cell table:style-name="Table11.A2" office:value-type="string">
              <text:p text:style-name="P14">17</text:p>
            </table:table-cell>
            <table:table-cell table:style-name="Table11.A2" office:value-type="string">
              <text:p text:style-name="P9"><text:span text:style-name="OrgInactiveTimestamp">&lt;Mai 23, 2017&gt;</text:span></text:p>
            </table:table-cell>
            <table:table-cell table:style-name="Table11.C2" office:value-type="string">
              <text:p text:style-name="P9"/>
            </table:table-cell>
          </table:table-row>
          <table:table-row>
            <table:table-cell table:style-name="Table11.A2" office:value-type="string">
              <text:p text:style-name="P14">18</text:p>
            </table:table-cell>
            <table:table-cell table:style-name="Table11.A2" office:value-type="string">
              <text:p text:style-name="P9"><text:span text:style-name="OrgInactiveTimestamp">&lt;Mai 30, 2017&gt;</text:span></text:p>
            </table:table-cell>
            <table:table-cell table:style-name="Table11.C2" office:value-type="string">
              <text:p text:style-name="P9"/>
            </table:table-cell>
          </table:table-row>
          <table:table-row>
            <table:table-cell table:style-name="Table11.A2" office:value-type="string">
              <text:p text:style-name="P14">19</text:p>
            </table:table-cell>
            <table:table-cell table:style-name="Table11.A2" office:value-type="string">
              <text:p text:style-name="P9"><text:span text:style-name="OrgInactiveTimestamp">&lt;Jun 6, 2017&gt;</text:span></text:p>
            </table:table-cell>
            <table:table-cell table:style-name="Table11.C2" office:value-type="string">
              <text:p text:style-name="P9"/>
            </table:table-cell>
          </table:table-row>
          <table:table-row>
            <table:table-cell table:style-name="Table11.A2" office:value-type="string">
              <text:p text:style-name="P14">20</text:p>
            </table:table-cell>
            <table:table-cell table:style-name="Table11.A2" office:value-type="string">
              <text:p text:style-name="P9"><text:span text:style-name="OrgInactiveTimestamp">&lt;Jun 13, 2017&gt;</text:span></text:p>
            </table:table-cell>
            <table:table-cell table:style-name="Table11.C2" office:value-type="string">
              <text:p text:style-name="P9"/>
            </table:table-cell>
          </table:table-row>
          <table:table-row>
            <table:table-cell table:style-name="Table11.A2" office:value-type="string">
              <text:p text:style-name="P14">21</text:p>
            </table:table-cell>
            <table:table-cell table:style-name="Table11.A2" office:value-type="string">
              <text:p text:style-name="P9"><text:span text:style-name="OrgInactiveTimestamp">&lt;Jun 20, 2017&gt;</text:span></text:p>
            </table:table-cell>
            <table:table-cell table:style-name="Table11.C2" office:value-type="string">
              <text:p text:style-name="P9"/>
            </table:table-cell>
          </table:table-row>
          <table:table-row>
            <table:table-cell table:style-name="Table11.A14" office:value-type="string">
              <text:p text:style-name="OrgTableContentsRight">22</text:p>
            </table:table-cell>
            <table:table-cell table:style-name="Table11.B14" office:value-type="string">
              <text:p text:style-name="OrgTableContentsLeft"><text:span text:style-name="OrgInactiveTimestamp">&lt;Jun 27, 2017&gt;</text:span></text:p>
            </table:table-cell>
            <table:table-cell table:style-name="Table11.C14" office:value-type="string">
              <text:p text:style-name="OrgTableContentsLeft"/>
            </table:table-cell>
          </table:table-row>
        </table:table>
      </text:section>
      <text:list xml:id="list213548767141423" text:continue-numbering="true" text:style-name="OrgNumberedList">
        <text:list-item>
          <text:p text:style-name="P22"><text:bookmark-start text:name="OrgXref.orgheadline42"/><text:bookmark text:name="orgheadline42"/>LP <text:bookmark-end text:name="OrgXref.orgheadline42"/></text:p>
          <text:list text:style-name="OrgBulletedList">
            <text:list-item>
              <text:p text:style-name="P19">Lógica sobre login do usuários Cliente: Coodenador e Professor de LP Função login implementada em C++ que busca um objeto usuário em um array de usuários e retorna o usuário logado. Seria muito, mas muito importante mesmo que esse objeto usuário fosse implementado de acordo já com o diagrama de classes que o aluno modelou. Mesmo que ele faça isso em php depois ele já terá todos os conceitos pra realizar a tarefa em php orientado a objetos. </text:p>
            </text:list-item>
          </text:list>
          <text:p text:style-name="P22">Se possível, usar C++ e criar um objeto usuários de sistema e papel ou grupo de usuários </text:p>
        </text:list-item>
      </text:list>
      <text:section text:style-name="Sect1" text:name="Section12">
        <table:table table:name="Table12" table:style-name="Table12">
          <table:table-column table:style-name="Table12.A"/>
          <table:table-column table:style-name="Table12.B" table:number-columns-repeated="2"/>
          <table:table-header-rows>
            <table:table-row>
              <table:table-cell table:style-name="Table12.A1" office:value-type="string">
                <text:p text:style-name="P13">Aula</text:p>
              </table:table-cell>
              <table:table-cell table:style-name="Table12.A1" office:value-type="string">
                <text:p text:style-name="P8">Data</text:p>
              </table:table-cell>
              <table:table-cell table:style-name="Table12.C1" office:value-type="string">
                <text:p text:style-name="P8">Conteúdos</text:p>
              </table:table-cell>
            </table:table-row>
          </table:table-header-rows>
          <table:table-row>
            <table:table-cell table:style-name="Table12.A2" office:value-type="string">
              <text:p text:style-name="P14">9</text:p>
            </table:table-cell>
            <table:table-cell table:style-name="Table12.A2" office:value-type="string">
              <text:p text:style-name="P9"><text:span text:style-name="OrgInactiveTimestamp">&lt;Abr 5, 2017&gt;</text:span></text:p>
            </table:table-cell>
            <table:table-cell table:style-name="Table12.C2" office:value-type="string">
              <text:p text:style-name="P9">6. Comandos de Entrada, Processamento e Saída</text:p>
            </table:table-cell>
          </table:table-row>
          <table:table-row>
            <table:table-cell table:style-name="Table12.A2" office:value-type="string">
              <text:p text:style-name="P14"/>
            </table:table-cell>
            <table:table-cell table:style-name="Table12.A2" office:value-type="string">
              <text:p text:style-name="P9"><text:span text:style-name="OrgInactiveTimestamp">&lt;Abr 12, 2017&gt;</text:span></text:p>
            </table:table-cell>
            <table:table-cell table:style-name="Table12.C2" office:value-type="string">
              <text:p text:style-name="P9">7. Funções pré-definidas</text:p>
            </table:table-cell>
          </table:table-row>
          <table:table-row>
            <table:table-cell table:style-name="Table12.A2" office:value-type="string">
              <text:p text:style-name="P14"/>
            </table:table-cell>
            <table:table-cell table:style-name="Table12.A2" office:value-type="string">
              <text:p text:style-name="P9"><text:span text:style-name="OrgInactiveTimestamp">&lt;Abr 19, 2017&gt;</text:span></text:p>
            </table:table-cell>
            <table:table-cell table:style-name="Table12.C2" office:value-type="string">
              <text:p text:style-name="P9">8. Estruturas de Controle:</text:p>
            </table:table-cell>
          </table:table-row>
          <table:table-row>
            <table:table-cell table:style-name="Table12.A2" office:value-type="string">
              <text:p text:style-name="P14"/>
            </table:table-cell>
            <table:table-cell table:style-name="Table12.A2" office:value-type="string">
              <text:p text:style-name="P9"/>
            </table:table-cell>
            <table:table-cell table:style-name="Table12.C2" office:value-type="string">
              <text:p text:style-name="P9">Sequencial;</text:p>
            </table:table-cell>
          </table:table-row>
          <table:table-row>
            <table:table-cell table:style-name="Table12.A2" office:value-type="string">
              <text:p text:style-name="P14"/>
            </table:table-cell>
            <table:table-cell table:style-name="Table12.A2" office:value-type="string">
              <text:p text:style-name="P9"/>
            </table:table-cell>
            <table:table-cell table:style-name="Table12.C2" office:value-type="string">
              <text:p text:style-name="P9">Condicional;</text:p>
            </table:table-cell>
          </table:table-row>
          <table:table-row>
            <table:table-cell table:style-name="Table12.A2" office:value-type="string">
              <text:p text:style-name="P14"/>
            </table:table-cell>
            <table:table-cell table:style-name="Table12.A2" office:value-type="string">
              <text:p text:style-name="P9"/>
            </table:table-cell>
            <table:table-cell table:style-name="Table12.C2" office:value-type="string">
              <text:p text:style-name="P9">Repetição</text:p>
            </table:table-cell>
          </table:table-row>
          <table:table-row>
            <table:table-cell table:style-name="Table12.A2" office:value-type="string">
              <text:p text:style-name="P14"/>
            </table:table-cell>
            <table:table-cell table:style-name="Table12.A2" office:value-type="string">
              <text:p text:style-name="P9"><text:span text:style-name="OrgInactiveTimestamp">&lt;Abr 26, 2017&gt;</text:span></text:p>
            </table:table-cell>
            <table:table-cell table:style-name="Table12.C2" office:value-type="string">
              <text:p text:style-name="P9">9. Vetores e Matrizes</text:p>
            </table:table-cell>
          </table:table-row>
          <table:table-row>
            <table:table-cell table:style-name="Table12.A2" office:value-type="string">
              <text:p text:style-name="P14"/>
            </table:table-cell>
            <table:table-cell table:style-name="Table12.A2" office:value-type="string">
              <text:p text:style-name="P9"><text:span text:style-name="OrgInactiveTimestamp">&lt;Mai 3, 2017&gt;</text:span></text:p>
            </table:table-cell>
            <table:table-cell table:style-name="Table12.C2" office:value-type="string">
              <text:p text:style-name="P9"/>
            </table:table-cell>
          </table:table-row>
          <table:table-row>
            <table:table-cell table:style-name="Table12.A2" office:value-type="string">
              <text:p text:style-name="P14"/>
            </table:table-cell>
            <table:table-cell table:style-name="Table12.A2" office:value-type="string">
              <text:p text:style-name="P9"><text:span text:style-name="OrgInactiveTimestamp">&lt;Mai 10, 2017&gt;</text:span></text:p>
            </table:table-cell>
            <table:table-cell table:style-name="Table12.C2" office:value-type="string">
              <text:p text:style-name="P9"/>
            </table:table-cell>
          </table:table-row>
          <table:table-row>
            <table:table-cell table:style-name="Table12.A2" office:value-type="string">
              <text:p text:style-name="P14"/>
            </table:table-cell>
            <table:table-cell table:style-name="Table12.A2" office:value-type="string">
              <text:p text:style-name="P9"><text:span text:style-name="OrgInactiveTimestamp">&lt;Mai 17, 2017&gt;</text:span></text:p>
            </table:table-cell>
            <table:table-cell table:style-name="Table12.C2" office:value-type="string">
              <text:p text:style-name="P9"/>
            </table:table-cell>
          </table:table-row>
          <table:table-row>
            <table:table-cell table:style-name="Table12.A2" office:value-type="string">
              <text:p text:style-name="P14"/>
            </table:table-cell>
            <table:table-cell table:style-name="Table12.A2" office:value-type="string">
              <text:p text:style-name="P9"><text:span text:style-name="OrgInactiveTimestamp">&lt;Mai 24, 2017&gt;</text:span></text:p>
            </table:table-cell>
            <table:table-cell table:style-name="Table12.C2" office:value-type="string">
              <text:p text:style-name="P9"/>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Mai 31,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7,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14, 2017&gt;</text:span></text:p>
            </table:table-cell>
            <table:table-cell table:style-name="Table12.C2" office:value-type="string">
              <text:p text:style-name="OrgTableContentsLeft"/>
            </table:table-cell>
          </table:table-row>
          <table:table-row>
            <table:table-cell table:style-name="Table12.A2" office:value-type="string">
              <text:p text:style-name="OrgTableContentsRight"/>
            </table:table-cell>
            <table:table-cell table:style-name="Table12.A2" office:value-type="string">
              <text:p text:style-name="OrgTableContentsLeft"><text:span text:style-name="OrgInactiveTimestamp">&lt;Jun 21, 2017&gt;</text:span></text:p>
            </table:table-cell>
            <table:table-cell table:style-name="Table12.C2" office:value-type="string">
              <text:p text:style-name="OrgTableContentsLeft"/>
            </table:table-cell>
          </table:table-row>
          <table:table-row>
            <table:table-cell table:style-name="Table12.A17" office:value-type="string">
              <text:p text:style-name="OrgTableContentsRight"/>
            </table:table-cell>
            <table:table-cell table:style-name="Table12.B17" office:value-type="string">
              <text:p text:style-name="OrgTableContentsLeft"><text:span text:style-name="OrgInactiveTimestamp">&lt;Jun 28, 2017&gt;</text:span></text:p>
            </table:table-cell>
            <table:table-cell table:style-name="Table12.C17" office:value-type="string">
              <text:p text:style-name="OrgTableContentsLeft"/>
            </table:table-cell>
          </table:table-row>
        </table:table>
      </text:section>
      <text:list xml:id="list213548750517042" text:continue-numbering="true" text:style-name="OrgNumberedList">
        <text:list-item>
          <text:p text:style-name="P22"><text:bookmark-start text:name="OrgXref.orgheadline43"/><text:bookmark text:name="orgheadline43"/>GSO <text:bookmark-end text:name="OrgXref.orgheadline43"/></text:p>
          <text:list text:style-name="OrgBulletedList">
            <text:list-item>
              <text:p text:style-name="P19">Pesquisa no site para conhecer Cliente: Coodenador e Professor de GSO1 O aluno deverá ter sua conta ou no openshift ou no heroku com um servidor apache pra ele colocar as páginas que ele fez em TPI1. </text:p>
            </text:list-item>
          </text:list>
        </text:list-item>
      </text:list>
      <text:section text:style-name="Sect1" text:name="Section13">
        <table:table table:name="Table13" table:style-name="Table13">
          <table:table-column table:style-name="Table13.A"/>
          <table:table-column table:style-name="Table13.B" table:number-columns-repeated="2"/>
          <table:table-header-rows>
            <table:table-row>
              <table:table-cell table:style-name="Table13.A1" office:value-type="string">
                <text:p text:style-name="P13">Aula</text:p>
              </table:table-cell>
              <table:table-cell table:style-name="Table13.A1" office:value-type="string">
                <text:p text:style-name="P8">Data</text:p>
              </table:table-cell>
              <table:table-cell table:style-name="Table13.C1" office:value-type="string">
                <text:p text:style-name="P8">Conteúdos</text:p>
              </table:table-cell>
            </table:table-row>
          </table:table-header-rows>
          <table:table-row>
            <table:table-cell table:style-name="Table13.A2" office:value-type="string">
              <text:p text:style-name="P14">9</text:p>
            </table:table-cell>
            <table:table-cell table:style-name="Table13.A2" office:value-type="string">
              <text:p text:style-name="P9"><text:span text:style-name="OrgInactiveTimestamp">&lt;Abr 6,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Abr 13,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Abr 20,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Abr 27,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Mai 4,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Mai 11,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Mai 18,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Mai 25, 2017&gt;</text:span></text:p>
            </table:table-cell>
            <table:table-cell table:style-name="Table13.C2" office:value-type="string">
              <text:p text:style-name="P9"/>
            </table:table-cell>
          </table:table-row>
          <table:table-row>
            <table:table-cell table:style-name="Table13.A2" office:value-type="string">
              <text:p text:style-name="P14"/>
            </table:table-cell>
            <table:table-cell table:style-name="Table13.A2" office:value-type="string">
              <text:p text:style-name="P9"><text:span text:style-name="OrgInactiveTimestamp">&lt;Jun 1, 2017&gt;</text:span></text:p>
            </table:table-cell>
            <table:table-cell table:style-name="Table13.C2" office:value-type="string">
              <text:p text:style-name="P9"/>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8,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15, 2017&gt;</text:span></text:p>
            </table:table-cell>
            <table:table-cell table:style-name="Table13.C2" office:value-type="string">
              <text:p text:style-name="OrgTableContentsLeft"/>
            </table:table-cell>
          </table:table-row>
          <table:table-row>
            <table:table-cell table:style-name="Table13.A2" office:value-type="string">
              <text:p text:style-name="OrgTableContentsRight"/>
            </table:table-cell>
            <table:table-cell table:style-name="Table13.A2" office:value-type="string">
              <text:p text:style-name="OrgTableContentsLeft"><text:span text:style-name="OrgInactiveTimestamp">&lt;Jun 22, 2017&gt;</text:span></text:p>
            </table:table-cell>
            <table:table-cell table:style-name="Table13.C2" office:value-type="string">
              <text:p text:style-name="OrgTableContentsLeft"/>
            </table:table-cell>
          </table:table-row>
          <table:table-row>
            <table:table-cell table:style-name="Table13.A17" office:value-type="string">
              <text:p text:style-name="OrgTableContentsRight"/>
            </table:table-cell>
            <table:table-cell table:style-name="Table13.B17" office:value-type="string">
              <text:p text:style-name="OrgTableContentsLeft"><text:span text:style-name="OrgInactiveTimestamp">&lt;Jun 29, 2017&gt;</text:span></text:p>
            </table:table-cell>
            <table:table-cell table:style-name="Table13.C17" office:value-type="string">
              <text:p text:style-name="OrgTableContentsLeft"/>
            </table:table-cell>
          </table:table-row>
        </table:table>
      </text:section>
      <text:list xml:id="list213549888622623" text:continue-numbering="true" text:style-name="OrgNumberedList">
        <text:list-item>
          <text:p text:style-name="P22"><text:bookmark-start text:name="OrgXref.orgheadline44"/><text:bookmark text:name="orgheadline44"/>OSA <text:bookmark-end text:name="OrgXref.orgheadline44"/></text:p>
          <text:list text:style-name="OrgBulletedList">
            <text:list-item>
              <text:p text:style-name="P17">Texto Formatado com as informações do projeto Cliente: Coodenador e Professor de OSA </text:p>
            </text:list-item>
            <text:list-item>
              <text:p text:style-name="P17">Slides para apresentação do projeto Cliente: Coodenador e Professor de OSA O aluno deverá ter sua conta ou no openshift ou no heroku com um servidor apache pra ele colocar as páginas que ele fez em TPI1. </text:p>
              <text:list>
                <text:list-item>
                  <text:p text:style-name="P19">A própria apresentação do projeto poderia ser nas aulas de OSA </text:p>
                </text:list-item>
              </text:list>
            </text:list-item>
          </text:list>
        </text:list-item>
      </text:list>
      <text:section text:style-name="Sect2" text:name="Section14">
        <table:table table:name="Table14" table:style-name="Table14">
          <table:table-column table:style-name="Table14.A"/>
          <table:table-column table:style-name="Table14.B" table:number-columns-repeated="2"/>
          <table:table-header-rows>
            <table:table-row>
              <table:table-cell table:style-name="Table14.A1" office:value-type="string">
                <text:p text:style-name="P10">Aula</text:p>
              </table:table-cell>
              <table:table-cell table:style-name="Table14.A1" office:value-type="string">
                <text:p text:style-name="P11">Data</text:p>
              </table:table-cell>
              <table:table-cell table:style-name="Table14.C1" office:value-type="string">
                <text:p text:style-name="P10">Conteúdos</text:p>
              </table:table-cell>
            </table:table-row>
          </table:table-header-rows>
          <table:table-row>
            <table:table-cell table:style-name="Table14.A2" office:value-type="string">
              <text:p text:style-name="P10"/>
            </table:table-cell>
            <table:table-cell table:style-name="Table14.A2" office:value-type="string">
              <text:p text:style-name="P9"><text:span text:style-name="OrgInactiveTimestamp"><text:span text:style-name="T1">&lt;Abr 4,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Abr 11,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Abr 18,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Abr 25,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Mai 2,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Mai 9,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Mai 16,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Mai 23,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Mai 30,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Jun 6,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Jun 13, 2017&gt;</text:span></text:span></text:p>
            </table:table-cell>
            <table:table-cell table:style-name="Table14.C2" office:value-type="string">
              <text:p text:style-name="P10"/>
            </table:table-cell>
          </table:table-row>
          <table:table-row>
            <table:table-cell table:style-name="Table14.A2" office:value-type="string">
              <text:p text:style-name="P10"/>
            </table:table-cell>
            <table:table-cell table:style-name="Table14.A2" office:value-type="string">
              <text:p text:style-name="P9"><text:span text:style-name="OrgInactiveTimestamp"><text:span text:style-name="T1">&lt;Jun 20, 2017&gt;</text:span></text:span></text:p>
            </table:table-cell>
            <table:table-cell table:style-name="Table14.C2" office:value-type="string">
              <text:p text:style-name="P10"/>
            </table:table-cell>
          </table:table-row>
          <table:table-row>
            <table:table-cell table:style-name="Table14.A14" office:value-type="string">
              <text:p text:style-name="P10"/>
            </table:table-cell>
            <table:table-cell table:style-name="Table14.B14" office:value-type="string">
              <text:p text:style-name="P9"><text:span text:style-name="OrgInactiveTimestamp"><text:span text:style-name="T1">&lt;Jun 27, 2017&gt;</text:span></text:span></text:p>
            </table:table-cell>
            <table:table-cell table:style-name="Table14.C14" office:value-type="string">
              <text:p text:style-name="P10"/>
            </table:table-cell>
          </table:table-row>
        </table:table>
      </text:section>
      <text:list xml:id="list213548642816848" text:continue-numbering="true" text:style-name="OrgNumberedList">
        <text:list-item>
          <text:p text:style-name="P22"><text:bookmark-start text:name="OrgXref.orgheadline45"/><text:bookmark text:name="orgheadline45"/>Inglês Instrumental <text:bookmark-end text:name="OrgXref.orgheadline45"/></text:p>
        </text:list-item>
      </text:list>
      <text:section text:style-name="Sect1" text:name="Section15">
        <table:table table:name="Table15" table:style-name="Table15">
          <table:table-column table:style-name="Table15.A" table:number-columns-repeated="3"/>
          <table:table-header-rows>
            <table:table-row>
              <table:table-cell table:style-name="Table15.A1" office:value-type="string">
                <text:p text:style-name="P13">Aula</text:p>
              </table:table-cell>
              <table:table-cell table:style-name="Table15.A1" office:value-type="string">
                <text:p text:style-name="P8">Data</text:p>
              </table:table-cell>
              <table:table-cell table:style-name="Table15.C1" office:value-type="string">
                <text:p text:style-name="P8">Conteúdos</text:p>
              </table:table-cell>
            </table:table-row>
          </table:table-header-rows>
          <table:table-row>
            <table:table-cell table:style-name="Table15.A2" office:value-type="string">
              <text:p text:style-name="P14">9</text:p>
            </table:table-cell>
            <table:table-cell table:style-name="Table15.A2" office:value-type="string">
              <text:p text:style-name="P9"><text:span text:style-name="OrgInactiveTimestamp">&lt;Abr 7,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Abr 14,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Abr 21,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Abr 28,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Mai 5,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Mai 12,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Mai 19,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Mai 26, 2017&gt;</text:span></text:p>
            </table:table-cell>
            <table:table-cell table:style-name="Table15.C2" office:value-type="string">
              <text:p text:style-name="P9"/>
            </table:table-cell>
          </table:table-row>
          <table:table-row>
            <table:table-cell table:style-name="Table15.A2" office:value-type="string">
              <text:p text:style-name="P14"/>
            </table:table-cell>
            <table:table-cell table:style-name="Table15.A2" office:value-type="string">
              <text:p text:style-name="P9"><text:span text:style-name="OrgInactiveTimestamp">&lt;Jun 2, 2017&gt;</text:span></text:p>
            </table:table-cell>
            <table:table-cell table:style-name="Table15.C2" office:value-type="string">
              <text:p text:style-name="P9"/>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9,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15, 2017&gt;</text:span></text:p>
            </table:table-cell>
            <table:table-cell table:style-name="Table15.C2" office:value-type="string">
              <text:p text:style-name="OrgTableContentsLeft"/>
            </table:table-cell>
          </table:table-row>
          <table:table-row>
            <table:table-cell table:style-name="Table15.A2" office:value-type="string">
              <text:p text:style-name="OrgTableContentsRight"/>
            </table:table-cell>
            <table:table-cell table:style-name="Table15.A2" office:value-type="string">
              <text:p text:style-name="OrgTableContentsLeft"><text:span text:style-name="OrgInactiveTimestamp">&lt;Jun 23, 2017&gt;</text:span></text:p>
            </table:table-cell>
            <table:table-cell table:style-name="Table15.C2" office:value-type="string">
              <text:p text:style-name="OrgTableContentsLeft"/>
            </table:table-cell>
          </table:table-row>
          <table:table-row>
            <table:table-cell table:style-name="Table15.A17" office:value-type="string">
              <text:p text:style-name="OrgTableContentsRight"/>
            </table:table-cell>
            <table:table-cell table:style-name="Table15.B17" office:value-type="string">
              <text:p text:style-name="OrgTableContentsLeft"><text:span text:style-name="OrgInactiveTimestamp">&lt;Jun 30, 2017&gt;</text:span></text:p>
            </table:table-cell>
            <table:table-cell table:style-name="Table15.C17" office:value-type="string">
              <text:p text:style-name="OrgTableContentsLeft"/>
            </table:table-cell>
          </table:table-row>
        </table:table>
      </text:section>
      <text:h text:style-name="Heading_20_2" text:outline-level="2"><text:bookmark-start text:name="OrgXref.orgheadline55"/><text:bookmark-start text:name="__RefHeading___Toc7933_492198528"/><text:bookmark text:name="orgheadline55"/>Mais detalhes da Entrega 3 (Segundo Módulo / Primeiro Trimestre) <text:bookmark-end text:name="OrgXref.orgheadline55"/><text:bookmark-end text:name="__RefHeading___Toc7933_492198528"/></text:h>
      <text:p text:style-name="P2">Está previsto neste projeto que os alunos já tenham criado diagramas de classes já tenham criado objetos em LP É salutar considerar que em DS1 e PCI eles já tenham uma noção muito boa sobre Orientação a Objetos O projeto dos alunos depende muito de TPI2 e GSO2, principalmente. O projeto que avançar mais pode trabalhar no 3Modulo com a parte Web do Java e até em DS2. Quem sabe algum desses projetos não sejam utilizados no TCC? Neste caso a disciplina do TCC pode ter já um trabalho prévio que pode ser reutilizado. </text:p>
      <text:list xml:id="list170650217198549" text:style-name="OrgNumberedList">
        <text:list-item>
          <text:p text:style-name="P22"><text:bookmark-start text:name="OrgXref.orgheadline48"/><text:bookmark text:name="orgheadline48"/>TPI2 <text:bookmark-end text:name="OrgXref.orgheadline48"/></text:p>
        </text:list-item>
      </text:list>
      <text:section text:style-name="Sect1" text:name="Section16">
        <table:table table:name="Table16" table:style-name="Table16">
          <table:table-column table:style-name="Table16.A" table:number-columns-repeated="3"/>
          <table:table-row>
            <table:table-cell table:style-name="Table16.A1" office:value-type="string">
              <text:p text:style-name="OrgTableContentsLeft">Aula</text:p>
            </table:table-cell>
            <table:table-cell table:style-name="Table16.A1" office:value-type="string">
              <text:p text:style-name="OrgTableContentsLeft">Data</text:p>
            </table:table-cell>
            <table:table-cell table:style-name="Table16.A1" office:value-type="string">
              <text:p text:style-name="OrgTableContentsLeft">Conteúdos</text:p>
            </table:table-cell>
          </table:table-row>
          <table:table-row>
            <table:table-cell table:style-name="Table16.A2" office:value-type="string">
              <text:p text:style-name="OrgTableContentsLeft"/>
            </table:table-cell>
            <table:table-cell table:style-name="Table16.A2" office:value-type="string">
              <text:p text:style-name="OrgTableContentsLeft"/>
            </table:table-cell>
            <table:table-cell table:style-name="Table16.A2" office:value-type="string">
              <text:p text:style-name="OrgTableContentsLeft"/>
            </table:table-cell>
          </table:table-row>
        </table:table>
      </text:section>
      <text:list xml:id="list213549346211149" text:continue-numbering="true" text:style-name="OrgNumberedList">
        <text:list-item>
          <text:p text:style-name="P22"><text:bookmark-start text:name="OrgXref.orgheadline49"/><text:bookmark text:name="orgheadline49"/><text:soft-page-break/>GSO2 <text:bookmark-end text:name="OrgXref.orgheadline49"/></text:p>
        </text:list-item>
        <text:list-item>
          <text:p text:style-name="P22"><text:bookmark-start text:name="OrgXref.orgheadline50"/><text:bookmark text:name="orgheadline50"/>DS1 <text:bookmark-end text:name="OrgXref.orgheadline50"/></text:p>
        </text:list-item>
        <text:list-item>
          <text:p text:style-name="P22"><text:bookmark-start text:name="OrgXref.orgheadline51"/><text:bookmark text:name="orgheadline51"/>PC1 <text:bookmark-end text:name="OrgXref.orgheadline51"/></text:p>
        </text:list-item>
        <text:list-item>
          <text:p text:style-name="P22"><text:bookmark-start text:name="OrgXref.orgheadline52"/><text:bookmark text:name="orgheadline52"/>TLDB2 <text:bookmark-end text:name="OrgXref.orgheadline52"/></text:p>
        </text:list-item>
        <text:list-item>
          <text:p text:style-name="P22"><text:bookmark-start text:name="OrgXref.orgheadline53"/><text:bookmark text:name="orgheadline53"/>EI <text:bookmark-end text:name="OrgXref.orgheadline53"/></text:p>
        </text:list-item>
        <text:list-item>
          <text:p text:style-name="P22"><text:bookmark-start text:name="OrgXref.orgheadline54"/><text:bookmark text:name="orgheadline54"/>TOO <text:bookmark-end text:name="OrgXref.orgheadline54"/></text:p>
        </text:list-item>
      </text:list>
      <text:h text:style-name="Heading_20_2" text:outline-level="2"><text:bookmark-start text:name="OrgXref.orgheadline56"/><text:bookmark-start text:name="__RefHeading___Toc7935_492198528"/><text:bookmark text:name="orgheadline56"/>Mais detalhes da Entrega 4 (Segundo Módulo / Segundo Trimestre) <text:bookmark-end text:name="OrgXref.orgheadline56"/><text:bookmark-end text:name="__RefHeading___Toc7935_492198528"/></text:h>
      <text:h text:style-name="Heading_20_2" text:outline-level="2"><text:bookmark-start text:name="OrgXref.orgheadline57"/><text:bookmark-start text:name="__RefHeading___Toc7937_492198528"/><text:bookmark text:name="orgheadline57"/>Mais detalhes da Entrega 5 (Terceiro Módulo / Primeiro Trimestre) <text:bookmark-end text:name="OrgXref.orgheadline57"/><text:bookmark-end text:name="__RefHeading___Toc7937_492198528"/></text:h>
      <text:h text:style-name="Heading_20_2" text:outline-level="2"><text:bookmark-start text:name="OrgXref.orgheadline58"/><text:bookmark-start text:name="__RefHeading___Toc7939_492198528"/><text:bookmark text:name="orgheadline58"/>Mais detalhes da Entrega 6 (Terceiro Módulo / Segundo Trimestre) <text:bookmark-end text:name="OrgXref.orgheadline58"/><text:bookmark-end text:name="__RefHeading___Toc7939_492198528"/></text:h>
      <text:h text:style-name="Heading_20_1" text:outline-level="1"><text:bookmark-start text:name="OrgXref.orgheadline4"/><text:bookmark-start text:name="__RefHeading___Toc7941_492198528"/><text:bookmark text:name="orgheadline4"/>Cronograma geral Disciplinas/Conteúdos e Projeto Interdisciplinar <text:bookmark-end text:name="OrgXref.orgheadline4"/><text:bookmark-end text:name="__RefHeading___Toc7941_492198528"/></text:h>
      <text:section text:style-name="Sect3" text:name="Section17">
        <table:table table:name="Table17" table:style-name="Table17">
          <table:table-column table:style-name="Table17.A" table:number-columns-repeated="9"/>
          <table:table-header-rows>
            <table:table-row>
              <table:table-cell table:style-name="Table17.A1" office:value-type="string">
                <text:p text:style-name="P8">dia</text:p>
              </table:table-cell>
              <table:table-cell table:style-name="Table17.A1" office:value-type="string">
                <text:p text:style-name="P8"/>
              </table:table-cell>
              <table:table-cell table:style-name="Table17.C1" office:value-type="string">
                <text:p text:style-name="P8">TLBDI</text:p>
              </table:table-cell>
              <table:table-cell table:style-name="Table17.A1" office:value-type="string">
                <text:p text:style-name="P8">TPI1</text:p>
              </table:table-cell>
              <table:table-cell table:style-name="Table17.A1" office:value-type="string">
                <text:p text:style-name="P8">Fase</text:p>
              </table:table-cell>
              <table:table-cell table:style-name="Table17.A1" office:value-type="string">
                <text:p text:style-name="P8">AS</text:p>
              </table:table-cell>
              <table:table-cell table:style-name="Table17.A1" office:value-type="string">
                <text:p text:style-name="P8">LP</text:p>
              </table:table-cell>
              <table:table-cell table:style-name="Table17.A1" office:value-type="string">
                <text:p text:style-name="P8">obs</text:p>
              </table:table-cell>
              <table:table-cell table:style-name="Table17.I1" office:value-type="string">
                <text:p text:style-name="P8">Alunos-Entrega</text:p>
              </table:table-cell>
            </table:table-row>
          </table:table-header-rows>
          <table:table-row>
            <table:table-cell table:style-name="Table17.A2" office:value-type="string">
              <text:p text:style-name="P9">01/fev</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1</text:p>
            </table:table-cell>
            <table:table-cell table:style-name="Table17.A2" office:value-type="string">
              <text:p text:style-name="P9"/>
            </table:table-cell>
            <table:table-cell table:style-name="Table17.A2" office:value-type="string">
              <text:p text:style-name="P9">0-AprBases</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2/fev</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2</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3/fev</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2</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4/fev</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5/fev</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6/fev</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Bases e Item 1</text:p>
            </table:table-cell>
            <table:table-cell table:style-name="Table17.A2" office:value-type="string">
              <text:p text:style-name="P9"/>
            </table:table-cell>
            <table:table-cell table:style-name="Table17.A2" office:value-type="string">
              <text:p text:style-name="P9">1-Bases</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7/fev</text:p>
            </table:table-cell>
            <table:table-cell table:style-name="Table17.A2" office:value-type="string">
              <text:p text:style-name="P9">ter</text:p>
            </table:table-cell>
            <table:table-cell table:style-name="Table17.A2" office:value-type="string">
              <text:p text:style-name="P9">1-Base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8/fev</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1-Item1</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9/fev</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0/fev</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1/fev</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2/fev</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3/fev</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2-Item 2 e 3</text:p>
            </table:table-cell>
            <table:table-cell table:style-name="Table17.A2" office:value-type="string">
              <text:p text:style-name="P9"/>
            </table:table-cell>
            <table:table-cell table:style-name="Table17.A2" office:value-type="string">
              <text:p text:style-name="P9">2-Item3 e 4</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4/fev</text:p>
            </table:table-cell>
            <table:table-cell table:style-name="Table17.A2" office:value-type="string">
              <text:p text:style-name="P9">ter</text:p>
            </table:table-cell>
            <table:table-cell table:style-name="Table17.A2" office:value-type="string">
              <text:p text:style-name="P9">2-Item1 e 2</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5/fev</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2-Item1Cont</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6/fev</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7/fev</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ext:soft-page-break/>
          <table:table-row>
            <table:table-cell table:style-name="Table17.A2" office:value-type="string">
              <text:p text:style-name="P9">18/fev</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9/fev</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20/fev</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3-Item 4</text:p>
            </table:table-cell>
            <table:table-cell table:style-name="Table17.A2" office:value-type="string">
              <text:p text:style-name="P9"/>
            </table:table-cell>
            <table:table-cell table:style-name="Table17.A2" office:value-type="string">
              <text:p text:style-name="P9">3-Item4</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1/fev</text:p>
            </table:table-cell>
            <table:table-cell table:style-name="Table17.A2" office:value-type="string">
              <text:p text:style-name="P9">ter</text:p>
            </table:table-cell>
            <table:table-cell table:style-name="Table17.A2" office:value-type="string">
              <text:p text:style-name="P9">3-Item3 e 4</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2/fev</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3-Item2</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3/fev</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4/fev</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5/fev</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26/fev</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27/fev</text:p>
            </table:table-cell>
            <table:table-cell table:style-name="Table17.A2" office:value-type="string">
              <text:p text:style-name="P9">seg</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I2" office:value-type="string">
              <text:p text:style-name="P9"/>
            </table:table-cell>
          </table:table-row>
          <table:table-row>
            <table:table-cell table:style-name="Table17.A2" office:value-type="string">
              <text:p text:style-name="P9">28/fev</text:p>
            </table:table-cell>
            <table:table-cell table:style-name="Table17.A2" office:value-type="string">
              <text:p text:style-name="P9">ter</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I2" office:value-type="string">
              <text:p text:style-name="P9"/>
            </table:table-cell>
          </table:table-row>
          <table:table-row>
            <table:table-cell table:style-name="Table17.A2" office:value-type="string">
              <text:p text:style-name="P9">01/ma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4-Item3</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2/ma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3/ma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4/ma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5/ma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6/ma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4-Item 5</text:p>
            </table:table-cell>
            <table:table-cell table:style-name="Table17.A2" office:value-type="string">
              <text:p text:style-name="P9"/>
            </table:table-cell>
            <table:table-cell table:style-name="Table17.A2" office:value-type="string">
              <text:p text:style-name="P9">4-Item5</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7/mar</text:p>
            </table:table-cell>
            <table:table-cell table:style-name="Table17.A2" office:value-type="string">
              <text:p text:style-name="P9">ter</text:p>
            </table:table-cell>
            <table:table-cell table:style-name="Table17.A2" office:value-type="string">
              <text:p text:style-name="P9">4-Item4</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8/ma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5-Item4</text:p>
            </table:table-cell>
            <table:table-cell table:style-name="Table17.A2" office:value-type="string">
              <text:p text:style-name="P9"/>
            </table:table-cell>
            <table:table-cell table:style-name="Table17.I2" office:value-type="string">
              <text:p text:style-name="P9"/>
            </table:table-cell>
          </table:table-row>
          <text:soft-page-break/>
          <table:table-row>
            <table:table-cell table:style-name="Table17.A2" office:value-type="string">
              <text:p text:style-name="P9">09/ma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0/ma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1/ma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2/ma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3/ma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5-Item 6</text:p>
            </table:table-cell>
            <table:table-cell table:style-name="Table17.A2" office:value-type="string">
              <text:p text:style-name="P9"/>
            </table:table-cell>
            <table:table-cell table:style-name="Table17.A2" office:value-type="string">
              <text:p text:style-name="P9">5-Item5</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4/mar</text:p>
            </table:table-cell>
            <table:table-cell table:style-name="Table17.A2" office:value-type="string">
              <text:p text:style-name="P9">ter</text:p>
            </table:table-cell>
            <table:table-cell table:style-name="Table17.A2" office:value-type="string">
              <text:p text:style-name="P9">5-Item4</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5/ma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6-Item5</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6/ma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7/ma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8/ma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9/ma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20/ma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6-Item 9</text:p>
            </table:table-cell>
            <table:table-cell table:style-name="Table17.A2" office:value-type="string">
              <text:p text:style-name="P9"/>
            </table:table-cell>
            <table:table-cell table:style-name="Table17.A2" office:value-type="string">
              <text:p text:style-name="P9">6-Item10</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1/mar</text:p>
            </table:table-cell>
            <table:table-cell table:style-name="Table17.A2" office:value-type="string">
              <text:p text:style-name="P9">ter</text:p>
            </table:table-cell>
            <table:table-cell table:style-name="Table17.A2" office:value-type="string">
              <text:p text:style-name="P9">Projeto</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2/ma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7-Item6</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3/ma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4/ma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5/mar</text:p>
            </table:table-cell>
            <table:table-cell table:style-name="Table17.A2" office:value-type="string">
              <text:p text:style-name="P9">sáb</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6/mar</text:p>
            </table:table-cell>
            <table:table-cell table:style-name="Table17.A2" office:value-type="string">
              <text:p text:style-name="P9">dom</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7/ma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7 projeto</text:p>
            </table:table-cell>
            <table:table-cell table:style-name="Table17.A2" office:value-type="string">
              <text:p text:style-name="P9"/>
            </table:table-cell>
            <table:table-cell table:style-name="Table17.A2" office:value-type="string">
              <text:p text:style-name="P9">7-Item10</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Entrega1</text:p>
            </table:table-cell>
          </table:table-row>
          <text:soft-page-break/>
          <table:table-row>
            <table:table-cell table:style-name="Table17.A2" office:value-type="string">
              <text:p text:style-name="P9">28/mar</text:p>
            </table:table-cell>
            <table:table-cell table:style-name="Table17.A2" office:value-type="string">
              <text:p text:style-name="P9">ter</text:p>
            </table:table-cell>
            <table:table-cell table:style-name="Table17.A2" office:value-type="string">
              <text:p text:style-name="P9">Projeto</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9/ma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30/ma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31/ma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1/ab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2/ab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3/ab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8 Revisao HTML/CSS</text:p>
            </table:table-cell>
            <table:table-cell table:style-name="Table17.A2" office:value-type="string">
              <text:p text:style-name="P9"/>
            </table:table-cell>
            <table:table-cell table:style-name="Table17.A2" office:value-type="string">
              <text:p text:style-name="P9">8</text:p>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4/abr</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5/ab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6/ab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7/ab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8/ab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09/ab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0/ab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9 Revisao HTML/CS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1/abr</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2/ab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3/ab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4/ab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Feriado</text:p>
            </table:table-cell>
            <table:table-cell table:style-name="Table17.A2" office:value-type="string">
              <text:p text:style-name="P9"/>
            </table:table-cell>
            <table:table-cell table:style-name="Table17.A2" office:value-type="string">
              <text:p text:style-name="P9">FE</text:p>
            </table:table-cell>
            <table:table-cell table:style-name="Table17.I2" office:value-type="string">
              <text:p text:style-name="P9"/>
            </table:table-cell>
          </table:table-row>
          <text:soft-page-break/>
          <table:table-row>
            <table:table-cell table:style-name="Table17.A2" office:value-type="string">
              <text:p text:style-name="P9">15/ab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S</text:p>
            </table:table-cell>
            <table:table-cell table:style-name="Table17.I2" office:value-type="string">
              <text:p text:style-name="P9"/>
            </table:table-cell>
          </table:table-row>
          <table:table-row>
            <table:table-cell table:style-name="Table17.A2" office:value-type="string">
              <text:p text:style-name="P9">16/ab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S</text:p>
            </table:table-cell>
            <table:table-cell table:style-name="Table17.I2" office:value-type="string">
              <text:p text:style-name="P9"/>
            </table:table-cell>
          </table:table-row>
          <table:table-row>
            <table:table-cell table:style-name="Table17.A2" office:value-type="string">
              <text:p text:style-name="P9">17/ab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0 Elabor HomePage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8/abr</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9/ab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0/ab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1/ab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FE</text:p>
            </table:table-cell>
            <table:table-cell table:style-name="Table17.I2" office:value-type="string">
              <text:p text:style-name="P9"/>
            </table:table-cell>
          </table:table-row>
          <table:table-row>
            <table:table-cell table:style-name="Table17.A2" office:value-type="string">
              <text:p text:style-name="P9">22/ab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3/ab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4/abr</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1 Elabor HomePage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5/abr</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6/abr</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7/abr</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8/abr</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9/abr</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30/abr</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1/mai</text:p>
            </table:table-cell>
            <table:table-cell table:style-name="Table17.A2" office:value-type="string">
              <text:p text:style-name="P9">seg</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text:p>
            </table:table-cell>
            <table:table-cell table:style-name="Table17.I2" office:value-type="string">
              <text:p text:style-name="P9"/>
            </table:table-cell>
          </table:table-row>
          <text:soft-page-break/>
          <table:table-row>
            <table:table-cell table:style-name="Table17.A2" office:value-type="string">
              <text:p text:style-name="P9">02/mai</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FS</text:p>
            </table:table-cell>
            <table:table-cell table:style-name="Table17.I2" office:value-type="string">
              <text:p text:style-name="P9"/>
            </table:table-cell>
          </table:table-row>
          <table:table-row>
            <table:table-cell table:style-name="Table17.A2" office:value-type="string">
              <text:p text:style-name="P9">03/mai</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FS</text:p>
            </table:table-cell>
            <table:table-cell table:style-name="Table17.I2" office:value-type="string">
              <text:p text:style-name="P9"/>
            </table:table-cell>
          </table:table-row>
          <table:table-row>
            <table:table-cell table:style-name="Table17.A2" office:value-type="string">
              <text:p text:style-name="P9">04/mai</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5/mai</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6/mai</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7/mai</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8/mai</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2 Elabor HomePage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9/mai</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0/mai</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1/mai</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2/mai</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3/mai</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4/mai</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5/mai</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3 Item 10</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6/mai</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7/mai</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8/mai</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9/mai</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ext:soft-page-break/>
          <table:table-row>
            <table:table-cell table:style-name="Table17.A2" office:value-type="string">
              <text:p text:style-name="P9">20/mai</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1/mai</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2/mai</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4 Item 10 Cont</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3/mai</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4/mai</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5/mai</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6/mai</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7/mai</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8/mai</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9/mai</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5 Item 10 Cont</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30/mai</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31/mai</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1/jun</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2/jun</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3/jun</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4/jun</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5/jun</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6 Bibliotecas Js</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6/jun</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ext:soft-page-break/>
          <table:table-row>
            <table:table-cell table:style-name="Table17.A2" office:value-type="string">
              <text:p text:style-name="P9">07/jun</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8/jun</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09/jun</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0/jun</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1/jun</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2/jun</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7 Item 11</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3/jun</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4/jun</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15/jun</text:p>
            </table:table-cell>
            <table:table-cell table:style-name="Table17.A2" office:value-type="string">
              <text:p text:style-name="P9">qui</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I2" office:value-type="string">
              <text:p text:style-name="P9"/>
            </table:table-cell>
          </table:table-row>
          <table:table-row>
            <table:table-cell table:style-name="Table17.A2" office:value-type="string">
              <text:p text:style-name="P9">16/jun</text:p>
            </table:table-cell>
            <table:table-cell table:style-name="Table17.A2" office:value-type="string">
              <text:p text:style-name="P9">sex</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A2" office:value-type="string">
              <text:p text:style-name="P9">Feriado</text:p>
            </table:table-cell>
            <table:table-cell table:style-name="Table17.I2" office:value-type="string">
              <text:p text:style-name="P9"/>
            </table:table-cell>
          </table:table-row>
          <table:table-row>
            <table:table-cell table:style-name="Table17.A2" office:value-type="string">
              <text:p text:style-name="P9">17/jun</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8/jun</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19/jun</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8 item 12</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0/jun</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1/jun</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2/jun</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3/jun</text:p>
            </table:table-cell>
            <table:table-cell table:style-name="Table17.A2" office:value-type="string">
              <text:p text:style-name="P9">sex</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4/jun</text:p>
            </table:table-cell>
            <table:table-cell table:style-name="Table17.A2" office:value-type="string">
              <text:p text:style-name="P9">sáb</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ext:soft-page-break/>
          <table:table-row>
            <table:table-cell table:style-name="Table17.A2" office:value-type="string">
              <text:p text:style-name="P9">25/jun</text:p>
            </table:table-cell>
            <table:table-cell table:style-name="Table17.A2" office:value-type="string">
              <text:p text:style-name="P9">dom</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
            </table:table-cell>
            <table:table-cell table:style-name="Table17.A2" office:value-type="string">
              <text:p text:style-name="P9">FimSemana</text:p>
            </table:table-cell>
            <table:table-cell table:style-name="Table17.A2" office:value-type="string">
              <text:p text:style-name="P9">FimSemana</text:p>
            </table:table-cell>
            <table:table-cell table:style-name="Table17.A2" office:value-type="string">
              <text:p text:style-name="P9">FimSemana</text:p>
            </table:table-cell>
            <table:table-cell table:style-name="Table17.I2" office:value-type="string">
              <text:p text:style-name="P9"/>
            </table:table-cell>
          </table:table-row>
          <table:table-row>
            <table:table-cell table:style-name="Table17.A2" office:value-type="string">
              <text:p text:style-name="P9">26/jun</text:p>
            </table:table-cell>
            <table:table-cell table:style-name="Table17.A2" office:value-type="string">
              <text:p text:style-name="P9">seg</text:p>
            </table:table-cell>
            <table:table-cell table:style-name="Table17.A2" office:value-type="string">
              <text:p text:style-name="P9"/>
            </table:table-cell>
            <table:table-cell table:style-name="Table17.A2" office:value-type="string">
              <text:p text:style-name="P9">19 Item 14</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7/jun</text:p>
            </table:table-cell>
            <table:table-cell table:style-name="Table17.A2" office:value-type="string">
              <text:p text:style-name="P9">ter</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8/jun</text:p>
            </table:table-cell>
            <table:table-cell table:style-name="Table17.A2" office:value-type="string">
              <text:p text:style-name="P9">qua</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2" office:value-type="string">
              <text:p text:style-name="P9">29/jun</text:p>
            </table:table-cell>
            <table:table-cell table:style-name="Table17.A2" office:value-type="string">
              <text:p text:style-name="P9">qui</text:p>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A2" office:value-type="string">
              <text:p text:style-name="P9"/>
            </table:table-cell>
            <table:table-cell table:style-name="Table17.I2" office:value-type="string">
              <text:p text:style-name="P9"/>
            </table:table-cell>
          </table:table-row>
          <table:table-row>
            <table:table-cell table:style-name="Table17.A151" office:value-type="string">
              <text:p text:style-name="P9">30/jun</text:p>
            </table:table-cell>
            <table:table-cell table:style-name="Table17.H151" office:value-type="string">
              <text:p text:style-name="P9">sex</text:p>
            </table:table-cell>
            <table:table-cell table:style-name="Table17.H151" office:value-type="string">
              <text:p text:style-name="P9"/>
            </table:table-cell>
            <table:table-cell table:style-name="Table17.H151" office:value-type="string">
              <text:p text:style-name="P9"/>
            </table:table-cell>
            <table:table-cell table:style-name="Table17.H151" office:value-type="string">
              <text:p text:style-name="P9"/>
            </table:table-cell>
            <table:table-cell table:style-name="Table17.H151" office:value-type="string">
              <text:p text:style-name="P9"/>
            </table:table-cell>
            <table:table-cell table:style-name="Table17.H151" office:value-type="string">
              <text:p text:style-name="P9"/>
            </table:table-cell>
            <table:table-cell table:style-name="Table17.H151" office:value-type="string">
              <text:p text:style-name="P9"/>
            </table:table-cell>
            <table:table-cell table:style-name="Table17.I151" office:value-type="string">
              <text:p text:style-name="P9"/>
            </table:table-cell>
          </table:table-row>
        </table:table>
      </text:section>
      <text:p text:style-name="Text_20_body">FS=Fim de Semana FE=Feri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gner &amp; Jeferson</meta:initial-creator>
    <dc:date>2017-02-16T21:35:48.156213844</dc:date>
    <meta:creation-date>2017-01-20T17:06:11</meta:creation-date>
    <meta:generator><a href="http://www.gnu.org/software/emacs/">Emacs</a>LibreOffice/5.0.6.2$Linux_X86_64 LibreOffice_project/00$Build-2<a href="http://orgmode.org">Org</a> mode 8.3.2)</meta:generator>
    <meta:keyword/>
    <dc:subject/>
    <dc:title>Projeto Interdisciplinar</dc:title>
    <meta:editing-duration>PT27M37S</meta:editing-duration>
    <meta:editing-cycles>33</meta:editing-cycles>
    <meta:document-statistic meta:table-count="17" meta:image-count="0" meta:object-count="0" meta:page-count="39" meta:paragraph-count="1188" meta:word-count="6356" meta:character-count="38724" meta:non-whitespace-character-count="33472"/>
  </office:meta>
</office:document-meta>
</file>